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test_behavior_cloning_using_exp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isode 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63" calcext:value-type="float">
            <text:p>163</text:p>
          </table:table-cell>
          <table:table-cell office:value-type="float" office:value="0.329883466470866" calcext:value-type="float">
            <text:p>0.3298834665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pisode 16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62" calcext:value-type="float">
            <text:p>62</text:p>
          </table:table-cell>
          <table:table-cell office:value-type="float" office:value="0.0683277763985402" calcext:value-type="float">
            <text:p>0.0683277764</text:p>
          </table:table-cell>
          <table:table-cell/>
          <table:table-cell office:value-type="string" calcext:value-type="string">
            <text:p>mean imp vel</text:p>
          </table:table-cell>
          <table:table-cell table:formula="of:=AVERAGE([.F40:.F500])" office:value-type="float" office:value="0.188878783545747" calcext:value-type="float">
            <text:p>0.1888787835</text:p>
          </table:table-cell>
        </table:table-row>
        <table:table-row table:style-name="ro1">
          <table:table-cell office:value-type="string" calcext:value-type="string">
            <text:p>episode 1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295" calcext:value-type="float">
            <text:p>295</text:p>
          </table:table-cell>
          <table:table-cell office:value-type="float" office:value="0.114554584828648" calcext:value-type="float">
            <text:p>0.1145545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09" calcext:value-type="float">
            <text:p>109</text:p>
          </table:table-cell>
          <table:table-cell office:value-type="float" office:value="0.102797635777048" calcext:value-type="float">
            <text:p>0.1027976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96" calcext:value-type="float">
            <text:p>96</text:p>
          </table:table-cell>
          <table:table-cell office:value-type="float" office:value="0.11453131076042" calcext:value-type="float">
            <text:p>0.1145313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09" calcext:value-type="float">
            <text:p>109</text:p>
          </table:table-cell>
          <table:table-cell office:value-type="float" office:value="0.0904333153381032" calcext:value-type="float">
            <text:p>0.0904333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65" calcext:value-type="float">
            <text:p>65</text:p>
          </table:table-cell>
          <table:table-cell office:value-type="float" office:value="0.44408696020966" calcext:value-type="float">
            <text:p>0.4440869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55" calcext:value-type="float">
            <text:p>155</text:p>
          </table:table-cell>
          <table:table-cell office:value-type="float" office:value="1.01194025372025" calcext:value-type="float">
            <text:p>1.011940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4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45" calcext:value-type="float">
            <text:p>45</text:p>
          </table:table-cell>
          <table:table-cell office:value-type="float" office:value="0.440899184217098" calcext:value-type="float">
            <text:p>0.4408991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5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82" calcext:value-type="float">
            <text:p>182</text:p>
          </table:table-cell>
          <table:table-cell office:value-type="float" office:value="0.202640859660521" calcext:value-type="float">
            <text:p>0.2026408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office:value-type="float" office:value="0.182795988904623" calcext:value-type="float">
            <text:p>0.182795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76" calcext:value-type="float">
            <text:p>176</text:p>
          </table:table-cell>
          <table:table-cell office:value-type="float" office:value="0.195299906124875" calcext:value-type="float">
            <text:p>0.1952999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6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33" calcext:value-type="float">
            <text:p>133</text:p>
          </table:table-cell>
          <table:table-cell office:value-type="float" office:value="0.0764460889660157" calcext:value-type="float">
            <text:p>0.076446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36" calcext:value-type="float">
            <text:p>136</text:p>
          </table:table-cell>
          <table:table-cell office:value-type="float" office:value="0.245634130543673" calcext:value-type="float">
            <text:p>0.245634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3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57" calcext:value-type="float">
            <text:p>57</text:p>
          </table:table-cell>
          <table:table-cell office:value-type="float" office:value="0.12383422288508" calcext:value-type="float">
            <text:p>0.1238342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3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11" calcext:value-type="float">
            <text:p>111</text:p>
          </table:table-cell>
          <table:table-cell office:value-type="float" office:value="0.108793503864613" calcext:value-type="float">
            <text:p>0.1087935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3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51" calcext:value-type="float">
            <text:p>51</text:p>
          </table:table-cell>
          <table:table-cell office:value-type="float" office:value="0.642646684496775" calcext:value-type="float">
            <text:p>0.6426466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7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office:value-type="float" office:value="0.146603324355068" calcext:value-type="float">
            <text:p>0.146603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8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10" calcext:value-type="float">
            <text:p>110</text:p>
          </table:table-cell>
          <table:table-cell office:value-type="float" office:value="0.864360295327113" calcext:value-type="float">
            <text:p>0.864360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office:value-type="float" office:value="0.161214789148501" calcext:value-type="float">
            <text:p>0.161214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1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office:value-type="float" office:value="0.187456113437241" calcext:value-type="float">
            <text:p>0.187456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34" calcext:value-type="float">
            <text:p>134</text:p>
          </table:table-cell>
          <table:table-cell office:value-type="float" office:value="0.442456819398789" calcext:value-type="float">
            <text:p>0.4424568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8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261" calcext:value-type="float">
            <text:p>261</text:p>
          </table:table-cell>
          <table:table-cell office:value-type="float" office:value="0.14840981145932" calcext:value-type="float">
            <text:p>0.1484098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23" calcext:value-type="float">
            <text:p>123</text:p>
          </table:table-cell>
          <table:table-cell office:value-type="float" office:value="0.17518308551808" calcext:value-type="float">
            <text:p>0.1751830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4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office:value-type="float" office:value="1.26272613087917" calcext:value-type="float">
            <text:p>1.262726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47" calcext:value-type="float">
            <text:p>47</text:p>
          </table:table-cell>
          <table:table-cell office:value-type="float" office:value="0.0695188787470169" calcext:value-type="float">
            <text:p>0.0695188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99" calcext:value-type="float">
            <text:p>99</text:p>
          </table:table-cell>
          <table:table-cell office:value-type="float" office:value="0.12647678074952" calcext:value-type="float">
            <text:p>0.1264767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6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209" calcext:value-type="float">
            <text:p>209</text:p>
          </table:table-cell>
          <table:table-cell office:value-type="float" office:value="0.701492416211913" calcext:value-type="float">
            <text:p>0.701492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223" calcext:value-type="float">
            <text:p>223</text:p>
          </table:table-cell>
          <table:table-cell office:value-type="float" office:value="0.431374431629932" calcext:value-type="float">
            <text:p>0.4313744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4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office:value-type="float" office:value="0.0902073627051703" calcext:value-type="float">
            <text:p>0.0902073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2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office:value-type="float" office:value="4.12280736749619" calcext:value-type="float">
            <text:p>4.1228073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8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17" calcext:value-type="float">
            <text:p>117</text:p>
          </table:table-cell>
          <table:table-cell office:value-type="float" office:value="0.146589678243956" calcext:value-type="float">
            <text:p>0.1465896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5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50" calcext:value-type="float">
            <text:p>50</text:p>
          </table:table-cell>
          <table:table-cell office:value-type="float" office:value="0.121489750423951" calcext:value-type="float">
            <text:p>0.121489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1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38" calcext:value-type="float">
            <text:p>38</text:p>
          </table:table-cell>
          <table:table-cell office:value-type="float" office:value="0.0588948414493817" calcext:value-type="float">
            <text:p>0.058894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9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94" calcext:value-type="float">
            <text:p>94</text:p>
          </table:table-cell>
          <table:table-cell office:value-type="float" office:value="0.0540426616549627" calcext:value-type="float">
            <text:p>0.0540426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4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office:value-type="float" office:value="0.0742890521908812" calcext:value-type="float">
            <text:p>0.0742890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140" calcext:value-type="float">
            <text:p>140</text:p>
          </table:table-cell>
          <table:table-cell office:value-type="float" office:value="0.0491138199555152" calcext:value-type="float">
            <text:p>0.0491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1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office:value-type="float" office:value="0.0296991347212128" calcext:value-type="float">
            <text:p>0.0296991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00</text:p>
          </table:table-cell>
          <table:table-cell office:value-type="string" calcext:value-type="string">
            <text:p><text:s/>reward</text:p>
          </table:table-cell>
          <table:table-cell office:value-type="float" office:value="-100" calcext:value-type="float">
            <text:p>-100,</text:p>
          </table:table-cell>
          <table:table-cell office:value-type="string" calcext:value-type="string">
            <text:p><text:s/>steps</text:p>
          </table:table-cell>
          <table:table-cell office:value-type="float" office:value="239" calcext:value-type="float">
            <text:p>239</text:p>
          </table:table-cell>
          <table:table-cell office:value-type="float" office:value="0.107171160118087" calcext:value-type="float">
            <text:p>0.1071711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8</text:p>
          </table:table-cell>
          <table:table-cell office:value-type="string" calcext:value-type="string">
            <text:p><text:s/>reward</text:p>
          </table:table-cell>
          <table:table-cell office:value-type="float" office:value="20.09" calcext:value-type="float">
            <text:p>20.09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497760078875107" calcext:value-type="float">
            <text:p>0.49776007887510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4</text:p>
          </table:table-cell>
          <table:table-cell office:value-type="string" calcext:value-type="string">
            <text:p><text:s/>reward</text:p>
          </table:table-cell>
          <table:table-cell office:value-type="float" office:value="20.552" calcext:value-type="float">
            <text:p>20.552,</text:p>
          </table:table-cell>
          <table:table-cell office:value-type="string" calcext:value-type="string">
            <text:p><text:s/>steps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486575184457845" calcext:value-type="float">
            <text:p>0.4865751844578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3</text:p>
          </table:table-cell>
          <table:table-cell office:value-type="string" calcext:value-type="string">
            <text:p><text:s/>reward</text:p>
          </table:table-cell>
          <table:table-cell office:value-type="float" office:value="20.954" calcext:value-type="float">
            <text:p>20.954,</text:p>
          </table:table-cell>
          <table:table-cell office:value-type="string" calcext:value-type="string">
            <text:p><text:s/>steps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0.47724066600968" calcext:value-type="float">
            <text:p>0.477240666009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7</text:p>
          </table:table-cell>
          <table:table-cell office:value-type="string" calcext:value-type="string">
            <text:p><text:s/>reward</text:p>
          </table:table-cell>
          <table:table-cell office:value-type="float" office:value="21.026" calcext:value-type="float">
            <text:p>21.026,</text:p>
          </table:table-cell>
          <table:table-cell office:value-type="string" calcext:value-type="string">
            <text:p><text:s/>steps</text:p>
          </table:table-cell>
          <table:table-cell office:value-type="float" office:value="149" calcext:value-type="float">
            <text:p>149</text:p>
          </table:table-cell>
          <table:table-cell table:style-name="ce1" office:value-type="float" office:value="0.475609031711706" calcext:value-type="float">
            <text:p>0.4756090317117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4</text:p>
          </table:table-cell>
          <table:table-cell office:value-type="string" calcext:value-type="string">
            <text:p><text:s/>reward</text:p>
          </table:table-cell>
          <table:table-cell office:value-type="float" office:value="22.83" calcext:value-type="float">
            <text:p>22.83,</text:p>
          </table:table-cell>
          <table:table-cell office:value-type="string" calcext:value-type="string">
            <text:p><text:s/>steps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0.438029407297673" calcext:value-type="float">
            <text:p>0.4380294072976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0</text:p>
          </table:table-cell>
          <table:table-cell office:value-type="string" calcext:value-type="string">
            <text:p><text:s/>reward</text:p>
          </table:table-cell>
          <table:table-cell office:value-type="float" office:value="23.508" calcext:value-type="float">
            <text:p>23.508,</text:p>
          </table:table-cell>
          <table:table-cell office:value-type="string" calcext:value-type="string">
            <text:p><text:s/>steps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.425391471305758" calcext:value-type="float">
            <text:p>0.42539147130575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8</text:p>
          </table:table-cell>
          <table:table-cell office:value-type="string" calcext:value-type="string">
            <text:p><text:s/>reward</text:p>
          </table:table-cell>
          <table:table-cell office:value-type="float" office:value="23.859" calcext:value-type="float">
            <text:p>23.859,</text:p>
          </table:table-cell>
          <table:table-cell office:value-type="string" calcext:value-type="string">
            <text:p><text:s/>steps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.419124275606268" calcext:value-type="float">
            <text:p>0.4191242756062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6</text:p>
          </table:table-cell>
          <table:table-cell office:value-type="string" calcext:value-type="string">
            <text:p><text:s/>reward</text:p>
          </table:table-cell>
          <table:table-cell office:value-type="float" office:value="24.257" calcext:value-type="float">
            <text:p>24.257,</text:p>
          </table:table-cell>
          <table:table-cell office:value-type="string" calcext:value-type="string">
            <text:p><text:s/>steps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0.412252215757807" calcext:value-type="float">
            <text:p>0.41225221575780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6</text:p>
          </table:table-cell>
          <table:table-cell office:value-type="string" calcext:value-type="string">
            <text:p><text:s/>reward</text:p>
          </table:table-cell>
          <table:table-cell office:value-type="float" office:value="25.837" calcext:value-type="float">
            <text:p>25.837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387048899936424" calcext:value-type="float">
            <text:p>0.38704889993642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6</text:p>
          </table:table-cell>
          <table:table-cell office:value-type="string" calcext:value-type="string">
            <text:p><text:s/>reward</text:p>
          </table:table-cell>
          <table:table-cell office:value-type="float" office:value="26.538" calcext:value-type="float">
            <text:p>26.538,</text:p>
          </table:table-cell>
          <table:table-cell office:value-type="string" calcext:value-type="string">
            <text:p><text:s/>steps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0.376818532812164" calcext:value-type="float">
            <text:p>0.3768185328121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2</text:p>
          </table:table-cell>
          <table:table-cell office:value-type="string" calcext:value-type="string">
            <text:p><text:s/>reward</text:p>
          </table:table-cell>
          <table:table-cell office:value-type="float" office:value="26.742" calcext:value-type="float">
            <text:p>26.742,</text:p>
          </table:table-cell>
          <table:table-cell office:value-type="string" calcext:value-type="string">
            <text:p><text:s/>steps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373939650701791" calcext:value-type="float">
            <text:p>0.3739396507017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7</text:p>
          </table:table-cell>
          <table:table-cell office:value-type="string" calcext:value-type="string">
            <text:p><text:s/>reward</text:p>
          </table:table-cell>
          <table:table-cell office:value-type="float" office:value="26.956" calcext:value-type="float">
            <text:p>26.956,</text:p>
          </table:table-cell>
          <table:table-cell office:value-type="string" calcext:value-type="string">
            <text:p><text:s/>steps</text:p>
          </table:table-cell>
          <table:table-cell office:value-type="float" office:value="341" calcext:value-type="float">
            <text:p>341</text:p>
          </table:table-cell>
          <table:table-cell table:style-name="ce1" office:value-type="float" office:value="0.370975609486432" calcext:value-type="float">
            <text:p>0.3709756094864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8</text:p>
          </table:table-cell>
          <table:table-cell office:value-type="string" calcext:value-type="string">
            <text:p><text:s/>reward</text:p>
          </table:table-cell>
          <table:table-cell office:value-type="float" office:value="27.863" calcext:value-type="float">
            <text:p>27.863,</text:p>
          </table:table-cell>
          <table:table-cell office:value-type="string" calcext:value-type="string">
            <text:p><text:s/>steps</text:p>
          </table:table-cell>
          <table:table-cell office:value-type="float" office:value="425" calcext:value-type="float">
            <text:p>425</text:p>
          </table:table-cell>
          <table:table-cell table:style-name="ce1" office:value-type="float" office:value="0.358901940805696" calcext:value-type="float">
            <text:p>0.3589019408056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1</text:p>
          </table:table-cell>
          <table:table-cell office:value-type="string" calcext:value-type="string">
            <text:p><text:s/>reward</text:p>
          </table:table-cell>
          <table:table-cell office:value-type="float" office:value="27.975" calcext:value-type="float">
            <text:p>27.975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357460647818621" calcext:value-type="float">
            <text:p>0.35746064781862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6</text:p>
          </table:table-cell>
          <table:table-cell office:value-type="string" calcext:value-type="string">
            <text:p><text:s/>reward</text:p>
          </table:table-cell>
          <table:table-cell office:value-type="float" office:value="28.027" calcext:value-type="float">
            <text:p>28.027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0.356799498053606" calcext:value-type="float">
            <text:p>0.3567994980536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4</text:p>
          </table:table-cell>
          <table:table-cell office:value-type="string" calcext:value-type="string">
            <text:p><text:s/>reward</text:p>
          </table:table-cell>
          <table:table-cell office:value-type="float" office:value="28.04" calcext:value-type="float">
            <text:p>28.04,</text:p>
          </table:table-cell>
          <table:table-cell office:value-type="string" calcext:value-type="string">
            <text:p><text:s/>steps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356633221640941" calcext:value-type="float">
            <text:p>0.35663322164094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7</text:p>
          </table:table-cell>
          <table:table-cell office:value-type="string" calcext:value-type="string">
            <text:p><text:s/>reward</text:p>
          </table:table-cell>
          <table:table-cell office:value-type="float" office:value="28.818" calcext:value-type="float">
            <text:p>28.818,</text:p>
          </table:table-cell>
          <table:table-cell office:value-type="string" calcext:value-type="string">
            <text:p><text:s/>steps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.3470094960882" calcext:value-type="float">
            <text:p>0.347009496088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2</text:p>
          </table:table-cell>
          <table:table-cell office:value-type="string" calcext:value-type="string">
            <text:p><text:s/>reward</text:p>
          </table:table-cell>
          <table:table-cell office:value-type="float" office:value="28.991" calcext:value-type="float">
            <text:p>28.991,</text:p>
          </table:table-cell>
          <table:table-cell office:value-type="string" calcext:value-type="string">
            <text:p><text:s/>steps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0.344939674336793" calcext:value-type="float">
            <text:p>0.34493967433679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8</text:p>
          </table:table-cell>
          <table:table-cell office:value-type="string" calcext:value-type="string">
            <text:p><text:s/>reward</text:p>
          </table:table-cell>
          <table:table-cell office:value-type="float" office:value="29.064" calcext:value-type="float">
            <text:p>29.064,</text:p>
          </table:table-cell>
          <table:table-cell office:value-type="string" calcext:value-type="string">
            <text:p><text:s/>steps</text:p>
          </table:table-cell>
          <table:table-cell office:value-type="float" office:value="181" calcext:value-type="float">
            <text:p>181</text:p>
          </table:table-cell>
          <table:table-cell table:style-name="ce1" office:value-type="float" office:value="0.34406610547939" calcext:value-type="float">
            <text:p>0.3440661054793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6</text:p>
          </table:table-cell>
          <table:table-cell office:value-type="string" calcext:value-type="string">
            <text:p><text:s/>reward</text:p>
          </table:table-cell>
          <table:table-cell office:value-type="float" office:value="29.2" calcext:value-type="float">
            <text:p>29.2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34246438444347" calcext:value-type="float">
            <text:p>0.3424643844434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3</text:p>
          </table:table-cell>
          <table:table-cell office:value-type="string" calcext:value-type="string">
            <text:p><text:s/>reward</text:p>
          </table:table-cell>
          <table:table-cell office:value-type="float" office:value="29.244" calcext:value-type="float">
            <text:p>29.244,</text:p>
          </table:table-cell>
          <table:table-cell office:value-type="string" calcext:value-type="string">
            <text:p><text:s/>steps</text:p>
          </table:table-cell>
          <table:table-cell office:value-type="float" office:value="241" calcext:value-type="float">
            <text:p>241</text:p>
          </table:table-cell>
          <table:table-cell table:style-name="ce1" office:value-type="float" office:value="0.341954201600938" calcext:value-type="float">
            <text:p>0.34195420160093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7</text:p>
          </table:table-cell>
          <table:table-cell office:value-type="string" calcext:value-type="string">
            <text:p><text:s/>reward</text:p>
          </table:table-cell>
          <table:table-cell office:value-type="float" office:value="29.72" calcext:value-type="float">
            <text:p>29.72,</text:p>
          </table:table-cell>
          <table:table-cell office:value-type="string" calcext:value-type="string">
            <text:p><text:s/>steps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0.336476448566483" calcext:value-type="float">
            <text:p>0.3364764485664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9</text:p>
          </table:table-cell>
          <table:table-cell office:value-type="string" calcext:value-type="string">
            <text:p><text:s/>reward</text:p>
          </table:table-cell>
          <table:table-cell office:value-type="float" office:value="30.103" calcext:value-type="float">
            <text:p>30.103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332190108086303" calcext:value-type="float">
            <text:p>0.3321901080863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1</text:p>
          </table:table-cell>
          <table:table-cell office:value-type="string" calcext:value-type="string">
            <text:p><text:s/>reward</text:p>
          </table:table-cell>
          <table:table-cell office:value-type="float" office:value="30.212" calcext:value-type="float">
            <text:p>30.212,</text:p>
          </table:table-cell>
          <table:table-cell office:value-type="string" calcext:value-type="string">
            <text:p><text:s/>steps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0.330993718374213" calcext:value-type="float">
            <text:p>0.3309937183742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8</text:p>
          </table:table-cell>
          <table:table-cell office:value-type="string" calcext:value-type="string">
            <text:p><text:s/>reward</text:p>
          </table:table-cell>
          <table:table-cell office:value-type="float" office:value="30.243" calcext:value-type="float">
            <text:p>30.243,</text:p>
          </table:table-cell>
          <table:table-cell office:value-type="string" calcext:value-type="string">
            <text:p><text:s/>steps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0.330649898685449" calcext:value-type="float">
            <text:p>0.33064989868544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4</text:p>
          </table:table-cell>
          <table:table-cell office:value-type="string" calcext:value-type="string">
            <text:p><text:s/>reward</text:p>
          </table:table-cell>
          <table:table-cell office:value-type="float" office:value="30.525" calcext:value-type="float">
            <text:p>30.525,</text:p>
          </table:table-cell>
          <table:table-cell office:value-type="string" calcext:value-type="string">
            <text:p><text:s/>steps</text:p>
          </table:table-cell>
          <table:table-cell office:value-type="float" office:value="327" calcext:value-type="float">
            <text:p>327</text:p>
          </table:table-cell>
          <table:table-cell table:style-name="ce1" office:value-type="float" office:value="0.327598315567794" calcext:value-type="float">
            <text:p>0.3275983155677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7</text:p>
          </table:table-cell>
          <table:table-cell office:value-type="string" calcext:value-type="string">
            <text:p><text:s/>reward</text:p>
          </table:table-cell>
          <table:table-cell office:value-type="float" office:value="30.561" calcext:value-type="float">
            <text:p>30.561,</text:p>
          </table:table-cell>
          <table:table-cell office:value-type="string" calcext:value-type="string">
            <text:p><text:s/>steps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327215849885869" calcext:value-type="float">
            <text:p>0.32721584988586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</text:p>
          </table:table-cell>
          <table:table-cell office:value-type="string" calcext:value-type="string">
            <text:p><text:s/>reward</text:p>
          </table:table-cell>
          <table:table-cell office:value-type="float" office:value="30.691" calcext:value-type="float">
            <text:p>30.691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325827856654932" calcext:value-type="float">
            <text:p>0.3258278566549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5</text:p>
          </table:table-cell>
          <table:table-cell office:value-type="string" calcext:value-type="string">
            <text:p><text:s/>reward</text:p>
          </table:table-cell>
          <table:table-cell office:value-type="float" office:value="30.711" calcext:value-type="float">
            <text:p>30.711,</text:p>
          </table:table-cell>
          <table:table-cell office:value-type="string" calcext:value-type="string">
            <text:p><text:s/>steps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325616392639088" calcext:value-type="float">
            <text:p>0.3256163926390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8</text:p>
          </table:table-cell>
          <table:table-cell office:value-type="string" calcext:value-type="string">
            <text:p><text:s/>reward</text:p>
          </table:table-cell>
          <table:table-cell office:value-type="float" office:value="30.784" calcext:value-type="float">
            <text:p>30.784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324844296179618" calcext:value-type="float">
            <text:p>0.32484429617961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1</text:p>
          </table:table-cell>
          <table:table-cell office:value-type="string" calcext:value-type="string">
            <text:p><text:s/>reward</text:p>
          </table:table-cell>
          <table:table-cell office:value-type="float" office:value="30.938" calcext:value-type="float">
            <text:p>30.938,</text:p>
          </table:table-cell>
          <table:table-cell office:value-type="string" calcext:value-type="string">
            <text:p><text:s/>steps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0.323225757962602" calcext:value-type="float">
            <text:p>0.3232257579626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0</text:p>
          </table:table-cell>
          <table:table-cell office:value-type="string" calcext:value-type="string">
            <text:p><text:s/>reward</text:p>
          </table:table-cell>
          <table:table-cell office:value-type="float" office:value="31.195" calcext:value-type="float">
            <text:p>31.195,</text:p>
          </table:table-cell>
          <table:table-cell office:value-type="string" calcext:value-type="string">
            <text:p><text:s/>steps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0.320563235144675" calcext:value-type="float">
            <text:p>0.3205632351446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1</text:p>
          </table:table-cell>
          <table:table-cell office:value-type="string" calcext:value-type="string">
            <text:p><text:s/>reward</text:p>
          </table:table-cell>
          <table:table-cell office:value-type="float" office:value="31.327" calcext:value-type="float">
            <text:p>31.327,</text:p>
          </table:table-cell>
          <table:table-cell office:value-type="string" calcext:value-type="string">
            <text:p><text:s/>steps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0.319211175909224" calcext:value-type="float">
            <text:p>0.31921117590922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5</text:p>
          </table:table-cell>
          <table:table-cell office:value-type="string" calcext:value-type="string">
            <text:p><text:s/>reward</text:p>
          </table:table-cell>
          <table:table-cell office:value-type="float" office:value="31.518" calcext:value-type="float">
            <text:p>31.518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3172774897625" calcext:value-type="float">
            <text:p>0.317277489762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4</text:p>
          </table:table-cell>
          <table:table-cell office:value-type="string" calcext:value-type="string">
            <text:p><text:s/>reward</text:p>
          </table:table-cell>
          <table:table-cell office:value-type="float" office:value="31.529" calcext:value-type="float">
            <text:p>31.529,</text:p>
          </table:table-cell>
          <table:table-cell office:value-type="string" calcext:value-type="string">
            <text:p><text:s/>steps</text:p>
          </table:table-cell>
          <table:table-cell office:value-type="float" office:value="186" calcext:value-type="float">
            <text:p>186</text:p>
          </table:table-cell>
          <table:table-cell table:style-name="ce1" office:value-type="float" office:value="0.317169801458039" calcext:value-type="float">
            <text:p>0.31716980145803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7</text:p>
          </table:table-cell>
          <table:table-cell office:value-type="string" calcext:value-type="string">
            <text:p><text:s/>reward</text:p>
          </table:table-cell>
          <table:table-cell office:value-type="float" office:value="31.922" calcext:value-type="float">
            <text:p>31.922,</text:p>
          </table:table-cell>
          <table:table-cell office:value-type="string" calcext:value-type="string">
            <text:p><text:s/>steps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0.313267123184664" calcext:value-type="float">
            <text:p>0.3132671231846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8</text:p>
          </table:table-cell>
          <table:table-cell office:value-type="string" calcext:value-type="string">
            <text:p><text:s/>reward</text:p>
          </table:table-cell>
          <table:table-cell office:value-type="float" office:value="31.936" calcext:value-type="float">
            <text:p>31.936,</text:p>
          </table:table-cell>
          <table:table-cell office:value-type="string" calcext:value-type="string">
            <text:p><text:s/>steps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313128680572321" calcext:value-type="float">
            <text:p>0.31312868057232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2</text:p>
          </table:table-cell>
          <table:table-cell office:value-type="string" calcext:value-type="string">
            <text:p><text:s/>reward</text:p>
          </table:table-cell>
          <table:table-cell office:value-type="float" office:value="32.002" calcext:value-type="float">
            <text:p>32.002,</text:p>
          </table:table-cell>
          <table:table-cell office:value-type="string" calcext:value-type="string">
            <text:p><text:s/>steps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0.31248408657425" calcext:value-type="float">
            <text:p>0.3124840865742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3</text:p>
          </table:table-cell>
          <table:table-cell office:value-type="string" calcext:value-type="string">
            <text:p><text:s/>reward</text:p>
          </table:table-cell>
          <table:table-cell office:value-type="float" office:value="32.691" calcext:value-type="float">
            <text:p>32.691,</text:p>
          </table:table-cell>
          <table:table-cell office:value-type="string" calcext:value-type="string">
            <text:p><text:s/>steps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0.305892133115719" calcext:value-type="float">
            <text:p>0.30589213311571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9</text:p>
          </table:table-cell>
          <table:table-cell office:value-type="string" calcext:value-type="string">
            <text:p><text:s/>reward</text:p>
          </table:table-cell>
          <table:table-cell office:value-type="float" office:value="32.819" calcext:value-type="float">
            <text:p>32.819,</text:p>
          </table:table-cell>
          <table:table-cell office:value-type="string" calcext:value-type="string">
            <text:p><text:s/>steps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30470513673797" calcext:value-type="float">
            <text:p>0.3047051367379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2</text:p>
          </table:table-cell>
          <table:table-cell office:value-type="string" calcext:value-type="string">
            <text:p><text:s/>reward</text:p>
          </table:table-cell>
          <table:table-cell office:value-type="float" office:value="32.851" calcext:value-type="float">
            <text:p>32.851,</text:p>
          </table:table-cell>
          <table:table-cell office:value-type="string" calcext:value-type="string">
            <text:p><text:s/>steps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30440914116669" calcext:value-type="float">
            <text:p>0.3044091411666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3</text:p>
          </table:table-cell>
          <table:table-cell office:value-type="string" calcext:value-type="string">
            <text:p><text:s/>reward</text:p>
          </table:table-cell>
          <table:table-cell office:value-type="float" office:value="32.858" calcext:value-type="float">
            <text:p>32.858,</text:p>
          </table:table-cell>
          <table:table-cell office:value-type="string" calcext:value-type="string">
            <text:p><text:s/>steps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0.304335601365615" calcext:value-type="float">
            <text:p>0.30433560136561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9</text:p>
          </table:table-cell>
          <table:table-cell office:value-type="string" calcext:value-type="string">
            <text:p><text:s/>reward</text:p>
          </table:table-cell>
          <table:table-cell office:value-type="float" office:value="32.913" calcext:value-type="float">
            <text:p>32.913,</text:p>
          </table:table-cell>
          <table:table-cell office:value-type="string" calcext:value-type="string">
            <text:p><text:s/>steps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0.303834668410357" calcext:value-type="float">
            <text:p>0.3038346684103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9</text:p>
          </table:table-cell>
          <table:table-cell office:value-type="string" calcext:value-type="string">
            <text:p><text:s/>reward</text:p>
          </table:table-cell>
          <table:table-cell office:value-type="float" office:value="32.936" calcext:value-type="float">
            <text:p>32.936,</text:p>
          </table:table-cell>
          <table:table-cell office:value-type="string" calcext:value-type="string">
            <text:p><text:s/>steps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0.303616692210467" calcext:value-type="float">
            <text:p>0.3036166922104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3</text:p>
          </table:table-cell>
          <table:table-cell office:value-type="string" calcext:value-type="string">
            <text:p><text:s/>reward</text:p>
          </table:table-cell>
          <table:table-cell office:value-type="float" office:value="33.526" calcext:value-type="float">
            <text:p>33.526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298277605962971" calcext:value-type="float">
            <text:p>0.2982776059629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9</text:p>
          </table:table-cell>
          <table:table-cell office:value-type="string" calcext:value-type="string">
            <text:p><text:s/>reward</text:p>
          </table:table-cell>
          <table:table-cell office:value-type="float" office:value="34.05" calcext:value-type="float">
            <text:p>34.05,</text:p>
          </table:table-cell>
          <table:table-cell office:value-type="string" calcext:value-type="string">
            <text:p><text:s/>steps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0.293684676286912" calcext:value-type="float">
            <text:p>0.2936846762869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8</text:p>
          </table:table-cell>
          <table:table-cell office:value-type="string" calcext:value-type="string">
            <text:p><text:s/>reward</text:p>
          </table:table-cell>
          <table:table-cell office:value-type="float" office:value="34.18" calcext:value-type="float">
            <text:p>34.18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292566528391367" calcext:value-type="float">
            <text:p>0.2925665283913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9</text:p>
          </table:table-cell>
          <table:table-cell office:value-type="string" calcext:value-type="string">
            <text:p><text:s/>reward</text:p>
          </table:table-cell>
          <table:table-cell office:value-type="float" office:value="34.256" calcext:value-type="float">
            <text:p>34.256,</text:p>
          </table:table-cell>
          <table:table-cell office:value-type="string" calcext:value-type="string">
            <text:p><text:s/>steps</text:p>
          </table:table-cell>
          <table:table-cell office:value-type="float" office:value="252" calcext:value-type="float">
            <text:p>252</text:p>
          </table:table-cell>
          <table:table-cell table:style-name="ce1" office:value-type="float" office:value="0.291923587253544" calcext:value-type="float">
            <text:p>0.29192358725354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6</text:p>
          </table:table-cell>
          <table:table-cell office:value-type="string" calcext:value-type="string">
            <text:p><text:s/>reward</text:p>
          </table:table-cell>
          <table:table-cell office:value-type="float" office:value="34.264" calcext:value-type="float">
            <text:p>34.264,</text:p>
          </table:table-cell>
          <table:table-cell office:value-type="string" calcext:value-type="string">
            <text:p><text:s/>steps</text:p>
          </table:table-cell>
          <table:table-cell office:value-type="float" office:value="178" calcext:value-type="float">
            <text:p>178</text:p>
          </table:table-cell>
          <table:table-cell table:style-name="ce1" office:value-type="float" office:value="0.291855283076092" calcext:value-type="float">
            <text:p>0.29185528307609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7</text:p>
          </table:table-cell>
          <table:table-cell office:value-type="string" calcext:value-type="string">
            <text:p><text:s/>reward</text:p>
          </table:table-cell>
          <table:table-cell office:value-type="float" office:value="34.731" calcext:value-type="float">
            <text:p>34.731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0.287925275356882" calcext:value-type="float">
            <text:p>0.28792527535688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2</text:p>
          </table:table-cell>
          <table:table-cell office:value-type="string" calcext:value-type="string">
            <text:p><text:s/>reward</text:p>
          </table:table-cell>
          <table:table-cell office:value-type="float" office:value="34.772" calcext:value-type="float">
            <text:p>34.772,</text:p>
          </table:table-cell>
          <table:table-cell office:value-type="string" calcext:value-type="string">
            <text:p><text:s/>steps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28758995667225" calcext:value-type="float">
            <text:p>0.2875899566722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0</text:p>
          </table:table-cell>
          <table:table-cell office:value-type="string" calcext:value-type="string">
            <text:p><text:s/>reward</text:p>
          </table:table-cell>
          <table:table-cell office:value-type="float" office:value="34.837" calcext:value-type="float">
            <text:p>34.837,</text:p>
          </table:table-cell>
          <table:table-cell office:value-type="string" calcext:value-type="string">
            <text:p><text:s/>steps</text:p>
          </table:table-cell>
          <table:table-cell office:value-type="float" office:value="285" calcext:value-type="float">
            <text:p>285</text:p>
          </table:table-cell>
          <table:table-cell table:style-name="ce1" office:value-type="float" office:value="0.287052060107165" calcext:value-type="float">
            <text:p>0.2870520601071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7</text:p>
          </table:table-cell>
          <table:table-cell office:value-type="string" calcext:value-type="string">
            <text:p><text:s/>reward</text:p>
          </table:table-cell>
          <table:table-cell office:value-type="float" office:value="34.862" calcext:value-type="float">
            <text:p>34.862,</text:p>
          </table:table-cell>
          <table:table-cell office:value-type="string" calcext:value-type="string">
            <text:p><text:s/>steps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0.286849124550184" calcext:value-type="float">
            <text:p>0.2868491245501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3</text:p>
          </table:table-cell>
          <table:table-cell office:value-type="string" calcext:value-type="string">
            <text:p><text:s/>reward</text:p>
          </table:table-cell>
          <table:table-cell office:value-type="float" office:value="34.914" calcext:value-type="float">
            <text:p>34.914,</text:p>
          </table:table-cell>
          <table:table-cell office:value-type="string" calcext:value-type="string">
            <text:p><text:s/>steps</text:p>
          </table:table-cell>
          <table:table-cell office:value-type="float" office:value="152" calcext:value-type="float">
            <text:p>152</text:p>
          </table:table-cell>
          <table:table-cell table:style-name="ce1" office:value-type="float" office:value="0.286421697654404" calcext:value-type="float">
            <text:p>0.2864216976544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0</text:p>
          </table:table-cell>
          <table:table-cell office:value-type="string" calcext:value-type="string">
            <text:p><text:s/>reward</text:p>
          </table:table-cell>
          <table:table-cell office:value-type="float" office:value="35.112" calcext:value-type="float">
            <text:p>35.112,</text:p>
          </table:table-cell>
          <table:table-cell office:value-type="string" calcext:value-type="string">
            <text:p><text:s/>steps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0.284805281649554" calcext:value-type="float">
            <text:p>0.2848052816495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2</text:p>
          </table:table-cell>
          <table:table-cell office:value-type="string" calcext:value-type="string">
            <text:p><text:s/>reward</text:p>
          </table:table-cell>
          <table:table-cell office:value-type="float" office:value="35.183" calcext:value-type="float">
            <text:p>35.183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284228133502245" calcext:value-type="float">
            <text:p>0.2842281335022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4</text:p>
          </table:table-cell>
          <table:table-cell office:value-type="string" calcext:value-type="string">
            <text:p><text:s/>reward</text:p>
          </table:table-cell>
          <table:table-cell office:value-type="float" office:value="35.394" calcext:value-type="float">
            <text:p>35.394,</text:p>
          </table:table-cell>
          <table:table-cell office:value-type="string" calcext:value-type="string">
            <text:p><text:s/>steps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0.282535610726402" calcext:value-type="float">
            <text:p>0.2825356107264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3</text:p>
          </table:table-cell>
          <table:table-cell office:value-type="string" calcext:value-type="string">
            <text:p><text:s/>reward</text:p>
          </table:table-cell>
          <table:table-cell office:value-type="float" office:value="35.728" calcext:value-type="float">
            <text:p>35.728,</text:p>
          </table:table-cell>
          <table:table-cell office:value-type="string" calcext:value-type="string">
            <text:p><text:s/>steps</text:p>
          </table:table-cell>
          <table:table-cell office:value-type="float" office:value="167" calcext:value-type="float">
            <text:p>167</text:p>
          </table:table-cell>
          <table:table-cell table:style-name="ce1" office:value-type="float" office:value="0.279890461730119" calcext:value-type="float">
            <text:p>0.27989046173011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9</text:p>
          </table:table-cell>
          <table:table-cell office:value-type="string" calcext:value-type="string">
            <text:p><text:s/>reward</text:p>
          </table:table-cell>
          <table:table-cell office:value-type="float" office:value="35.93" calcext:value-type="float">
            <text:p>35.93,</text:p>
          </table:table-cell>
          <table:table-cell office:value-type="string" calcext:value-type="string">
            <text:p><text:s/>steps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278322329631866" calcext:value-type="float">
            <text:p>0.27832232963186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4</text:p>
          </table:table-cell>
          <table:table-cell office:value-type="string" calcext:value-type="string">
            <text:p><text:s/>reward</text:p>
          </table:table-cell>
          <table:table-cell office:value-type="float" office:value="35.984" calcext:value-type="float">
            <text:p>35.984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0.277898532997778" calcext:value-type="float">
            <text:p>0.2778985329977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7</text:p>
          </table:table-cell>
          <table:table-cell office:value-type="string" calcext:value-type="string">
            <text:p><text:s/>reward</text:p>
          </table:table-cell>
          <table:table-cell office:value-type="float" office:value="36.223" calcext:value-type="float">
            <text:p>36.223,</text:p>
          </table:table-cell>
          <table:table-cell office:value-type="string" calcext:value-type="string">
            <text:p><text:s/>steps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0.276066771259416" calcext:value-type="float">
            <text:p>0.27606677125941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6</text:p>
          </table:table-cell>
          <table:table-cell office:value-type="string" calcext:value-type="string">
            <text:p><text:s/>reward</text:p>
          </table:table-cell>
          <table:table-cell office:value-type="float" office:value="36.367" calcext:value-type="float">
            <text:p>36.367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274975114341629" calcext:value-type="float">
            <text:p>0.2749751143416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</text:p>
          </table:table-cell>
          <table:table-cell office:value-type="string" calcext:value-type="string">
            <text:p><text:s/>reward</text:p>
          </table:table-cell>
          <table:table-cell office:value-type="float" office:value="36.597" calcext:value-type="float">
            <text:p>36.597,</text:p>
          </table:table-cell>
          <table:table-cell office:value-type="string" calcext:value-type="string">
            <text:p><text:s/>steps</text:p>
          </table:table-cell>
          <table:table-cell office:value-type="float" office:value="204" calcext:value-type="float">
            <text:p>204</text:p>
          </table:table-cell>
          <table:table-cell table:style-name="ce1" office:value-type="float" office:value="0.273244761166556" calcext:value-type="float">
            <text:p>0.2732447611665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6</text:p>
          </table:table-cell>
          <table:table-cell office:value-type="string" calcext:value-type="string">
            <text:p><text:s/>reward</text:p>
          </table:table-cell>
          <table:table-cell office:value-type="float" office:value="36.732" calcext:value-type="float">
            <text:p>36.732,</text:p>
          </table:table-cell>
          <table:table-cell office:value-type="string" calcext:value-type="string">
            <text:p><text:s/>steps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272245071098762" calcext:value-type="float">
            <text:p>0.2722450710987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3</text:p>
          </table:table-cell>
          <table:table-cell office:value-type="string" calcext:value-type="string">
            <text:p><text:s/>reward</text:p>
          </table:table-cell>
          <table:table-cell office:value-type="float" office:value="36.809" calcext:value-type="float">
            <text:p>36.809,</text:p>
          </table:table-cell>
          <table:table-cell office:value-type="string" calcext:value-type="string">
            <text:p><text:s/>steps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0.271676032893602" calcext:value-type="float">
            <text:p>0.2716760328936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7</text:p>
          </table:table-cell>
          <table:table-cell office:value-type="string" calcext:value-type="string">
            <text:p><text:s/>reward</text:p>
          </table:table-cell>
          <table:table-cell office:value-type="float" office:value="36.822" calcext:value-type="float">
            <text:p>36.822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271575797146806" calcext:value-type="float">
            <text:p>0.2715757971468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1</text:p>
          </table:table-cell>
          <table:table-cell office:value-type="string" calcext:value-type="string">
            <text:p><text:s/>reward</text:p>
          </table:table-cell>
          <table:table-cell office:value-type="float" office:value="37.003" calcext:value-type="float">
            <text:p>37.003,</text:p>
          </table:table-cell>
          <table:table-cell office:value-type="string" calcext:value-type="string">
            <text:p><text:s/>steps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0.270247977120528" calcext:value-type="float">
            <text:p>0.2702479771205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1</text:p>
          </table:table-cell>
          <table:table-cell office:value-type="string" calcext:value-type="string">
            <text:p><text:s/>reward</text:p>
          </table:table-cell>
          <table:table-cell office:value-type="float" office:value="37.075" calcext:value-type="float">
            <text:p>37.075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269724443877752" calcext:value-type="float">
            <text:p>0.2697244438777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7</text:p>
          </table:table-cell>
          <table:table-cell office:value-type="string" calcext:value-type="string">
            <text:p><text:s/>reward</text:p>
          </table:table-cell>
          <table:table-cell office:value-type="float" office:value="37.118" calcext:value-type="float">
            <text:p>37.118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26941193786751" calcext:value-type="float">
            <text:p>0.269411937867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8</text:p>
          </table:table-cell>
          <table:table-cell office:value-type="string" calcext:value-type="string">
            <text:p><text:s/>reward</text:p>
          </table:table-cell>
          <table:table-cell office:value-type="float" office:value="37.229" calcext:value-type="float">
            <text:p>37.229,</text:p>
          </table:table-cell>
          <table:table-cell office:value-type="string" calcext:value-type="string">
            <text:p><text:s/>steps</text:p>
          </table:table-cell>
          <table:table-cell office:value-type="float" office:value="238" calcext:value-type="float">
            <text:p>238</text:p>
          </table:table-cell>
          <table:table-cell table:style-name="ce1" office:value-type="float" office:value="0.268609146397667" calcext:value-type="float">
            <text:p>0.2686091463976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6</text:p>
          </table:table-cell>
          <table:table-cell office:value-type="string" calcext:value-type="string">
            <text:p><text:s/>reward</text:p>
          </table:table-cell>
          <table:table-cell office:value-type="float" office:value="37.23" calcext:value-type="float">
            <text:p>37.23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268601813831015" calcext:value-type="float">
            <text:p>0.26860181383101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5</text:p>
          </table:table-cell>
          <table:table-cell office:value-type="string" calcext:value-type="string">
            <text:p><text:s/>reward</text:p>
          </table:table-cell>
          <table:table-cell office:value-type="float" office:value="37.245" calcext:value-type="float">
            <text:p>37.245,</text:p>
          </table:table-cell>
          <table:table-cell office:value-type="string" calcext:value-type="string">
            <text:p><text:s/>steps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0.268491674315827" calcext:value-type="float">
            <text:p>0.2684916743158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4</text:p>
          </table:table-cell>
          <table:table-cell office:value-type="string" calcext:value-type="string">
            <text:p><text:s/>reward</text:p>
          </table:table-cell>
          <table:table-cell office:value-type="float" office:value="37.29" calcext:value-type="float">
            <text:p>37.29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268168761146148" calcext:value-type="float">
            <text:p>0.2681687611461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2</text:p>
          </table:table-cell>
          <table:table-cell office:value-type="string" calcext:value-type="string">
            <text:p><text:s/>reward</text:p>
          </table:table-cell>
          <table:table-cell office:value-type="float" office:value="37.382" calcext:value-type="float">
            <text:p>37.382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267510571902081" calcext:value-type="float">
            <text:p>0.26751057190208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6</text:p>
          </table:table-cell>
          <table:table-cell office:value-type="string" calcext:value-type="string">
            <text:p><text:s/>reward</text:p>
          </table:table-cell>
          <table:table-cell office:value-type="float" office:value="37.693" calcext:value-type="float">
            <text:p>37.693,</text:p>
          </table:table-cell>
          <table:table-cell office:value-type="string" calcext:value-type="string">
            <text:p><text:s/>steps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0.265301676429655" calcext:value-type="float">
            <text:p>0.26530167642965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0</text:p>
          </table:table-cell>
          <table:table-cell office:value-type="string" calcext:value-type="string">
            <text:p><text:s/>reward</text:p>
          </table:table-cell>
          <table:table-cell office:value-type="float" office:value="37.826" calcext:value-type="float">
            <text:p>37.826,</text:p>
          </table:table-cell>
          <table:table-cell office:value-type="string" calcext:value-type="string">
            <text:p><text:s/>steps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0.264367782345003" calcext:value-type="float">
            <text:p>0.2643677823450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4</text:p>
          </table:table-cell>
          <table:table-cell office:value-type="string" calcext:value-type="string">
            <text:p><text:s/>reward</text:p>
          </table:table-cell>
          <table:table-cell office:value-type="float" office:value="37.895" calcext:value-type="float">
            <text:p>37.895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263884205768452" calcext:value-type="float">
            <text:p>0.2638842057684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9</text:p>
          </table:table-cell>
          <table:table-cell office:value-type="string" calcext:value-type="string">
            <text:p><text:s/>reward</text:p>
          </table:table-cell>
          <table:table-cell office:value-type="float" office:value="37.982" calcext:value-type="float">
            <text:p>37.982,</text:p>
          </table:table-cell>
          <table:table-cell office:value-type="string" calcext:value-type="string">
            <text:p><text:s/>steps</text:p>
          </table:table-cell>
          <table:table-cell office:value-type="float" office:value="143" calcext:value-type="float">
            <text:p>143</text:p>
          </table:table-cell>
          <table:table-cell table:style-name="ce1" office:value-type="float" office:value="0.263281975667811" calcext:value-type="float">
            <text:p>0.26328197566781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3</text:p>
          </table:table-cell>
          <table:table-cell office:value-type="string" calcext:value-type="string">
            <text:p><text:s/>reward</text:p>
          </table:table-cell>
          <table:table-cell office:value-type="float" office:value="37.988" calcext:value-type="float">
            <text:p>37.988,</text:p>
          </table:table-cell>
          <table:table-cell office:value-type="string" calcext:value-type="string">
            <text:p><text:s/>steps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263238654933229" calcext:value-type="float">
            <text:p>0.2632386549332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8</text:p>
          </table:table-cell>
          <table:table-cell office:value-type="string" calcext:value-type="string">
            <text:p><text:s/>reward</text:p>
          </table:table-cell>
          <table:table-cell office:value-type="float" office:value="37.993" calcext:value-type="float">
            <text:p>37.993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263203075685157" calcext:value-type="float">
            <text:p>0.2632030756851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5</text:p>
          </table:table-cell>
          <table:table-cell office:value-type="string" calcext:value-type="string">
            <text:p><text:s/>reward</text:p>
          </table:table-cell>
          <table:table-cell office:value-type="float" office:value="38.077" calcext:value-type="float">
            <text:p>38.077,</text:p>
          </table:table-cell>
          <table:table-cell office:value-type="string" calcext:value-type="string">
            <text:p><text:s/>steps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0.262623969840581" calcext:value-type="float">
            <text:p>0.26262396984058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9</text:p>
          </table:table-cell>
          <table:table-cell office:value-type="string" calcext:value-type="string">
            <text:p><text:s/>reward</text:p>
          </table:table-cell>
          <table:table-cell office:value-type="float" office:value="38.33" calcext:value-type="float">
            <text:p>38.33,</text:p>
          </table:table-cell>
          <table:table-cell office:value-type="string" calcext:value-type="string">
            <text:p><text:s/>steps</text:p>
          </table:table-cell>
          <table:table-cell office:value-type="float" office:value="292" calcext:value-type="float">
            <text:p>292</text:p>
          </table:table-cell>
          <table:table-cell table:style-name="ce1" office:value-type="float" office:value="0.260894334697062" calcext:value-type="float">
            <text:p>0.2608943346970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9</text:p>
          </table:table-cell>
          <table:table-cell office:value-type="string" calcext:value-type="string">
            <text:p><text:s/>reward</text:p>
          </table:table-cell>
          <table:table-cell office:value-type="float" office:value="38.371" calcext:value-type="float">
            <text:p>38.371,</text:p>
          </table:table-cell>
          <table:table-cell office:value-type="string" calcext:value-type="string">
            <text:p><text:s/>steps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0.260613674177845" calcext:value-type="float">
            <text:p>0.2606136741778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8</text:p>
          </table:table-cell>
          <table:table-cell office:value-type="string" calcext:value-type="string">
            <text:p><text:s/>reward</text:p>
          </table:table-cell>
          <table:table-cell office:value-type="float" office:value="38.717" calcext:value-type="float">
            <text:p>38.717,</text:p>
          </table:table-cell>
          <table:table-cell office:value-type="string" calcext:value-type="string">
            <text:p><text:s/>steps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0.258283339651379" calcext:value-type="float">
            <text:p>0.2582833396513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0</text:p>
          </table:table-cell>
          <table:table-cell office:value-type="string" calcext:value-type="string">
            <text:p><text:s/>reward</text:p>
          </table:table-cell>
          <table:table-cell office:value-type="float" office:value="38.726" calcext:value-type="float">
            <text:p>38.726,</text:p>
          </table:table-cell>
          <table:table-cell office:value-type="string" calcext:value-type="string">
            <text:p><text:s/>steps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0.258223720010378" calcext:value-type="float">
            <text:p>0.2582237200103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</text:p>
          </table:table-cell>
          <table:table-cell office:value-type="string" calcext:value-type="string">
            <text:p><text:s/>reward</text:p>
          </table:table-cell>
          <table:table-cell office:value-type="float" office:value="38.861" calcext:value-type="float">
            <text:p>38.861,</text:p>
          </table:table-cell>
          <table:table-cell office:value-type="string" calcext:value-type="string">
            <text:p><text:s/>steps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0.25732711471588" calcext:value-type="float">
            <text:p>0.257327114715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9</text:p>
          </table:table-cell>
          <table:table-cell office:value-type="string" calcext:value-type="string">
            <text:p><text:s/>reward</text:p>
          </table:table-cell>
          <table:table-cell office:value-type="float" office:value="39.161" calcext:value-type="float">
            <text:p>39.161,</text:p>
          </table:table-cell>
          <table:table-cell office:value-type="string" calcext:value-type="string">
            <text:p><text:s/>steps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.255359162071684" calcext:value-type="float">
            <text:p>0.2553591620716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4</text:p>
          </table:table-cell>
          <table:table-cell office:value-type="string" calcext:value-type="string">
            <text:p><text:s/>reward</text:p>
          </table:table-cell>
          <table:table-cell office:value-type="float" office:value="39.28" calcext:value-type="float">
            <text:p>39.28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254581958663058" calcext:value-type="float">
            <text:p>0.25458195866305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0</text:p>
          </table:table-cell>
          <table:table-cell office:value-type="string" calcext:value-type="string">
            <text:p><text:s/>reward</text:p>
          </table:table-cell>
          <table:table-cell office:value-type="float" office:value="39.432" calcext:value-type="float">
            <text:p>39.432,</text:p>
          </table:table-cell>
          <table:table-cell office:value-type="string" calcext:value-type="string">
            <text:p><text:s/>steps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253598514269431" calcext:value-type="float">
            <text:p>0.25359851426943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1</text:p>
          </table:table-cell>
          <table:table-cell office:value-type="string" calcext:value-type="string">
            <text:p><text:s/>reward</text:p>
          </table:table-cell>
          <table:table-cell office:value-type="float" office:value="39.758" calcext:value-type="float">
            <text:p>39.758,</text:p>
          </table:table-cell>
          <table:table-cell office:value-type="string" calcext:value-type="string">
            <text:p><text:s/>steps</text:p>
          </table:table-cell>
          <table:table-cell office:value-type="float" office:value="173" calcext:value-type="float">
            <text:p>173</text:p>
          </table:table-cell>
          <table:table-cell table:style-name="ce1" office:value-type="float" office:value="0.251519908712217" calcext:value-type="float">
            <text:p>0.2515199087122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1</text:p>
          </table:table-cell>
          <table:table-cell office:value-type="string" calcext:value-type="string">
            <text:p><text:s/>reward</text:p>
          </table:table-cell>
          <table:table-cell office:value-type="float" office:value="39.901" calcext:value-type="float">
            <text:p>39.901,</text:p>
          </table:table-cell>
          <table:table-cell office:value-type="string" calcext:value-type="string">
            <text:p><text:s/>steps</text:p>
          </table:table-cell>
          <table:table-cell office:value-type="float" office:value="138" calcext:value-type="float">
            <text:p>138</text:p>
          </table:table-cell>
          <table:table-cell table:style-name="ce1" office:value-type="float" office:value="0.250618486724132" calcext:value-type="float">
            <text:p>0.2506184867241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8</text:p>
          </table:table-cell>
          <table:table-cell office:value-type="string" calcext:value-type="string">
            <text:p><text:s/>reward</text:p>
          </table:table-cell>
          <table:table-cell office:value-type="float" office:value="39.919" calcext:value-type="float">
            <text:p>39.919,</text:p>
          </table:table-cell>
          <table:table-cell office:value-type="string" calcext:value-type="string">
            <text:p><text:s/>steps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250507914600684" calcext:value-type="float">
            <text:p>0.2505079146006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5</text:p>
          </table:table-cell>
          <table:table-cell office:value-type="string" calcext:value-type="string">
            <text:p><text:s/>reward</text:p>
          </table:table-cell>
          <table:table-cell office:value-type="float" office:value="40.266" calcext:value-type="float">
            <text:p>40.266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0.248346544999407" calcext:value-type="float">
            <text:p>0.24834654499940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6</text:p>
          </table:table-cell>
          <table:table-cell office:value-type="string" calcext:value-type="string">
            <text:p><text:s/>reward</text:p>
          </table:table-cell>
          <table:table-cell office:value-type="float" office:value="40.295" calcext:value-type="float">
            <text:p>40.295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248170408527191" calcext:value-type="float">
            <text:p>0.2481704085271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</text:p>
          </table:table-cell>
          <table:table-cell office:value-type="string" calcext:value-type="string">
            <text:p><text:s/>reward</text:p>
          </table:table-cell>
          <table:table-cell office:value-type="float" office:value="40.381" calcext:value-type="float">
            <text:p>40.381,</text:p>
          </table:table-cell>
          <table:table-cell office:value-type="string" calcext:value-type="string">
            <text:p><text:s/>steps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.247643643362467" calcext:value-type="float">
            <text:p>0.2476436433624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7</text:p>
          </table:table-cell>
          <table:table-cell office:value-type="string" calcext:value-type="string">
            <text:p><text:s/>reward</text:p>
          </table:table-cell>
          <table:table-cell office:value-type="float" office:value="40.404" calcext:value-type="float">
            <text:p>40.404,</text:p>
          </table:table-cell>
          <table:table-cell office:value-type="string" calcext:value-type="string">
            <text:p><text:s/>steps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247498097883865" calcext:value-type="float">
            <text:p>0.2474980978838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8</text:p>
          </table:table-cell>
          <table:table-cell office:value-type="string" calcext:value-type="string">
            <text:p><text:s/>reward</text:p>
          </table:table-cell>
          <table:table-cell office:value-type="float" office:value="40.439" calcext:value-type="float">
            <text:p>40.439,</text:p>
          </table:table-cell>
          <table:table-cell office:value-type="string" calcext:value-type="string">
            <text:p><text:s/>steps</text:p>
          </table:table-cell>
          <table:table-cell office:value-type="float" office:value="198" calcext:value-type="float">
            <text:p>198</text:p>
          </table:table-cell>
          <table:table-cell table:style-name="ce1" office:value-type="float" office:value="0.247288881225343" calcext:value-type="float">
            <text:p>0.24728888122534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1</text:p>
          </table:table-cell>
          <table:table-cell office:value-type="string" calcext:value-type="string">
            <text:p><text:s/>reward</text:p>
          </table:table-cell>
          <table:table-cell office:value-type="float" office:value="40.515" calcext:value-type="float">
            <text:p>40.515,</text:p>
          </table:table-cell>
          <table:table-cell office:value-type="string" calcext:value-type="string">
            <text:p><text:s/>steps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0.24682493396738" calcext:value-type="float">
            <text:p>0.2468249339673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7</text:p>
          </table:table-cell>
          <table:table-cell office:value-type="string" calcext:value-type="string">
            <text:p><text:s/>reward</text:p>
          </table:table-cell>
          <table:table-cell office:value-type="float" office:value="40.559" calcext:value-type="float">
            <text:p>40.559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246552185363527" calcext:value-type="float">
            <text:p>0.2465521853635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3</text:p>
          </table:table-cell>
          <table:table-cell office:value-type="string" calcext:value-type="string">
            <text:p><text:s/>reward</text:p>
          </table:table-cell>
          <table:table-cell office:value-type="float" office:value="40.585" calcext:value-type="float">
            <text:p>40.585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246396181625865" calcext:value-type="float">
            <text:p>0.2463961816258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8</text:p>
          </table:table-cell>
          <table:table-cell office:value-type="string" calcext:value-type="string">
            <text:p><text:s/>reward</text:p>
          </table:table-cell>
          <table:table-cell office:value-type="float" office:value="40.628" calcext:value-type="float">
            <text:p>40.628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24613605308768" calcext:value-type="float">
            <text:p>0.246136053087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4</text:p>
          </table:table-cell>
          <table:table-cell office:value-type="string" calcext:value-type="string">
            <text:p><text:s/>reward</text:p>
          </table:table-cell>
          <table:table-cell office:value-type="float" office:value="40.664" calcext:value-type="float">
            <text:p>40.664,</text:p>
          </table:table-cell>
          <table:table-cell office:value-type="string" calcext:value-type="string">
            <text:p><text:s/>steps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0.245919793191662" calcext:value-type="float">
            <text:p>0.2459197931916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6</text:p>
          </table:table-cell>
          <table:table-cell office:value-type="string" calcext:value-type="string">
            <text:p><text:s/>reward</text:p>
          </table:table-cell>
          <table:table-cell office:value-type="float" office:value="40.691" calcext:value-type="float">
            <text:p>40.691,</text:p>
          </table:table-cell>
          <table:table-cell office:value-type="string" calcext:value-type="string">
            <text:p><text:s/>steps</text:p>
          </table:table-cell>
          <table:table-cell office:value-type="float" office:value="173" calcext:value-type="float">
            <text:p>173</text:p>
          </table:table-cell>
          <table:table-cell table:style-name="ce1" office:value-type="float" office:value="0.245752153240835" calcext:value-type="float">
            <text:p>0.2457521532408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6</text:p>
          </table:table-cell>
          <table:table-cell office:value-type="string" calcext:value-type="string">
            <text:p><text:s/>reward</text:p>
          </table:table-cell>
          <table:table-cell office:value-type="float" office:value="40.747" calcext:value-type="float">
            <text:p>40.747,</text:p>
          </table:table-cell>
          <table:table-cell office:value-type="string" calcext:value-type="string">
            <text:p><text:s/>steps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45417858215076" calcext:value-type="float">
            <text:p>0.2454178582150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9</text:p>
          </table:table-cell>
          <table:table-cell office:value-type="string" calcext:value-type="string">
            <text:p><text:s/>reward</text:p>
          </table:table-cell>
          <table:table-cell office:value-type="float" office:value="40.863" calcext:value-type="float">
            <text:p>40.863,</text:p>
          </table:table-cell>
          <table:table-cell office:value-type="string" calcext:value-type="string">
            <text:p><text:s/>steps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244722488401248" calcext:value-type="float">
            <text:p>0.2447224884012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</text:p>
          </table:table-cell>
          <table:table-cell office:value-type="string" calcext:value-type="string">
            <text:p><text:s/>reward</text:p>
          </table:table-cell>
          <table:table-cell office:value-type="float" office:value="41.046" calcext:value-type="float">
            <text:p>41.046,</text:p>
          </table:table-cell>
          <table:table-cell office:value-type="string" calcext:value-type="string">
            <text:p><text:s/>steps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0.24362820866453" calcext:value-type="float">
            <text:p>0.2436282086645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3</text:p>
          </table:table-cell>
          <table:table-cell office:value-type="string" calcext:value-type="string">
            <text:p><text:s/>reward</text:p>
          </table:table-cell>
          <table:table-cell office:value-type="float" office:value="41.297" calcext:value-type="float">
            <text:p>41.297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242148206874413" calcext:value-type="float">
            <text:p>0.2421482068744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0</text:p>
          </table:table-cell>
          <table:table-cell office:value-type="string" calcext:value-type="string">
            <text:p><text:s/>reward</text:p>
          </table:table-cell>
          <table:table-cell office:value-type="float" office:value="41.438" calcext:value-type="float">
            <text:p>41.438,</text:p>
          </table:table-cell>
          <table:table-cell office:value-type="string" calcext:value-type="string">
            <text:p><text:s/>steps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241325201419116" calcext:value-type="float">
            <text:p>0.24132520141911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8</text:p>
          </table:table-cell>
          <table:table-cell office:value-type="string" calcext:value-type="string">
            <text:p><text:s/>reward</text:p>
          </table:table-cell>
          <table:table-cell office:value-type="float" office:value="41.509" calcext:value-type="float">
            <text:p>41.509,</text:p>
          </table:table-cell>
          <table:table-cell office:value-type="string" calcext:value-type="string">
            <text:p><text:s/>steps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0.240912048723629" calcext:value-type="float">
            <text:p>0.2409120487236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0</text:p>
          </table:table-cell>
          <table:table-cell office:value-type="string" calcext:value-type="string">
            <text:p><text:s/>reward</text:p>
          </table:table-cell>
          <table:table-cell office:value-type="float" office:value="41.565" calcext:value-type="float">
            <text:p>41.565,</text:p>
          </table:table-cell>
          <table:table-cell office:value-type="string" calcext:value-type="string">
            <text:p><text:s/>steps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0.240586107626806" calcext:value-type="float">
            <text:p>0.2405861076268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5</text:p>
          </table:table-cell>
          <table:table-cell office:value-type="string" calcext:value-type="string">
            <text:p><text:s/>reward</text:p>
          </table:table-cell>
          <table:table-cell office:value-type="float" office:value="41.616" calcext:value-type="float">
            <text:p>41.616,</text:p>
          </table:table-cell>
          <table:table-cell office:value-type="string" calcext:value-type="string">
            <text:p><text:s/>steps</text:p>
          </table:table-cell>
          <table:table-cell office:value-type="float" office:value="204" calcext:value-type="float">
            <text:p>204</text:p>
          </table:table-cell>
          <table:table-cell table:style-name="ce1" office:value-type="float" office:value="0.240290701645582" calcext:value-type="float">
            <text:p>0.24029070164558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4</text:p>
          </table:table-cell>
          <table:table-cell office:value-type="string" calcext:value-type="string">
            <text:p><text:s/>reward</text:p>
          </table:table-cell>
          <table:table-cell office:value-type="float" office:value="41.634" calcext:value-type="float">
            <text:p>41.634,</text:p>
          </table:table-cell>
          <table:table-cell office:value-type="string" calcext:value-type="string">
            <text:p><text:s/>steps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0.24018835180196" calcext:value-type="float">
            <text:p>0.240188351801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2</text:p>
          </table:table-cell>
          <table:table-cell office:value-type="string" calcext:value-type="string">
            <text:p><text:s/>reward</text:p>
          </table:table-cell>
          <table:table-cell office:value-type="float" office:value="41.687" calcext:value-type="float">
            <text:p>41.687,</text:p>
          </table:table-cell>
          <table:table-cell office:value-type="string" calcext:value-type="string">
            <text:p><text:s/>steps</text:p>
          </table:table-cell>
          <table:table-cell office:value-type="float" office:value="186" calcext:value-type="float">
            <text:p>186</text:p>
          </table:table-cell>
          <table:table-cell table:style-name="ce1" office:value-type="float" office:value="0.23988341021953" calcext:value-type="float">
            <text:p>0.2398834102195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8</text:p>
          </table:table-cell>
          <table:table-cell office:value-type="string" calcext:value-type="string">
            <text:p><text:s/>reward</text:p>
          </table:table-cell>
          <table:table-cell office:value-type="float" office:value="41.715" calcext:value-type="float">
            <text:p>41.715,</text:p>
          </table:table-cell>
          <table:table-cell office:value-type="string" calcext:value-type="string">
            <text:p><text:s/>steps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23972289581617" calcext:value-type="float">
            <text:p>0.239722895816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8</text:p>
          </table:table-cell>
          <table:table-cell office:value-type="string" calcext:value-type="string">
            <text:p><text:s/>reward</text:p>
          </table:table-cell>
          <table:table-cell office:value-type="float" office:value="41.728" calcext:value-type="float">
            <text:p>41.728,</text:p>
          </table:table-cell>
          <table:table-cell office:value-type="string" calcext:value-type="string">
            <text:p><text:s/>steps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0.239649104464012" calcext:value-type="float">
            <text:p>0.2396491044640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2</text:p>
          </table:table-cell>
          <table:table-cell office:value-type="string" calcext:value-type="string">
            <text:p><text:s/>reward</text:p>
          </table:table-cell>
          <table:table-cell office:value-type="float" office:value="41.805" calcext:value-type="float">
            <text:p>41.805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239208559443709" calcext:value-type="float">
            <text:p>0.23920855944370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2</text:p>
          </table:table-cell>
          <table:table-cell office:value-type="string" calcext:value-type="string">
            <text:p><text:s/>reward</text:p>
          </table:table-cell>
          <table:table-cell office:value-type="float" office:value="41.835" calcext:value-type="float">
            <text:p>41.835,</text:p>
          </table:table-cell>
          <table:table-cell office:value-type="string" calcext:value-type="string">
            <text:p><text:s/>steps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0.239035737086608" calcext:value-type="float">
            <text:p>0.2390357370866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8</text:p>
          </table:table-cell>
          <table:table-cell office:value-type="string" calcext:value-type="string">
            <text:p><text:s/>reward</text:p>
          </table:table-cell>
          <table:table-cell office:value-type="float" office:value="42.202" calcext:value-type="float">
            <text:p>42.202,</text:p>
          </table:table-cell>
          <table:table-cell office:value-type="string" calcext:value-type="string">
            <text:p><text:s/>steps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236957785855241" calcext:value-type="float">
            <text:p>0.23695778585524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9</text:p>
          </table:table-cell>
          <table:table-cell office:value-type="string" calcext:value-type="string">
            <text:p><text:s/>reward</text:p>
          </table:table-cell>
          <table:table-cell office:value-type="float" office:value="42.208" calcext:value-type="float">
            <text:p>42.208,</text:p>
          </table:table-cell>
          <table:table-cell office:value-type="string" calcext:value-type="string">
            <text:p><text:s/>steps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0.236920093658011" calcext:value-type="float">
            <text:p>0.23692009365801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2</text:p>
          </table:table-cell>
          <table:table-cell office:value-type="string" calcext:value-type="string">
            <text:p><text:s/>reward</text:p>
          </table:table-cell>
          <table:table-cell office:value-type="float" office:value="42.36" calcext:value-type="float">
            <text:p>42.36,</text:p>
          </table:table-cell>
          <table:table-cell office:value-type="string" calcext:value-type="string">
            <text:p><text:s/>steps</text:p>
          </table:table-cell>
          <table:table-cell office:value-type="float" office:value="251" calcext:value-type="float">
            <text:p>251</text:p>
          </table:table-cell>
          <table:table-cell table:style-name="ce1" office:value-type="float" office:value="0.236068995604874" calcext:value-type="float">
            <text:p>0.23606899560487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7</text:p>
          </table:table-cell>
          <table:table-cell office:value-type="string" calcext:value-type="string">
            <text:p><text:s/>reward</text:p>
          </table:table-cell>
          <table:table-cell office:value-type="float" office:value="42.456" calcext:value-type="float">
            <text:p>42.456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235538896183662" calcext:value-type="float">
            <text:p>0.2355388961836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1</text:p>
          </table:table-cell>
          <table:table-cell office:value-type="string" calcext:value-type="string">
            <text:p><text:s/>reward</text:p>
          </table:table-cell>
          <table:table-cell office:value-type="float" office:value="42.461" calcext:value-type="float">
            <text:p>42.461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235508480238851" calcext:value-type="float">
            <text:p>0.2355084802388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2</text:p>
          </table:table-cell>
          <table:table-cell office:value-type="string" calcext:value-type="string">
            <text:p><text:s/>reward</text:p>
          </table:table-cell>
          <table:table-cell office:value-type="float" office:value="42.586" calcext:value-type="float">
            <text:p>42.586,</text:p>
          </table:table-cell>
          <table:table-cell office:value-type="string" calcext:value-type="string">
            <text:p><text:s/>steps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0.234819961325234" calcext:value-type="float">
            <text:p>0.2348199613252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2</text:p>
          </table:table-cell>
          <table:table-cell office:value-type="string" calcext:value-type="string">
            <text:p><text:s/>reward</text:p>
          </table:table-cell>
          <table:table-cell office:value-type="float" office:value="42.714" calcext:value-type="float">
            <text:p>42.714,</text:p>
          </table:table-cell>
          <table:table-cell office:value-type="string" calcext:value-type="string">
            <text:p><text:s/>steps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0.234116730371996" calcext:value-type="float">
            <text:p>0.2341167303719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4</text:p>
          </table:table-cell>
          <table:table-cell office:value-type="string" calcext:value-type="string">
            <text:p><text:s/>reward</text:p>
          </table:table-cell>
          <table:table-cell office:value-type="float" office:value="42.754" calcext:value-type="float">
            <text:p>42.754,</text:p>
          </table:table-cell>
          <table:table-cell office:value-type="string" calcext:value-type="string">
            <text:p><text:s/>steps</text:p>
          </table:table-cell>
          <table:table-cell office:value-type="float" office:value="227" calcext:value-type="float">
            <text:p>227</text:p>
          </table:table-cell>
          <table:table-cell table:style-name="ce1" office:value-type="float" office:value="0.233898948219133" calcext:value-type="float">
            <text:p>0.23389894821913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</text:p>
          </table:table-cell>
          <table:table-cell office:value-type="string" calcext:value-type="string">
            <text:p><text:s/>reward</text:p>
          </table:table-cell>
          <table:table-cell office:value-type="float" office:value="42.8" calcext:value-type="float">
            <text:p>42.8,</text:p>
          </table:table-cell>
          <table:table-cell office:value-type="string" calcext:value-type="string">
            <text:p><text:s/>steps</text:p>
          </table:table-cell>
          <table:table-cell office:value-type="float" office:value="301" calcext:value-type="float">
            <text:p>301</text:p>
          </table:table-cell>
          <table:table-cell table:style-name="ce1" office:value-type="float" office:value="0.23364514286925" calcext:value-type="float">
            <text:p>0.2336451428692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4</text:p>
          </table:table-cell>
          <table:table-cell office:value-type="string" calcext:value-type="string">
            <text:p><text:s/>reward</text:p>
          </table:table-cell>
          <table:table-cell office:value-type="float" office:value="43.146" calcext:value-type="float">
            <text:p>43.146,</text:p>
          </table:table-cell>
          <table:table-cell office:value-type="string" calcext:value-type="string">
            <text:p><text:s/>steps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.231768984466996" calcext:value-type="float">
            <text:p>0.2317689844669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5</text:p>
          </table:table-cell>
          <table:table-cell office:value-type="string" calcext:value-type="string">
            <text:p><text:s/>reward</text:p>
          </table:table-cell>
          <table:table-cell office:value-type="float" office:value="43.292" calcext:value-type="float">
            <text:p>43.292,</text:p>
          </table:table-cell>
          <table:table-cell office:value-type="string" calcext:value-type="string">
            <text:p><text:s/>steps</text:p>
          </table:table-cell>
          <table:table-cell office:value-type="float" office:value="217" calcext:value-type="float">
            <text:p>217</text:p>
          </table:table-cell>
          <table:table-cell table:style-name="ce1" office:value-type="float" office:value="0.230989296954336" calcext:value-type="float">
            <text:p>0.2309892969543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2</text:p>
          </table:table-cell>
          <table:table-cell office:value-type="string" calcext:value-type="string">
            <text:p><text:s/>reward</text:p>
          </table:table-cell>
          <table:table-cell office:value-type="float" office:value="43.369" calcext:value-type="float">
            <text:p>43.369,</text:p>
          </table:table-cell>
          <table:table-cell office:value-type="string" calcext:value-type="string">
            <text:p><text:s/>steps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0.23058195596291" calcext:value-type="float">
            <text:p>0.230581955962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5</text:p>
          </table:table-cell>
          <table:table-cell office:value-type="string" calcext:value-type="string">
            <text:p><text:s/>reward</text:p>
          </table:table-cell>
          <table:table-cell office:value-type="float" office:value="43.438" calcext:value-type="float">
            <text:p>43.438,</text:p>
          </table:table-cell>
          <table:table-cell office:value-type="string" calcext:value-type="string">
            <text:p><text:s/>steps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0.230211426378171" calcext:value-type="float">
            <text:p>0.2302114263781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0</text:p>
          </table:table-cell>
          <table:table-cell office:value-type="string" calcext:value-type="string">
            <text:p><text:s/>reward</text:p>
          </table:table-cell>
          <table:table-cell office:value-type="float" office:value="43.446" calcext:value-type="float">
            <text:p>43.446,</text:p>
          </table:table-cell>
          <table:table-cell office:value-type="string" calcext:value-type="string">
            <text:p><text:s/>steps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0.230172298741476" calcext:value-type="float">
            <text:p>0.2301722987414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3</text:p>
          </table:table-cell>
          <table:table-cell office:value-type="string" calcext:value-type="string">
            <text:p><text:s/>reward</text:p>
          </table:table-cell>
          <table:table-cell office:value-type="float" office:value="43.569" calcext:value-type="float">
            <text:p>43.569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229520480515495" calcext:value-type="float">
            <text:p>0.2295204805154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</text:p>
          </table:table-cell>
          <table:table-cell office:value-type="string" calcext:value-type="string">
            <text:p><text:s/>reward</text:p>
          </table:table-cell>
          <table:table-cell office:value-type="float" office:value="43.576" calcext:value-type="float">
            <text:p>43.576,</text:p>
          </table:table-cell>
          <table:table-cell office:value-type="string" calcext:value-type="string">
            <text:p><text:s/>steps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0.229482364189071" calcext:value-type="float">
            <text:p>0.2294823641890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9</text:p>
          </table:table-cell>
          <table:table-cell office:value-type="string" calcext:value-type="string">
            <text:p><text:s/>reward</text:p>
          </table:table-cell>
          <table:table-cell office:value-type="float" office:value="43.701" calcext:value-type="float">
            <text:p>43.701,</text:p>
          </table:table-cell>
          <table:table-cell office:value-type="string" calcext:value-type="string">
            <text:p><text:s/>steps</text:p>
          </table:table-cell>
          <table:table-cell office:value-type="float" office:value="219" calcext:value-type="float">
            <text:p>219</text:p>
          </table:table-cell>
          <table:table-cell table:style-name="ce1" office:value-type="float" office:value="0.228828494451587" calcext:value-type="float">
            <text:p>0.2288284944515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5</text:p>
          </table:table-cell>
          <table:table-cell office:value-type="string" calcext:value-type="string">
            <text:p><text:s/>reward</text:p>
          </table:table-cell>
          <table:table-cell office:value-type="float" office:value="43.727" calcext:value-type="float">
            <text:p>43.727,</text:p>
          </table:table-cell>
          <table:table-cell office:value-type="string" calcext:value-type="string">
            <text:p><text:s/>steps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.228691572254185" calcext:value-type="float">
            <text:p>0.22869157225418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</text:p>
          </table:table-cell>
          <table:table-cell office:value-type="string" calcext:value-type="string">
            <text:p><text:s/>reward</text:p>
          </table:table-cell>
          <table:table-cell office:value-type="float" office:value="43.729" calcext:value-type="float">
            <text:p>43.729,</text:p>
          </table:table-cell>
          <table:table-cell office:value-type="string" calcext:value-type="string">
            <text:p><text:s/>steps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0.228682116610548" calcext:value-type="float">
            <text:p>0.2286821166105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7</text:p>
          </table:table-cell>
          <table:table-cell office:value-type="string" calcext:value-type="string">
            <text:p><text:s/>reward</text:p>
          </table:table-cell>
          <table:table-cell office:value-type="float" office:value="43.754" calcext:value-type="float">
            <text:p>43.754,</text:p>
          </table:table-cell>
          <table:table-cell office:value-type="string" calcext:value-type="string">
            <text:p><text:s/>steps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0.228550741115408" calcext:value-type="float">
            <text:p>0.2285507411154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3</text:p>
          </table:table-cell>
          <table:table-cell office:value-type="string" calcext:value-type="string">
            <text:p><text:s/>reward</text:p>
          </table:table-cell>
          <table:table-cell office:value-type="float" office:value="43.917" calcext:value-type="float">
            <text:p>43.917,</text:p>
          </table:table-cell>
          <table:table-cell office:value-type="string" calcext:value-type="string">
            <text:p><text:s/>steps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227703534283368" calcext:value-type="float">
            <text:p>0.2277035342833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6</text:p>
          </table:table-cell>
          <table:table-cell office:value-type="string" calcext:value-type="string">
            <text:p><text:s/>reward</text:p>
          </table:table-cell>
          <table:table-cell office:value-type="float" office:value="43.922" calcext:value-type="float">
            <text:p>43.922,</text:p>
          </table:table-cell>
          <table:table-cell office:value-type="string" calcext:value-type="string">
            <text:p><text:s/>steps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0.227675017676292" calcext:value-type="float">
            <text:p>0.22767501767629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8</text:p>
          </table:table-cell>
          <table:table-cell office:value-type="string" calcext:value-type="string">
            <text:p><text:s/>reward</text:p>
          </table:table-cell>
          <table:table-cell office:value-type="float" office:value="43.936" calcext:value-type="float">
            <text:p>43.936,</text:p>
          </table:table-cell>
          <table:table-cell office:value-type="string" calcext:value-type="string">
            <text:p><text:s/>steps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0.227602037973558" calcext:value-type="float">
            <text:p>0.22760203797355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4</text:p>
          </table:table-cell>
          <table:table-cell office:value-type="string" calcext:value-type="string">
            <text:p><text:s/>reward</text:p>
          </table:table-cell>
          <table:table-cell office:value-type="float" office:value="43.937" calcext:value-type="float">
            <text:p>43.937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227597372532804" calcext:value-type="float">
            <text:p>0.2275973725328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6</text:p>
          </table:table-cell>
          <table:table-cell office:value-type="string" calcext:value-type="string">
            <text:p><text:s/>reward</text:p>
          </table:table-cell>
          <table:table-cell office:value-type="float" office:value="43.967" calcext:value-type="float">
            <text:p>43.967,</text:p>
          </table:table-cell>
          <table:table-cell office:value-type="string" calcext:value-type="string">
            <text:p><text:s/>steps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0.227445132783286" calcext:value-type="float">
            <text:p>0.22744513278328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2</text:p>
          </table:table-cell>
          <table:table-cell office:value-type="string" calcext:value-type="string">
            <text:p><text:s/>reward</text:p>
          </table:table-cell>
          <table:table-cell office:value-type="float" office:value="44.125" calcext:value-type="float">
            <text:p>44.125,</text:p>
          </table:table-cell>
          <table:table-cell office:value-type="string" calcext:value-type="string">
            <text:p><text:s/>steps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0.226627113201134" calcext:value-type="float">
            <text:p>0.2266271132011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6</text:p>
          </table:table-cell>
          <table:table-cell office:value-type="string" calcext:value-type="string">
            <text:p><text:s/>reward</text:p>
          </table:table-cell>
          <table:table-cell office:value-type="float" office:value="44.134" calcext:value-type="float">
            <text:p>44.134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226583286845088" calcext:value-type="float">
            <text:p>0.2265832868450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</text:p>
          </table:table-cell>
          <table:table-cell office:value-type="string" calcext:value-type="string">
            <text:p><text:s/>reward</text:p>
          </table:table-cell>
          <table:table-cell office:value-type="float" office:value="44.165" calcext:value-type="float">
            <text:p>44.165,</text:p>
          </table:table-cell>
          <table:table-cell office:value-type="string" calcext:value-type="string">
            <text:p><text:s/>steps</text:p>
          </table:table-cell>
          <table:table-cell office:value-type="float" office:value="151" calcext:value-type="float">
            <text:p>151</text:p>
          </table:table-cell>
          <table:table-cell table:style-name="ce1" office:value-type="float" office:value="0.226423098829729" calcext:value-type="float">
            <text:p>0.2264230988297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9</text:p>
          </table:table-cell>
          <table:table-cell office:value-type="string" calcext:value-type="string">
            <text:p><text:s/>reward</text:p>
          </table:table-cell>
          <table:table-cell office:value-type="float" office:value="44.21" calcext:value-type="float">
            <text:p>44.21,</text:p>
          </table:table-cell>
          <table:table-cell office:value-type="string" calcext:value-type="string">
            <text:p><text:s/>steps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0.226194181534654" calcext:value-type="float">
            <text:p>0.2261941815346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</text:p>
          </table:table-cell>
          <table:table-cell office:value-type="string" calcext:value-type="string">
            <text:p><text:s/>reward</text:p>
          </table:table-cell>
          <table:table-cell office:value-type="float" office:value="44.469" calcext:value-type="float">
            <text:p>44.469,</text:p>
          </table:table-cell>
          <table:table-cell office:value-type="string" calcext:value-type="string">
            <text:p><text:s/>steps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0.224878065842296" calcext:value-type="float">
            <text:p>0.2248780658422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1</text:p>
          </table:table-cell>
          <table:table-cell office:value-type="string" calcext:value-type="string">
            <text:p><text:s/>reward</text:p>
          </table:table-cell>
          <table:table-cell office:value-type="float" office:value="44.572" calcext:value-type="float">
            <text:p>44.572,</text:p>
          </table:table-cell>
          <table:table-cell office:value-type="string" calcext:value-type="string">
            <text:p><text:s/>steps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224354484126712" calcext:value-type="float">
            <text:p>0.22435448412671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9</text:p>
          </table:table-cell>
          <table:table-cell office:value-type="string" calcext:value-type="string">
            <text:p><text:s/>reward</text:p>
          </table:table-cell>
          <table:table-cell office:value-type="float" office:value="44.946" calcext:value-type="float">
            <text:p>44.946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222488950525728" calcext:value-type="float">
            <text:p>0.2224889505257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3</text:p>
          </table:table-cell>
          <table:table-cell office:value-type="string" calcext:value-type="string">
            <text:p><text:s/>reward</text:p>
          </table:table-cell>
          <table:table-cell office:value-type="float" office:value="45.087" calcext:value-type="float">
            <text:p>45.087,</text:p>
          </table:table-cell>
          <table:table-cell office:value-type="string" calcext:value-type="string">
            <text:p><text:s/>steps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0.221792829088461" calcext:value-type="float">
            <text:p>0.22179282908846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3</text:p>
          </table:table-cell>
          <table:table-cell office:value-type="string" calcext:value-type="string">
            <text:p><text:s/>reward</text:p>
          </table:table-cell>
          <table:table-cell office:value-type="float" office:value="45.344" calcext:value-type="float">
            <text:p>45.344,</text:p>
          </table:table-cell>
          <table:table-cell office:value-type="string" calcext:value-type="string">
            <text:p><text:s/>steps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.220536050657154" calcext:value-type="float">
            <text:p>0.2205360506571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9</text:p>
          </table:table-cell>
          <table:table-cell office:value-type="string" calcext:value-type="string">
            <text:p><text:s/>reward</text:p>
          </table:table-cell>
          <table:table-cell office:value-type="float" office:value="45.474" calcext:value-type="float">
            <text:p>45.474,</text:p>
          </table:table-cell>
          <table:table-cell office:value-type="string" calcext:value-type="string">
            <text:p><text:s/>steps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0.21990364578838" calcext:value-type="float">
            <text:p>0.2199036457883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7</text:p>
          </table:table-cell>
          <table:table-cell office:value-type="string" calcext:value-type="string">
            <text:p><text:s/>reward</text:p>
          </table:table-cell>
          <table:table-cell office:value-type="float" office:value="45.732" calcext:value-type="float">
            <text:p>45.732,</text:p>
          </table:table-cell>
          <table:table-cell office:value-type="string" calcext:value-type="string">
            <text:p><text:s/>steps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0.218667500590017" calcext:value-type="float">
            <text:p>0.2186675005900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4</text:p>
          </table:table-cell>
          <table:table-cell office:value-type="string" calcext:value-type="string">
            <text:p><text:s/>reward</text:p>
          </table:table-cell>
          <table:table-cell office:value-type="float" office:value="45.781" calcext:value-type="float">
            <text:p>45.781,</text:p>
          </table:table-cell>
          <table:table-cell office:value-type="string" calcext:value-type="string">
            <text:p><text:s/>steps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0.218429091568417" calcext:value-type="float">
            <text:p>0.2184290915684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7</text:p>
          </table:table-cell>
          <table:table-cell office:value-type="string" calcext:value-type="string">
            <text:p><text:s/>reward</text:p>
          </table:table-cell>
          <table:table-cell office:value-type="float" office:value="45.795" calcext:value-type="float">
            <text:p>45.795,</text:p>
          </table:table-cell>
          <table:table-cell office:value-type="string" calcext:value-type="string">
            <text:p><text:s/>steps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0.21836240539562" calcext:value-type="float">
            <text:p>0.218362405395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3</text:p>
          </table:table-cell>
          <table:table-cell office:value-type="string" calcext:value-type="string">
            <text:p><text:s/>reward</text:p>
          </table:table-cell>
          <table:table-cell office:value-type="float" office:value="45.843" calcext:value-type="float">
            <text:p>45.843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218137039935558" calcext:value-type="float">
            <text:p>0.21813703993555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4</text:p>
          </table:table-cell>
          <table:table-cell office:value-type="string" calcext:value-type="string">
            <text:p><text:s/>reward</text:p>
          </table:table-cell>
          <table:table-cell office:value-type="float" office:value="45.869" calcext:value-type="float">
            <text:p>45.869,</text:p>
          </table:table-cell>
          <table:table-cell office:value-type="string" calcext:value-type="string">
            <text:p><text:s/>steps</text:p>
          </table:table-cell>
          <table:table-cell office:value-type="float" office:value="269" calcext:value-type="float">
            <text:p>269</text:p>
          </table:table-cell>
          <table:table-cell table:style-name="ce1" office:value-type="float" office:value="0.218013635116083" calcext:value-type="float">
            <text:p>0.2180136351160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1</text:p>
          </table:table-cell>
          <table:table-cell office:value-type="string" calcext:value-type="string">
            <text:p><text:s/>reward</text:p>
          </table:table-cell>
          <table:table-cell office:value-type="float" office:value="46.048" calcext:value-type="float">
            <text:p>46.048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217163720487745" calcext:value-type="float">
            <text:p>0.2171637204877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4</text:p>
          </table:table-cell>
          <table:table-cell office:value-type="string" calcext:value-type="string">
            <text:p><text:s/>reward</text:p>
          </table:table-cell>
          <table:table-cell office:value-type="float" office:value="46.165" calcext:value-type="float">
            <text:p>46.165,</text:p>
          </table:table-cell>
          <table:table-cell office:value-type="string" calcext:value-type="string">
            <text:p><text:s/>steps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.216613471459635" calcext:value-type="float">
            <text:p>0.2166134714596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7</text:p>
          </table:table-cell>
          <table:table-cell office:value-type="string" calcext:value-type="string">
            <text:p><text:s/>reward</text:p>
          </table:table-cell>
          <table:table-cell office:value-type="float" office:value="46.181" calcext:value-type="float">
            <text:p>46.181,</text:p>
          </table:table-cell>
          <table:table-cell office:value-type="string" calcext:value-type="string">
            <text:p><text:s/>steps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.216538690728711" calcext:value-type="float">
            <text:p>0.21653869072871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1</text:p>
          </table:table-cell>
          <table:table-cell office:value-type="string" calcext:value-type="string">
            <text:p><text:s/>reward</text:p>
          </table:table-cell>
          <table:table-cell office:value-type="float" office:value="46.806" calcext:value-type="float">
            <text:p>46.806,</text:p>
          </table:table-cell>
          <table:table-cell office:value-type="string" calcext:value-type="string">
            <text:p><text:s/>steps</text:p>
          </table:table-cell>
          <table:table-cell office:value-type="float" office:value="211" calcext:value-type="float">
            <text:p>211</text:p>
          </table:table-cell>
          <table:table-cell table:style-name="ce1" office:value-type="float" office:value="0.213650081409966" calcext:value-type="float">
            <text:p>0.21365008140996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6</text:p>
          </table:table-cell>
          <table:table-cell office:value-type="string" calcext:value-type="string">
            <text:p><text:s/>reward</text:p>
          </table:table-cell>
          <table:table-cell office:value-type="float" office:value="46.827" calcext:value-type="float">
            <text:p>46.827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213549937140609" calcext:value-type="float">
            <text:p>0.21354993714060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6</text:p>
          </table:table-cell>
          <table:table-cell office:value-type="string" calcext:value-type="string">
            <text:p><text:s/>reward</text:p>
          </table:table-cell>
          <table:table-cell office:value-type="float" office:value="46.943" calcext:value-type="float">
            <text:p>46.943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213023150833429" calcext:value-type="float">
            <text:p>0.2130231508334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4</text:p>
          </table:table-cell>
          <table:table-cell office:value-type="string" calcext:value-type="string">
            <text:p><text:s/>reward</text:p>
          </table:table-cell>
          <table:table-cell office:value-type="float" office:value="47.009" calcext:value-type="float">
            <text:p>47.009,</text:p>
          </table:table-cell>
          <table:table-cell office:value-type="string" calcext:value-type="string">
            <text:p><text:s/>steps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0.212724287171406" calcext:value-type="float">
            <text:p>0.2127242871714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8</text:p>
          </table:table-cell>
          <table:table-cell office:value-type="string" calcext:value-type="string">
            <text:p><text:s/>reward</text:p>
          </table:table-cell>
          <table:table-cell office:value-type="float" office:value="47.108" calcext:value-type="float">
            <text:p>47.108,</text:p>
          </table:table-cell>
          <table:table-cell office:value-type="string" calcext:value-type="string">
            <text:p><text:s/>steps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.212279009468457" calcext:value-type="float">
            <text:p>0.2122790094684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7</text:p>
          </table:table-cell>
          <table:table-cell office:value-type="string" calcext:value-type="string">
            <text:p><text:s/>reward</text:p>
          </table:table-cell>
          <table:table-cell office:value-type="float" office:value="47.199" calcext:value-type="float">
            <text:p>47.199,</text:p>
          </table:table-cell>
          <table:table-cell office:value-type="string" calcext:value-type="string">
            <text:p><text:s/>steps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0.211867181845173" calcext:value-type="float">
            <text:p>0.2118671818451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3</text:p>
          </table:table-cell>
          <table:table-cell office:value-type="string" calcext:value-type="string">
            <text:p><text:s/>reward</text:p>
          </table:table-cell>
          <table:table-cell office:value-type="float" office:value="47.275" calcext:value-type="float">
            <text:p>47.275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211526750251654" calcext:value-type="float">
            <text:p>0.2115267502516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7</text:p>
          </table:table-cell>
          <table:table-cell office:value-type="string" calcext:value-type="string">
            <text:p><text:s/>reward</text:p>
          </table:table-cell>
          <table:table-cell office:value-type="float" office:value="47.388" calcext:value-type="float">
            <text:p>47.388,</text:p>
          </table:table-cell>
          <table:table-cell office:value-type="string" calcext:value-type="string">
            <text:p><text:s/>steps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0.211024640811219" calcext:value-type="float">
            <text:p>0.21102464081121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5</text:p>
          </table:table-cell>
          <table:table-cell office:value-type="string" calcext:value-type="string">
            <text:p><text:s/>reward</text:p>
          </table:table-cell>
          <table:table-cell office:value-type="float" office:value="47.452" calcext:value-type="float">
            <text:p>47.452,</text:p>
          </table:table-cell>
          <table:table-cell office:value-type="string" calcext:value-type="string">
            <text:p><text:s/>steps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0.210740659208968" calcext:value-type="float">
            <text:p>0.2107406592089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</text:p>
          </table:table-cell>
          <table:table-cell office:value-type="string" calcext:value-type="string">
            <text:p><text:s/>reward</text:p>
          </table:table-cell>
          <table:table-cell office:value-type="float" office:value="47.589" calcext:value-type="float">
            <text:p>47.589,</text:p>
          </table:table-cell>
          <table:table-cell office:value-type="string" calcext:value-type="string">
            <text:p><text:s/>steps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0.210133629014226" calcext:value-type="float">
            <text:p>0.21013362901422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7</text:p>
          </table:table-cell>
          <table:table-cell office:value-type="string" calcext:value-type="string">
            <text:p><text:s/>reward</text:p>
          </table:table-cell>
          <table:table-cell office:value-type="float" office:value="47.615" calcext:value-type="float">
            <text:p>47.615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0.210017785784311" calcext:value-type="float">
            <text:p>0.21001778578431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6</text:p>
          </table:table-cell>
          <table:table-cell office:value-type="string" calcext:value-type="string">
            <text:p><text:s/>reward</text:p>
          </table:table-cell>
          <table:table-cell office:value-type="float" office:value="47.665" calcext:value-type="float">
            <text:p>47.665,</text:p>
          </table:table-cell>
          <table:table-cell office:value-type="string" calcext:value-type="string">
            <text:p><text:s/>steps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209795818390601" calcext:value-type="float">
            <text:p>0.20979581839060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0</text:p>
          </table:table-cell>
          <table:table-cell office:value-type="string" calcext:value-type="string">
            <text:p><text:s/>reward</text:p>
          </table:table-cell>
          <table:table-cell office:value-type="float" office:value="47.677" calcext:value-type="float">
            <text:p>47.677,</text:p>
          </table:table-cell>
          <table:table-cell office:value-type="string" calcext:value-type="string">
            <text:p><text:s/>steps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0.20974503538552" calcext:value-type="float">
            <text:p>0.209745035385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6</text:p>
          </table:table-cell>
          <table:table-cell office:value-type="string" calcext:value-type="string">
            <text:p><text:s/>reward</text:p>
          </table:table-cell>
          <table:table-cell office:value-type="float" office:value="47.741" calcext:value-type="float">
            <text:p>47.741,</text:p>
          </table:table-cell>
          <table:table-cell office:value-type="string" calcext:value-type="string">
            <text:p><text:s/>steps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0.209465341332313" calcext:value-type="float">
            <text:p>0.2094653413323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9</text:p>
          </table:table-cell>
          <table:table-cell office:value-type="string" calcext:value-type="string">
            <text:p><text:s/>reward</text:p>
          </table:table-cell>
          <table:table-cell office:value-type="float" office:value="47.759" calcext:value-type="float">
            <text:p>47.759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209383122141302" calcext:value-type="float">
            <text:p>0.2093831221413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5</text:p>
          </table:table-cell>
          <table:table-cell office:value-type="string" calcext:value-type="string">
            <text:p><text:s/>reward</text:p>
          </table:table-cell>
          <table:table-cell office:value-type="float" office:value="47.81" calcext:value-type="float">
            <text:p>47.81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209160976974649" calcext:value-type="float">
            <text:p>0.20916097697464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9</text:p>
          </table:table-cell>
          <table:table-cell office:value-type="string" calcext:value-type="string">
            <text:p><text:s/>reward</text:p>
          </table:table-cell>
          <table:table-cell office:value-type="float" office:value="47.989" calcext:value-type="float">
            <text:p>47.989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0.208382438375434" calcext:value-type="float">
            <text:p>0.2083824383754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</text:p>
          </table:table-cell>
          <table:table-cell office:value-type="string" calcext:value-type="string">
            <text:p><text:s/>reward</text:p>
          </table:table-cell>
          <table:table-cell office:value-type="float" office:value="48.1" calcext:value-type="float">
            <text:p>48.1,</text:p>
          </table:table-cell>
          <table:table-cell office:value-type="string" calcext:value-type="string">
            <text:p><text:s/>steps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.207900114524078" calcext:value-type="float">
            <text:p>0.2079001145240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0</text:p>
          </table:table-cell>
          <table:table-cell office:value-type="string" calcext:value-type="string">
            <text:p><text:s/>reward</text:p>
          </table:table-cell>
          <table:table-cell office:value-type="float" office:value="48.253" calcext:value-type="float">
            <text:p>48.253,</text:p>
          </table:table-cell>
          <table:table-cell office:value-type="string" calcext:value-type="string">
            <text:p><text:s/>steps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0.207241807657352" calcext:value-type="float">
            <text:p>0.2072418076573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5</text:p>
          </table:table-cell>
          <table:table-cell office:value-type="string" calcext:value-type="string">
            <text:p><text:s/>reward</text:p>
          </table:table-cell>
          <table:table-cell office:value-type="float" office:value="48.344" calcext:value-type="float">
            <text:p>48.344,</text:p>
          </table:table-cell>
          <table:table-cell office:value-type="string" calcext:value-type="string">
            <text:p><text:s/>steps</text:p>
          </table:table-cell>
          <table:table-cell office:value-type="float" office:value="203" calcext:value-type="float">
            <text:p>203</text:p>
          </table:table-cell>
          <table:table-cell table:style-name="ce1" office:value-type="float" office:value="0.206851393255958" calcext:value-type="float">
            <text:p>0.20685139325595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6</text:p>
          </table:table-cell>
          <table:table-cell office:value-type="string" calcext:value-type="string">
            <text:p><text:s/>reward</text:p>
          </table:table-cell>
          <table:table-cell office:value-type="float" office:value="48.381" calcext:value-type="float">
            <text:p>48.381,</text:p>
          </table:table-cell>
          <table:table-cell office:value-type="string" calcext:value-type="string">
            <text:p><text:s/>steps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06691060282891" calcext:value-type="float">
            <text:p>0.2066910602828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7</text:p>
          </table:table-cell>
          <table:table-cell office:value-type="string" calcext:value-type="string">
            <text:p><text:s/>reward</text:p>
          </table:table-cell>
          <table:table-cell office:value-type="float" office:value="48.406" calcext:value-type="float">
            <text:p>48.406,</text:p>
          </table:table-cell>
          <table:table-cell office:value-type="string" calcext:value-type="string">
            <text:p><text:s/>steps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0.206584145676914" calcext:value-type="float">
            <text:p>0.2065841456769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6</text:p>
          </table:table-cell>
          <table:table-cell office:value-type="string" calcext:value-type="string">
            <text:p><text:s/>reward</text:p>
          </table:table-cell>
          <table:table-cell office:value-type="float" office:value="48.641" calcext:value-type="float">
            <text:p>48.641,</text:p>
          </table:table-cell>
          <table:table-cell office:value-type="string" calcext:value-type="string">
            <text:p><text:s/>steps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0.205588493773732" calcext:value-type="float">
            <text:p>0.2055884937737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9</text:p>
          </table:table-cell>
          <table:table-cell office:value-type="string" calcext:value-type="string">
            <text:p><text:s/>reward</text:p>
          </table:table-cell>
          <table:table-cell office:value-type="float" office:value="48.88" calcext:value-type="float">
            <text:p>48.88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204580755408035" calcext:value-type="float">
            <text:p>0.2045807554080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8</text:p>
          </table:table-cell>
          <table:table-cell office:value-type="string" calcext:value-type="string">
            <text:p><text:s/>reward</text:p>
          </table:table-cell>
          <table:table-cell office:value-type="float" office:value="49.356" calcext:value-type="float">
            <text:p>49.356,</text:p>
          </table:table-cell>
          <table:table-cell office:value-type="string" calcext:value-type="string">
            <text:p><text:s/>steps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202611548371854" calcext:value-type="float">
            <text:p>0.2026115483718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7</text:p>
          </table:table-cell>
          <table:table-cell office:value-type="string" calcext:value-type="string">
            <text:p><text:s/>reward</text:p>
          </table:table-cell>
          <table:table-cell office:value-type="float" office:value="49.759" calcext:value-type="float">
            <text:p>49.759,</text:p>
          </table:table-cell>
          <table:table-cell office:value-type="string" calcext:value-type="string">
            <text:p><text:s/>steps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0.200969749163127" calcext:value-type="float">
            <text:p>0.2009697491631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9</text:p>
          </table:table-cell>
          <table:table-cell office:value-type="string" calcext:value-type="string">
            <text:p><text:s/>reward</text:p>
          </table:table-cell>
          <table:table-cell office:value-type="float" office:value="49.795" calcext:value-type="float">
            <text:p>49.795,</text:p>
          </table:table-cell>
          <table:table-cell office:value-type="string" calcext:value-type="string">
            <text:p><text:s/>steps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0.200823145138829" calcext:value-type="float">
            <text:p>0.2008231451388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0</text:p>
          </table:table-cell>
          <table:table-cell office:value-type="string" calcext:value-type="string">
            <text:p><text:s/>reward</text:p>
          </table:table-cell>
          <table:table-cell office:value-type="float" office:value="49.957" calcext:value-type="float">
            <text:p>49.957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200172326621102" calcext:value-type="float">
            <text:p>0.2001723266211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0</text:p>
          </table:table-cell>
          <table:table-cell office:value-type="string" calcext:value-type="string">
            <text:p><text:s/>reward</text:p>
          </table:table-cell>
          <table:table-cell office:value-type="float" office:value="50.051" calcext:value-type="float">
            <text:p>50.051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199797086066376" calcext:value-type="float">
            <text:p>0.1997970860663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5</text:p>
          </table:table-cell>
          <table:table-cell office:value-type="string" calcext:value-type="string">
            <text:p><text:s/>reward</text:p>
          </table:table-cell>
          <table:table-cell office:value-type="float" office:value="50.14" calcext:value-type="float">
            <text:p>50.14,</text:p>
          </table:table-cell>
          <table:table-cell office:value-type="string" calcext:value-type="string">
            <text:p><text:s/>steps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.199441800494391" calcext:value-type="float">
            <text:p>0.1994418004943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7</text:p>
          </table:table-cell>
          <table:table-cell office:value-type="string" calcext:value-type="string">
            <text:p><text:s/>reward</text:p>
          </table:table-cell>
          <table:table-cell office:value-type="float" office:value="50.31" calcext:value-type="float">
            <text:p>50.31,</text:p>
          </table:table-cell>
          <table:table-cell office:value-type="string" calcext:value-type="string">
            <text:p><text:s/>steps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0.198766715544325" calcext:value-type="float">
            <text:p>0.19876671554432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1</text:p>
          </table:table-cell>
          <table:table-cell office:value-type="string" calcext:value-type="string">
            <text:p><text:s/>reward</text:p>
          </table:table-cell>
          <table:table-cell office:value-type="float" office:value="50.348" calcext:value-type="float">
            <text:p>50.348,</text:p>
          </table:table-cell>
          <table:table-cell office:value-type="string" calcext:value-type="string">
            <text:p><text:s/>steps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.198616229517476" calcext:value-type="float">
            <text:p>0.1986162295174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8</text:p>
          </table:table-cell>
          <table:table-cell office:value-type="string" calcext:value-type="string">
            <text:p><text:s/>reward</text:p>
          </table:table-cell>
          <table:table-cell office:value-type="float" office:value="50.441" calcext:value-type="float">
            <text:p>50.441,</text:p>
          </table:table-cell>
          <table:table-cell office:value-type="string" calcext:value-type="string">
            <text:p><text:s/>steps</text:p>
          </table:table-cell>
          <table:table-cell office:value-type="float" office:value="265" calcext:value-type="float">
            <text:p>265</text:p>
          </table:table-cell>
          <table:table-cell table:style-name="ce1" office:value-type="float" office:value="0.198252636546243" calcext:value-type="float">
            <text:p>0.19825263654624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6</text:p>
          </table:table-cell>
          <table:table-cell office:value-type="string" calcext:value-type="string">
            <text:p><text:s/>reward</text:p>
          </table:table-cell>
          <table:table-cell office:value-type="float" office:value="50.482" calcext:value-type="float">
            <text:p>50.482,</text:p>
          </table:table-cell>
          <table:table-cell office:value-type="string" calcext:value-type="string">
            <text:p><text:s/>steps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0.198091250153869" calcext:value-type="float">
            <text:p>0.19809125015386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</text:p>
          </table:table-cell>
          <table:table-cell office:value-type="string" calcext:value-type="string">
            <text:p><text:s/>reward</text:p>
          </table:table-cell>
          <table:table-cell office:value-type="float" office:value="50.714" calcext:value-type="float">
            <text:p>50.714,</text:p>
          </table:table-cell>
          <table:table-cell office:value-type="string" calcext:value-type="string">
            <text:p><text:s/>steps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197183886583474" calcext:value-type="float">
            <text:p>0.19718388658347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5</text:p>
          </table:table-cell>
          <table:table-cell office:value-type="string" calcext:value-type="string">
            <text:p><text:s/>reward</text:p>
          </table:table-cell>
          <table:table-cell office:value-type="float" office:value="50.751" calcext:value-type="float">
            <text:p>50.751,</text:p>
          </table:table-cell>
          <table:table-cell office:value-type="string" calcext:value-type="string">
            <text:p><text:s/>steps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.197041957038788" calcext:value-type="float">
            <text:p>0.1970419570387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1</text:p>
          </table:table-cell>
          <table:table-cell office:value-type="string" calcext:value-type="string">
            <text:p><text:s/>reward</text:p>
          </table:table-cell>
          <table:table-cell office:value-type="float" office:value="50.755" calcext:value-type="float">
            <text:p>50.755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197026171258194" calcext:value-type="float">
            <text:p>0.1970261712581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</text:p>
          </table:table-cell>
          <table:table-cell office:value-type="string" calcext:value-type="string">
            <text:p><text:s/>reward</text:p>
          </table:table-cell>
          <table:table-cell office:value-type="float" office:value="50.797" calcext:value-type="float">
            <text:p>50.797,</text:p>
          </table:table-cell>
          <table:table-cell office:value-type="string" calcext:value-type="string">
            <text:p><text:s/>steps</text:p>
          </table:table-cell>
          <table:table-cell office:value-type="float" office:value="406" calcext:value-type="float">
            <text:p>406</text:p>
          </table:table-cell>
          <table:table-cell table:style-name="ce1" office:value-type="float" office:value="0.196860787014614" calcext:value-type="float">
            <text:p>0.1968607870146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3</text:p>
          </table:table-cell>
          <table:table-cell office:value-type="string" calcext:value-type="string">
            <text:p><text:s/>reward</text:p>
          </table:table-cell>
          <table:table-cell office:value-type="float" office:value="50.813" calcext:value-type="float">
            <text:p>50.813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196798107475633" calcext:value-type="float">
            <text:p>0.19679810747563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4</text:p>
          </table:table-cell>
          <table:table-cell office:value-type="string" calcext:value-type="string">
            <text:p><text:s/>reward</text:p>
          </table:table-cell>
          <table:table-cell office:value-type="float" office:value="50.828" calcext:value-type="float">
            <text:p>50.828,</text:p>
          </table:table-cell>
          <table:table-cell office:value-type="string" calcext:value-type="string">
            <text:p><text:s/>steps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0.196740103070034" calcext:value-type="float">
            <text:p>0.1967401030700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6</text:p>
          </table:table-cell>
          <table:table-cell office:value-type="string" calcext:value-type="string">
            <text:p><text:s/>reward</text:p>
          </table:table-cell>
          <table:table-cell office:value-type="float" office:value="51.083" calcext:value-type="float">
            <text:p>51.083,</text:p>
          </table:table-cell>
          <table:table-cell office:value-type="string" calcext:value-type="string">
            <text:p><text:s/>steps</text:p>
          </table:table-cell>
          <table:table-cell office:value-type="float" office:value="248" calcext:value-type="float">
            <text:p>248</text:p>
          </table:table-cell>
          <table:table-cell table:style-name="ce1" office:value-type="float" office:value="0.195759718684299" calcext:value-type="float">
            <text:p>0.1957597186842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0</text:p>
          </table:table-cell>
          <table:table-cell office:value-type="string" calcext:value-type="string">
            <text:p><text:s/>reward</text:p>
          </table:table-cell>
          <table:table-cell office:value-type="float" office:value="51.098" calcext:value-type="float">
            <text:p>51.098,</text:p>
          </table:table-cell>
          <table:table-cell office:value-type="string" calcext:value-type="string">
            <text:p><text:s/>steps</text:p>
          </table:table-cell>
          <table:table-cell office:value-type="float" office:value="227" calcext:value-type="float">
            <text:p>227</text:p>
          </table:table-cell>
          <table:table-cell table:style-name="ce1" office:value-type="float" office:value="0.19570265133579" calcext:value-type="float">
            <text:p>0.195702651335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5</text:p>
          </table:table-cell>
          <table:table-cell office:value-type="string" calcext:value-type="string">
            <text:p><text:s/>reward</text:p>
          </table:table-cell>
          <table:table-cell office:value-type="float" office:value="51.103" calcext:value-type="float">
            <text:p>51.103,</text:p>
          </table:table-cell>
          <table:table-cell office:value-type="string" calcext:value-type="string">
            <text:p><text:s/>steps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0.195685032164183" calcext:value-type="float">
            <text:p>0.1956850321641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5</text:p>
          </table:table-cell>
          <table:table-cell office:value-type="string" calcext:value-type="string">
            <text:p><text:s/>reward</text:p>
          </table:table-cell>
          <table:table-cell office:value-type="float" office:value="51.113" calcext:value-type="float">
            <text:p>51.113,</text:p>
          </table:table-cell>
          <table:table-cell office:value-type="string" calcext:value-type="string">
            <text:p><text:s/>steps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0.195644957509185" calcext:value-type="float">
            <text:p>0.19564495750918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7</text:p>
          </table:table-cell>
          <table:table-cell office:value-type="string" calcext:value-type="string">
            <text:p><text:s/>reward</text:p>
          </table:table-cell>
          <table:table-cell office:value-type="float" office:value="51.196" calcext:value-type="float">
            <text:p>51.196,</text:p>
          </table:table-cell>
          <table:table-cell office:value-type="string" calcext:value-type="string">
            <text:p><text:s/>steps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0.195329087713656" calcext:value-type="float">
            <text:p>0.1953290877136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8</text:p>
          </table:table-cell>
          <table:table-cell office:value-type="string" calcext:value-type="string">
            <text:p><text:s/>reward</text:p>
          </table:table-cell>
          <table:table-cell office:value-type="float" office:value="51.271" calcext:value-type="float">
            <text:p>51.271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195041326461736" calcext:value-type="float">
            <text:p>0.1950413264617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1</text:p>
          </table:table-cell>
          <table:table-cell office:value-type="string" calcext:value-type="string">
            <text:p><text:s/>reward</text:p>
          </table:table-cell>
          <table:table-cell office:value-type="float" office:value="51.518" calcext:value-type="float">
            <text:p>51.518,</text:p>
          </table:table-cell>
          <table:table-cell office:value-type="string" calcext:value-type="string">
            <text:p><text:s/>steps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0.194106617378571" calcext:value-type="float">
            <text:p>0.1941066173785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2</text:p>
          </table:table-cell>
          <table:table-cell office:value-type="string" calcext:value-type="string">
            <text:p><text:s/>reward</text:p>
          </table:table-cell>
          <table:table-cell office:value-type="float" office:value="51.537" calcext:value-type="float">
            <text:p>51.537,</text:p>
          </table:table-cell>
          <table:table-cell office:value-type="string" calcext:value-type="string">
            <text:p><text:s/>steps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0.19403513414523" calcext:value-type="float">
            <text:p>0.1940351341452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8</text:p>
          </table:table-cell>
          <table:table-cell office:value-type="string" calcext:value-type="string">
            <text:p><text:s/>reward</text:p>
          </table:table-cell>
          <table:table-cell office:value-type="float" office:value="51.733" calcext:value-type="float">
            <text:p>51.733,</text:p>
          </table:table-cell>
          <table:table-cell office:value-type="string" calcext:value-type="string">
            <text:p><text:s/>steps</text:p>
          </table:table-cell>
          <table:table-cell office:value-type="float" office:value="169" calcext:value-type="float">
            <text:p>169</text:p>
          </table:table-cell>
          <table:table-cell table:style-name="ce1" office:value-type="float" office:value="0.19330039571293" calcext:value-type="float">
            <text:p>0.1933003957129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2</text:p>
          </table:table-cell>
          <table:table-cell office:value-type="string" calcext:value-type="string">
            <text:p><text:s/>reward</text:p>
          </table:table-cell>
          <table:table-cell office:value-type="float" office:value="52.049" calcext:value-type="float">
            <text:p>52.049,</text:p>
          </table:table-cell>
          <table:table-cell office:value-type="string" calcext:value-type="string">
            <text:p><text:s/>steps</text:p>
          </table:table-cell>
          <table:table-cell office:value-type="float" office:value="178" calcext:value-type="float">
            <text:p>178</text:p>
          </table:table-cell>
          <table:table-cell table:style-name="ce1" office:value-type="float" office:value="0.192127321661397" calcext:value-type="float">
            <text:p>0.19212732166139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5</text:p>
          </table:table-cell>
          <table:table-cell office:value-type="string" calcext:value-type="string">
            <text:p><text:s/>reward</text:p>
          </table:table-cell>
          <table:table-cell office:value-type="float" office:value="52.089" calcext:value-type="float">
            <text:p>52.089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191979385847079" calcext:value-type="float">
            <text:p>0.1919793858470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6</text:p>
          </table:table-cell>
          <table:table-cell office:value-type="string" calcext:value-type="string">
            <text:p><text:s/>reward</text:p>
          </table:table-cell>
          <table:table-cell office:value-type="float" office:value="52.093" calcext:value-type="float">
            <text:p>52.093,</text:p>
          </table:table-cell>
          <table:table-cell office:value-type="string" calcext:value-type="string">
            <text:p><text:s/>steps</text:p>
          </table:table-cell>
          <table:table-cell office:value-type="float" office:value="193" calcext:value-type="float">
            <text:p>193</text:p>
          </table:table-cell>
          <table:table-cell table:style-name="ce1" office:value-type="float" office:value="0.191964525637962" calcext:value-type="float">
            <text:p>0.1919645256379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7</text:p>
          </table:table-cell>
          <table:table-cell office:value-type="string" calcext:value-type="string">
            <text:p><text:s/>reward</text:p>
          </table:table-cell>
          <table:table-cell office:value-type="float" office:value="52.134" calcext:value-type="float">
            <text:p>52.134,</text:p>
          </table:table-cell>
          <table:table-cell office:value-type="string" calcext:value-type="string">
            <text:p><text:s/>steps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0.191813148571036" calcext:value-type="float">
            <text:p>0.1918131485710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3</text:p>
          </table:table-cell>
          <table:table-cell office:value-type="string" calcext:value-type="string">
            <text:p><text:s/>reward</text:p>
          </table:table-cell>
          <table:table-cell office:value-type="float" office:value="52.163" calcext:value-type="float">
            <text:p>52.163,</text:p>
          </table:table-cell>
          <table:table-cell office:value-type="string" calcext:value-type="string">
            <text:p><text:s/>steps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0.191705105162514" calcext:value-type="float">
            <text:p>0.1917051051625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4</text:p>
          </table:table-cell>
          <table:table-cell office:value-type="string" calcext:value-type="string">
            <text:p><text:s/>reward</text:p>
          </table:table-cell>
          <table:table-cell office:value-type="float" office:value="52.25" calcext:value-type="float">
            <text:p>52.25,</text:p>
          </table:table-cell>
          <table:table-cell office:value-type="string" calcext:value-type="string">
            <text:p><text:s/>steps</text:p>
          </table:table-cell>
          <table:table-cell office:value-type="float" office:value="185" calcext:value-type="float">
            <text:p>185</text:p>
          </table:table-cell>
          <table:table-cell table:style-name="ce1" office:value-type="float" office:value="0.191385857265134" calcext:value-type="float">
            <text:p>0.1913858572651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8</text:p>
          </table:table-cell>
          <table:table-cell office:value-type="string" calcext:value-type="string">
            <text:p><text:s/>reward</text:p>
          </table:table-cell>
          <table:table-cell office:value-type="float" office:value="52.413" calcext:value-type="float">
            <text:p>52.413,</text:p>
          </table:table-cell>
          <table:table-cell office:value-type="string" calcext:value-type="string">
            <text:p><text:s/>steps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0.190793226358599" calcext:value-type="float">
            <text:p>0.1907932263585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7</text:p>
          </table:table-cell>
          <table:table-cell office:value-type="string" calcext:value-type="string">
            <text:p><text:s/>reward</text:p>
          </table:table-cell>
          <table:table-cell office:value-type="float" office:value="52.457" calcext:value-type="float">
            <text:p>52.457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19063259813227" calcext:value-type="float">
            <text:p>0.190632598132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0</text:p>
          </table:table-cell>
          <table:table-cell office:value-type="string" calcext:value-type="string">
            <text:p><text:s/>reward</text:p>
          </table:table-cell>
          <table:table-cell office:value-type="float" office:value="52.654" calcext:value-type="float">
            <text:p>52.654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189920729431243" calcext:value-type="float">
            <text:p>0.18992072943124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3</text:p>
          </table:table-cell>
          <table:table-cell office:value-type="string" calcext:value-type="string">
            <text:p><text:s/>reward</text:p>
          </table:table-cell>
          <table:table-cell office:value-type="float" office:value="52.707" calcext:value-type="float">
            <text:p>52.707,</text:p>
          </table:table-cell>
          <table:table-cell office:value-type="string" calcext:value-type="string">
            <text:p><text:s/>steps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0.189726924173765" calcext:value-type="float">
            <text:p>0.1897269241737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9</text:p>
          </table:table-cell>
          <table:table-cell office:value-type="string" calcext:value-type="string">
            <text:p><text:s/>reward</text:p>
          </table:table-cell>
          <table:table-cell office:value-type="float" office:value="52.755" calcext:value-type="float">
            <text:p>52.755,</text:p>
          </table:table-cell>
          <table:table-cell office:value-type="string" calcext:value-type="string">
            <text:p><text:s/>steps</text:p>
          </table:table-cell>
          <table:table-cell office:value-type="float" office:value="286" calcext:value-type="float">
            <text:p>286</text:p>
          </table:table-cell>
          <table:table-cell table:style-name="ce1" office:value-type="float" office:value="0.189555170834703" calcext:value-type="float">
            <text:p>0.1895551708347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7</text:p>
          </table:table-cell>
          <table:table-cell office:value-type="string" calcext:value-type="string">
            <text:p><text:s/>reward</text:p>
          </table:table-cell>
          <table:table-cell office:value-type="float" office:value="52.802" calcext:value-type="float">
            <text:p>52.802,</text:p>
          </table:table-cell>
          <table:table-cell office:value-type="string" calcext:value-type="string">
            <text:p><text:s/>steps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0.189387564712673" calcext:value-type="float">
            <text:p>0.1893875647126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6</text:p>
          </table:table-cell>
          <table:table-cell office:value-type="string" calcext:value-type="string">
            <text:p><text:s/>reward</text:p>
          </table:table-cell>
          <table:table-cell office:value-type="float" office:value="53.055" calcext:value-type="float">
            <text:p>53.055,</text:p>
          </table:table-cell>
          <table:table-cell office:value-type="string" calcext:value-type="string">
            <text:p><text:s/>steps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0.18848345693117" calcext:value-type="float">
            <text:p>0.188483456931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1</text:p>
          </table:table-cell>
          <table:table-cell office:value-type="string" calcext:value-type="string">
            <text:p><text:s/>reward</text:p>
          </table:table-cell>
          <table:table-cell office:value-type="float" office:value="53.184" calcext:value-type="float">
            <text:p>53.184,</text:p>
          </table:table-cell>
          <table:table-cell office:value-type="string" calcext:value-type="string">
            <text:p><text:s/>steps</text:p>
          </table:table-cell>
          <table:table-cell office:value-type="float" office:value="143" calcext:value-type="float">
            <text:p>143</text:p>
          </table:table-cell>
          <table:table-cell table:style-name="ce1" office:value-type="float" office:value="0.188025301887089" calcext:value-type="float">
            <text:p>0.18802530188708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9</text:p>
          </table:table-cell>
          <table:table-cell office:value-type="string" calcext:value-type="string">
            <text:p><text:s/>reward</text:p>
          </table:table-cell>
          <table:table-cell office:value-type="float" office:value="53.214" calcext:value-type="float">
            <text:p>53.214,</text:p>
          </table:table-cell>
          <table:table-cell office:value-type="string" calcext:value-type="string">
            <text:p><text:s/>steps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0.187920937663408" calcext:value-type="float">
            <text:p>0.1879209376634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6</text:p>
          </table:table-cell>
          <table:table-cell office:value-type="string" calcext:value-type="string">
            <text:p><text:s/>reward</text:p>
          </table:table-cell>
          <table:table-cell office:value-type="float" office:value="53.281" calcext:value-type="float">
            <text:p>53.281,</text:p>
          </table:table-cell>
          <table:table-cell office:value-type="string" calcext:value-type="string">
            <text:p><text:s/>steps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.187685555958392" calcext:value-type="float">
            <text:p>0.18768555595839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5</text:p>
          </table:table-cell>
          <table:table-cell office:value-type="string" calcext:value-type="string">
            <text:p><text:s/>reward</text:p>
          </table:table-cell>
          <table:table-cell office:value-type="float" office:value="53.281" calcext:value-type="float">
            <text:p>53.281,</text:p>
          </table:table-cell>
          <table:table-cell office:value-type="string" calcext:value-type="string">
            <text:p><text:s/>steps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0.187683779343466" calcext:value-type="float">
            <text:p>0.18768377934346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1</text:p>
          </table:table-cell>
          <table:table-cell office:value-type="string" calcext:value-type="string">
            <text:p><text:s/>reward</text:p>
          </table:table-cell>
          <table:table-cell office:value-type="float" office:value="53.414" calcext:value-type="float">
            <text:p>53.414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87218564566187" calcext:value-type="float">
            <text:p>0.1872185645661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</text:p>
          </table:table-cell>
          <table:table-cell office:value-type="string" calcext:value-type="string">
            <text:p><text:s/>reward</text:p>
          </table:table-cell>
          <table:table-cell office:value-type="float" office:value="53.428" calcext:value-type="float">
            <text:p>53.428,</text:p>
          </table:table-cell>
          <table:table-cell office:value-type="string" calcext:value-type="string">
            <text:p><text:s/>steps</text:p>
          </table:table-cell>
          <table:table-cell office:value-type="float" office:value="192" calcext:value-type="float">
            <text:p>192</text:p>
          </table:table-cell>
          <table:table-cell table:style-name="ce1" office:value-type="float" office:value="0.187168151028345" calcext:value-type="float">
            <text:p>0.1871681510283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3</text:p>
          </table:table-cell>
          <table:table-cell office:value-type="string" calcext:value-type="string">
            <text:p><text:s/>reward</text:p>
          </table:table-cell>
          <table:table-cell office:value-type="float" office:value="53.514" calcext:value-type="float">
            <text:p>53.514,</text:p>
          </table:table-cell>
          <table:table-cell office:value-type="string" calcext:value-type="string">
            <text:p><text:s/>steps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0.18686666546686" calcext:value-type="float">
            <text:p>0.1868666654668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5</text:p>
          </table:table-cell>
          <table:table-cell office:value-type="string" calcext:value-type="string">
            <text:p><text:s/>reward</text:p>
          </table:table-cell>
          <table:table-cell office:value-type="float" office:value="53.556" calcext:value-type="float">
            <text:p>53.556,</text:p>
          </table:table-cell>
          <table:table-cell office:value-type="string" calcext:value-type="string">
            <text:p><text:s/>steps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0.186720213756777" calcext:value-type="float">
            <text:p>0.1867202137567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2</text:p>
          </table:table-cell>
          <table:table-cell office:value-type="string" calcext:value-type="string">
            <text:p><text:s/>reward</text:p>
          </table:table-cell>
          <table:table-cell office:value-type="float" office:value="53.715" calcext:value-type="float">
            <text:p>53.715,</text:p>
          </table:table-cell>
          <table:table-cell office:value-type="string" calcext:value-type="string">
            <text:p><text:s/>steps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0.186166064686768" calcext:value-type="float">
            <text:p>0.1861660646867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3</text:p>
          </table:table-cell>
          <table:table-cell office:value-type="string" calcext:value-type="string">
            <text:p><text:s/>reward</text:p>
          </table:table-cell>
          <table:table-cell office:value-type="float" office:value="54.207" calcext:value-type="float">
            <text:p>54.207,</text:p>
          </table:table-cell>
          <table:table-cell office:value-type="string" calcext:value-type="string">
            <text:p><text:s/>steps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0.184478352856106" calcext:value-type="float">
            <text:p>0.1844783528561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0</text:p>
          </table:table-cell>
          <table:table-cell office:value-type="string" calcext:value-type="string">
            <text:p><text:s/>reward</text:p>
          </table:table-cell>
          <table:table-cell office:value-type="float" office:value="54.385" calcext:value-type="float">
            <text:p>54.385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83873512262514" calcext:value-type="float">
            <text:p>0.1838735122625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0</text:p>
          </table:table-cell>
          <table:table-cell office:value-type="string" calcext:value-type="string">
            <text:p><text:s/>reward</text:p>
          </table:table-cell>
          <table:table-cell office:value-type="float" office:value="54.386" calcext:value-type="float">
            <text:p>54.386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183871413667571" calcext:value-type="float">
            <text:p>0.1838714136675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0</text:p>
          </table:table-cell>
          <table:table-cell office:value-type="string" calcext:value-type="string">
            <text:p><text:s/>reward</text:p>
          </table:table-cell>
          <table:table-cell office:value-type="float" office:value="54.482" calcext:value-type="float">
            <text:p>54.482,</text:p>
          </table:table-cell>
          <table:table-cell office:value-type="string" calcext:value-type="string">
            <text:p><text:s/>steps</text:p>
          </table:table-cell>
          <table:table-cell office:value-type="float" office:value="242" calcext:value-type="float">
            <text:p>242</text:p>
          </table:table-cell>
          <table:table-cell table:style-name="ce1" office:value-type="float" office:value="0.183546449653615" calcext:value-type="float">
            <text:p>0.18354644965361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9</text:p>
          </table:table-cell>
          <table:table-cell office:value-type="string" calcext:value-type="string">
            <text:p><text:s/>reward</text:p>
          </table:table-cell>
          <table:table-cell office:value-type="float" office:value="54.903" calcext:value-type="float">
            <text:p>54.903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182140044136636" calcext:value-type="float">
            <text:p>0.1821400441366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5</text:p>
          </table:table-cell>
          <table:table-cell office:value-type="string" calcext:value-type="string">
            <text:p><text:s/>reward</text:p>
          </table:table-cell>
          <table:table-cell office:value-type="float" office:value="55.235" calcext:value-type="float">
            <text:p>55.235,</text:p>
          </table:table-cell>
          <table:table-cell office:value-type="string" calcext:value-type="string">
            <text:p><text:s/>steps</text:p>
          </table:table-cell>
          <table:table-cell office:value-type="float" office:value="211" calcext:value-type="float">
            <text:p>211</text:p>
          </table:table-cell>
          <table:table-cell table:style-name="ce1" office:value-type="float" office:value="0.181045433895095" calcext:value-type="float">
            <text:p>0.1810454338950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9</text:p>
          </table:table-cell>
          <table:table-cell office:value-type="string" calcext:value-type="string">
            <text:p><text:s/>reward</text:p>
          </table:table-cell>
          <table:table-cell office:value-type="float" office:value="55.278" calcext:value-type="float">
            <text:p>55.278,</text:p>
          </table:table-cell>
          <table:table-cell office:value-type="string" calcext:value-type="string">
            <text:p><text:s/>steps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180903184633756" calcext:value-type="float">
            <text:p>0.1809031846337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8</text:p>
          </table:table-cell>
          <table:table-cell office:value-type="string" calcext:value-type="string">
            <text:p><text:s/>reward</text:p>
          </table:table-cell>
          <table:table-cell office:value-type="float" office:value="55.304" calcext:value-type="float">
            <text:p>55.304,</text:p>
          </table:table-cell>
          <table:table-cell office:value-type="string" calcext:value-type="string">
            <text:p><text:s/>steps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0.180818851755689" calcext:value-type="float">
            <text:p>0.18081885175568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8</text:p>
          </table:table-cell>
          <table:table-cell office:value-type="string" calcext:value-type="string">
            <text:p><text:s/>reward</text:p>
          </table:table-cell>
          <table:table-cell office:value-type="float" office:value="55.536" calcext:value-type="float">
            <text:p>55.536,</text:p>
          </table:table-cell>
          <table:table-cell office:value-type="string" calcext:value-type="string">
            <text:p><text:s/>steps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0.180064080587146" calcext:value-type="float">
            <text:p>0.18006408058714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</text:p>
          </table:table-cell>
          <table:table-cell office:value-type="string" calcext:value-type="string">
            <text:p><text:s/>reward</text:p>
          </table:table-cell>
          <table:table-cell office:value-type="float" office:value="55.544" calcext:value-type="float">
            <text:p>55.544,</text:p>
          </table:table-cell>
          <table:table-cell office:value-type="string" calcext:value-type="string">
            <text:p><text:s/>steps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0.180037107886921" calcext:value-type="float">
            <text:p>0.18003710788692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3</text:p>
          </table:table-cell>
          <table:table-cell office:value-type="string" calcext:value-type="string">
            <text:p><text:s/>reward</text:p>
          </table:table-cell>
          <table:table-cell office:value-type="float" office:value="55.638" calcext:value-type="float">
            <text:p>55.638,</text:p>
          </table:table-cell>
          <table:table-cell office:value-type="string" calcext:value-type="string">
            <text:p><text:s/>steps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0.179734802329499" calcext:value-type="float">
            <text:p>0.1797348023294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9</text:p>
          </table:table-cell>
          <table:table-cell office:value-type="string" calcext:value-type="string">
            <text:p><text:s/>reward</text:p>
          </table:table-cell>
          <table:table-cell office:value-type="float" office:value="55.895" calcext:value-type="float">
            <text:p>55.895,</text:p>
          </table:table-cell>
          <table:table-cell office:value-type="string" calcext:value-type="string">
            <text:p><text:s/>steps</text:p>
          </table:table-cell>
          <table:table-cell office:value-type="float" office:value="141" calcext:value-type="float">
            <text:p>141</text:p>
          </table:table-cell>
          <table:table-cell table:style-name="ce1" office:value-type="float" office:value="0.178905345224827" calcext:value-type="float">
            <text:p>0.1789053452248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</text:p>
          </table:table-cell>
          <table:table-cell office:value-type="string" calcext:value-type="string">
            <text:p><text:s/>reward</text:p>
          </table:table-cell>
          <table:table-cell office:value-type="float" office:value="56.064" calcext:value-type="float">
            <text:p>56.064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78369030604273" calcext:value-type="float">
            <text:p>0.1783690306042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1</text:p>
          </table:table-cell>
          <table:table-cell office:value-type="string" calcext:value-type="string">
            <text:p><text:s/>reward</text:p>
          </table:table-cell>
          <table:table-cell office:value-type="float" office:value="56.088" calcext:value-type="float">
            <text:p>56.088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78291888626259" calcext:value-type="float">
            <text:p>0.17829188862625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6</text:p>
          </table:table-cell>
          <table:table-cell office:value-type="string" calcext:value-type="string">
            <text:p><text:s/>reward</text:p>
          </table:table-cell>
          <table:table-cell office:value-type="float" office:value="56.094" calcext:value-type="float">
            <text:p>56.094,</text:p>
          </table:table-cell>
          <table:table-cell office:value-type="string" calcext:value-type="string">
            <text:p><text:s/>steps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0.178273408479548" calcext:value-type="float">
            <text:p>0.1782734084795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1</text:p>
          </table:table-cell>
          <table:table-cell office:value-type="string" calcext:value-type="string">
            <text:p><text:s/>reward</text:p>
          </table:table-cell>
          <table:table-cell office:value-type="float" office:value="56.179" calcext:value-type="float">
            <text:p>56.179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17800164600204" calcext:value-type="float">
            <text:p>0.178001646002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</text:p>
          </table:table-cell>
          <table:table-cell office:value-type="string" calcext:value-type="string">
            <text:p><text:s/>reward</text:p>
          </table:table-cell>
          <table:table-cell office:value-type="float" office:value="56.226" calcext:value-type="float">
            <text:p>56.226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7785394138226" calcext:value-type="float">
            <text:p>0.1778539413822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4</text:p>
          </table:table-cell>
          <table:table-cell office:value-type="string" calcext:value-type="string">
            <text:p><text:s/>reward</text:p>
          </table:table-cell>
          <table:table-cell office:value-type="float" office:value="56.316" calcext:value-type="float">
            <text:p>56.316,</text:p>
          </table:table-cell>
          <table:table-cell office:value-type="string" calcext:value-type="string">
            <text:p><text:s/>steps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0.177570855036873" calcext:value-type="float">
            <text:p>0.1775708550368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9</text:p>
          </table:table-cell>
          <table:table-cell office:value-type="string" calcext:value-type="string">
            <text:p><text:s/>reward</text:p>
          </table:table-cell>
          <table:table-cell office:value-type="float" office:value="56.385" calcext:value-type="float">
            <text:p>56.385,</text:p>
          </table:table-cell>
          <table:table-cell office:value-type="string" calcext:value-type="string">
            <text:p><text:s/>steps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0.177351325979895" calcext:value-type="float">
            <text:p>0.1773513259798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0</text:p>
          </table:table-cell>
          <table:table-cell office:value-type="string" calcext:value-type="string">
            <text:p><text:s/>reward</text:p>
          </table:table-cell>
          <table:table-cell office:value-type="float" office:value="56.572" calcext:value-type="float">
            <text:p>56.572,</text:p>
          </table:table-cell>
          <table:table-cell office:value-type="string" calcext:value-type="string">
            <text:p><text:s/>steps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0.176764902959636" calcext:value-type="float">
            <text:p>0.1767649029596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6</text:p>
          </table:table-cell>
          <table:table-cell office:value-type="string" calcext:value-type="string">
            <text:p><text:s/>reward</text:p>
          </table:table-cell>
          <table:table-cell office:value-type="float" office:value="56.598" calcext:value-type="float">
            <text:p>56.598,</text:p>
          </table:table-cell>
          <table:table-cell office:value-type="string" calcext:value-type="string">
            <text:p><text:s/>steps</text:p>
          </table:table-cell>
          <table:table-cell office:value-type="float" office:value="123" calcext:value-type="float">
            <text:p>123</text:p>
          </table:table-cell>
          <table:table-cell table:style-name="ce1" office:value-type="float" office:value="0.176686156693311" calcext:value-type="float">
            <text:p>0.17668615669331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</text:p>
          </table:table-cell>
          <table:table-cell office:value-type="string" calcext:value-type="string">
            <text:p><text:s/>reward</text:p>
          </table:table-cell>
          <table:table-cell office:value-type="float" office:value="56.704" calcext:value-type="float">
            <text:p>56.704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176355359475995" calcext:value-type="float">
            <text:p>0.1763553594759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7</text:p>
          </table:table-cell>
          <table:table-cell office:value-type="string" calcext:value-type="string">
            <text:p><text:s/>reward</text:p>
          </table:table-cell>
          <table:table-cell office:value-type="float" office:value="56.709" calcext:value-type="float">
            <text:p>56.709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76338543899846" calcext:value-type="float">
            <text:p>0.17633854389984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4</text:p>
          </table:table-cell>
          <table:table-cell office:value-type="string" calcext:value-type="string">
            <text:p><text:s/>reward</text:p>
          </table:table-cell>
          <table:table-cell office:value-type="float" office:value="56.789" calcext:value-type="float">
            <text:p>56.789,</text:p>
          </table:table-cell>
          <table:table-cell office:value-type="string" calcext:value-type="string">
            <text:p><text:s/>steps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0.176091018234255" calcext:value-type="float">
            <text:p>0.17609101823425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</text:p>
          </table:table-cell>
          <table:table-cell office:value-type="string" calcext:value-type="string">
            <text:p><text:s/>reward</text:p>
          </table:table-cell>
          <table:table-cell office:value-type="float" office:value="56.815" calcext:value-type="float">
            <text:p>56.815,</text:p>
          </table:table-cell>
          <table:table-cell office:value-type="string" calcext:value-type="string">
            <text:p><text:s/>steps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0.176009268942208" calcext:value-type="float">
            <text:p>0.1760092689422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0</text:p>
          </table:table-cell>
          <table:table-cell office:value-type="string" calcext:value-type="string">
            <text:p><text:s/>reward</text:p>
          </table:table-cell>
          <table:table-cell office:value-type="float" office:value="57.207" calcext:value-type="float">
            <text:p>57.207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174805138659808" calcext:value-type="float">
            <text:p>0.1748051386598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1</text:p>
          </table:table-cell>
          <table:table-cell office:value-type="string" calcext:value-type="string">
            <text:p><text:s/>reward</text:p>
          </table:table-cell>
          <table:table-cell office:value-type="float" office:value="57.217" calcext:value-type="float">
            <text:p>57.217,</text:p>
          </table:table-cell>
          <table:table-cell office:value-type="string" calcext:value-type="string">
            <text:p><text:s/>steps</text:p>
          </table:table-cell>
          <table:table-cell office:value-type="float" office:value="123" calcext:value-type="float">
            <text:p>123</text:p>
          </table:table-cell>
          <table:table-cell table:style-name="ce1" office:value-type="float" office:value="0.174774601200838" calcext:value-type="float">
            <text:p>0.17477460120083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</text:p>
          </table:table-cell>
          <table:table-cell office:value-type="string" calcext:value-type="string">
            <text:p><text:s/>reward</text:p>
          </table:table-cell>
          <table:table-cell office:value-type="float" office:value="57.608" calcext:value-type="float">
            <text:p>57.608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73586930297294" calcext:value-type="float">
            <text:p>0.1735869302972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2</text:p>
          </table:table-cell>
          <table:table-cell office:value-type="string" calcext:value-type="string">
            <text:p><text:s/>reward</text:p>
          </table:table-cell>
          <table:table-cell office:value-type="float" office:value="57.755" calcext:value-type="float">
            <text:p>57.755,</text:p>
          </table:table-cell>
          <table:table-cell office:value-type="string" calcext:value-type="string">
            <text:p><text:s/>steps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173145766821952" calcext:value-type="float">
            <text:p>0.1731457668219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2</text:p>
          </table:table-cell>
          <table:table-cell office:value-type="string" calcext:value-type="string">
            <text:p><text:s/>reward</text:p>
          </table:table-cell>
          <table:table-cell office:value-type="float" office:value="58.14" calcext:value-type="float">
            <text:p>58.14,</text:p>
          </table:table-cell>
          <table:table-cell office:value-type="string" calcext:value-type="string">
            <text:p><text:s/>steps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0.172000022788428" calcext:value-type="float">
            <text:p>0.1720000227884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8</text:p>
          </table:table-cell>
          <table:table-cell office:value-type="string" calcext:value-type="string">
            <text:p><text:s/>reward</text:p>
          </table:table-cell>
          <table:table-cell office:value-type="float" office:value="58.558" calcext:value-type="float">
            <text:p>58.558,</text:p>
          </table:table-cell>
          <table:table-cell office:value-type="string" calcext:value-type="string">
            <text:p><text:s/>steps</text:p>
          </table:table-cell>
          <table:table-cell office:value-type="float" office:value="152" calcext:value-type="float">
            <text:p>152</text:p>
          </table:table-cell>
          <table:table-cell table:style-name="ce1" office:value-type="float" office:value="0.170771600805137" calcext:value-type="float">
            <text:p>0.17077160080513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2</text:p>
          </table:table-cell>
          <table:table-cell office:value-type="string" calcext:value-type="string">
            <text:p><text:s/>reward</text:p>
          </table:table-cell>
          <table:table-cell office:value-type="float" office:value="58.812" calcext:value-type="float">
            <text:p>58.812,</text:p>
          </table:table-cell>
          <table:table-cell office:value-type="string" calcext:value-type="string">
            <text:p><text:s/>steps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0.170032594269989" calcext:value-type="float">
            <text:p>0.17003259426998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1</text:p>
          </table:table-cell>
          <table:table-cell office:value-type="string" calcext:value-type="string">
            <text:p><text:s/>reward</text:p>
          </table:table-cell>
          <table:table-cell office:value-type="float" office:value="59.163" calcext:value-type="float">
            <text:p>59.163,</text:p>
          </table:table-cell>
          <table:table-cell office:value-type="string" calcext:value-type="string">
            <text:p><text:s/>steps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0.169023989042083" calcext:value-type="float">
            <text:p>0.1690239890420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2</text:p>
          </table:table-cell>
          <table:table-cell office:value-type="string" calcext:value-type="string">
            <text:p><text:s/>reward</text:p>
          </table:table-cell>
          <table:table-cell office:value-type="float" office:value="59.216" calcext:value-type="float">
            <text:p>59.216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168872703984428" calcext:value-type="float">
            <text:p>0.1688727039844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7</text:p>
          </table:table-cell>
          <table:table-cell office:value-type="string" calcext:value-type="string">
            <text:p><text:s/>reward</text:p>
          </table:table-cell>
          <table:table-cell office:value-type="float" office:value="59.221" calcext:value-type="float">
            <text:p>59.221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168857761204704" calcext:value-type="float">
            <text:p>0.1688577612047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2</text:p>
          </table:table-cell>
          <table:table-cell office:value-type="string" calcext:value-type="string">
            <text:p><text:s/>reward</text:p>
          </table:table-cell>
          <table:table-cell office:value-type="float" office:value="59.419" calcext:value-type="float">
            <text:p>59.419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68296797479997" calcext:value-type="float">
            <text:p>0.16829679747999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1</text:p>
          </table:table-cell>
          <table:table-cell office:value-type="string" calcext:value-type="string">
            <text:p><text:s/>reward</text:p>
          </table:table-cell>
          <table:table-cell office:value-type="float" office:value="59.65" calcext:value-type="float">
            <text:p>59.65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67644259889528" calcext:value-type="float">
            <text:p>0.1676442598895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1</text:p>
          </table:table-cell>
          <table:table-cell office:value-type="string" calcext:value-type="string">
            <text:p><text:s/>reward</text:p>
          </table:table-cell>
          <table:table-cell office:value-type="float" office:value="59.658" calcext:value-type="float">
            <text:p>59.658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6762091985048" calcext:value-type="float">
            <text:p>0.167620919850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0</text:p>
          </table:table-cell>
          <table:table-cell office:value-type="string" calcext:value-type="string">
            <text:p><text:s/>reward</text:p>
          </table:table-cell>
          <table:table-cell office:value-type="float" office:value="59.835" calcext:value-type="float">
            <text:p>59.835,</text:p>
          </table:table-cell>
          <table:table-cell office:value-type="string" calcext:value-type="string">
            <text:p><text:s/>steps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0.167127460202972" calcext:value-type="float">
            <text:p>0.16712746020297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1</text:p>
          </table:table-cell>
          <table:table-cell office:value-type="string" calcext:value-type="string">
            <text:p><text:s/>reward</text:p>
          </table:table-cell>
          <table:table-cell office:value-type="float" office:value="60.016" calcext:value-type="float">
            <text:p>60.016,</text:p>
          </table:table-cell>
          <table:table-cell office:value-type="string" calcext:value-type="string">
            <text:p><text:s/>steps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0.16662354243226" calcext:value-type="float">
            <text:p>0.1666235424322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1</text:p>
          </table:table-cell>
          <table:table-cell office:value-type="string" calcext:value-type="string">
            <text:p><text:s/>reward</text:p>
          </table:table-cell>
          <table:table-cell office:value-type="float" office:value="60.22" calcext:value-type="float">
            <text:p>60.22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66057256081205" calcext:value-type="float">
            <text:p>0.16605725608120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4</text:p>
          </table:table-cell>
          <table:table-cell office:value-type="string" calcext:value-type="string">
            <text:p><text:s/>reward</text:p>
          </table:table-cell>
          <table:table-cell office:value-type="float" office:value="60.357" calcext:value-type="float">
            <text:p>60.357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165682071120932" calcext:value-type="float">
            <text:p>0.1656820711209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6</text:p>
          </table:table-cell>
          <table:table-cell office:value-type="string" calcext:value-type="string">
            <text:p><text:s/>reward</text:p>
          </table:table-cell>
          <table:table-cell office:value-type="float" office:value="60.375" calcext:value-type="float">
            <text:p>60.375,</text:p>
          </table:table-cell>
          <table:table-cell office:value-type="string" calcext:value-type="string">
            <text:p><text:s/>steps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0.165630574111795" calcext:value-type="float">
            <text:p>0.1656305741117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9</text:p>
          </table:table-cell>
          <table:table-cell office:value-type="string" calcext:value-type="string">
            <text:p><text:s/>reward</text:p>
          </table:table-cell>
          <table:table-cell office:value-type="float" office:value="61.125" calcext:value-type="float">
            <text:p>61.125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163599178646336" calcext:value-type="float">
            <text:p>0.1635991786463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6</text:p>
          </table:table-cell>
          <table:table-cell office:value-type="string" calcext:value-type="string">
            <text:p><text:s/>reward</text:p>
          </table:table-cell>
          <table:table-cell office:value-type="float" office:value="61.168" calcext:value-type="float">
            <text:p>61.168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163484933539841" calcext:value-type="float">
            <text:p>0.16348493353984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</text:p>
          </table:table-cell>
          <table:table-cell office:value-type="string" calcext:value-type="string">
            <text:p><text:s/>reward</text:p>
          </table:table-cell>
          <table:table-cell office:value-type="float" office:value="61.28" calcext:value-type="float">
            <text:p>61.28,</text:p>
          </table:table-cell>
          <table:table-cell office:value-type="string" calcext:value-type="string">
            <text:p><text:s/>steps</text:p>
          </table:table-cell>
          <table:table-cell office:value-type="float" office:value="144" calcext:value-type="float">
            <text:p>144</text:p>
          </table:table-cell>
          <table:table-cell table:style-name="ce1" office:value-type="float" office:value="0.163185788141496" calcext:value-type="float">
            <text:p>0.1631857881414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5</text:p>
          </table:table-cell>
          <table:table-cell office:value-type="string" calcext:value-type="string">
            <text:p><text:s/>reward</text:p>
          </table:table-cell>
          <table:table-cell office:value-type="float" office:value="61.31" calcext:value-type="float">
            <text:p>61.31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163105345424492" calcext:value-type="float">
            <text:p>0.16310534542449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4</text:p>
          </table:table-cell>
          <table:table-cell office:value-type="string" calcext:value-type="string">
            <text:p><text:s/>reward</text:p>
          </table:table-cell>
          <table:table-cell office:value-type="float" office:value="61.599" calcext:value-type="float">
            <text:p>61.599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62341071644461" calcext:value-type="float">
            <text:p>0.16234107164446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8</text:p>
          </table:table-cell>
          <table:table-cell office:value-type="string" calcext:value-type="string">
            <text:p><text:s/>reward</text:p>
          </table:table-cell>
          <table:table-cell office:value-type="float" office:value="61.945" calcext:value-type="float">
            <text:p>61.945,</text:p>
          </table:table-cell>
          <table:table-cell office:value-type="string" calcext:value-type="string">
            <text:p><text:s/>steps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161432394199066" calcext:value-type="float">
            <text:p>0.16143239419906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4</text:p>
          </table:table-cell>
          <table:table-cell office:value-type="string" calcext:value-type="string">
            <text:p><text:s/>reward</text:p>
          </table:table-cell>
          <table:table-cell office:value-type="float" office:value="61.951" calcext:value-type="float">
            <text:p>61.951,</text:p>
          </table:table-cell>
          <table:table-cell office:value-type="string" calcext:value-type="string">
            <text:p><text:s/>steps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161417564677251" calcext:value-type="float">
            <text:p>0.1614175646772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7</text:p>
          </table:table-cell>
          <table:table-cell office:value-type="string" calcext:value-type="string">
            <text:p><text:s/>reward</text:p>
          </table:table-cell>
          <table:table-cell office:value-type="float" office:value="61.955" calcext:value-type="float">
            <text:p>61.955,</text:p>
          </table:table-cell>
          <table:table-cell office:value-type="string" calcext:value-type="string">
            <text:p><text:s/>steps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0.161406311579588" calcext:value-type="float">
            <text:p>0.1614063115795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3</text:p>
          </table:table-cell>
          <table:table-cell office:value-type="string" calcext:value-type="string">
            <text:p><text:s/>reward</text:p>
          </table:table-cell>
          <table:table-cell office:value-type="float" office:value="62.033" calcext:value-type="float">
            <text:p>62.033,</text:p>
          </table:table-cell>
          <table:table-cell office:value-type="string" calcext:value-type="string">
            <text:p><text:s/>steps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161204890042246" calcext:value-type="float">
            <text:p>0.16120489004224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5</text:p>
          </table:table-cell>
          <table:table-cell office:value-type="string" calcext:value-type="string">
            <text:p><text:s/>reward</text:p>
          </table:table-cell>
          <table:table-cell office:value-type="float" office:value="62.181" calcext:value-type="float">
            <text:p>62.181,</text:p>
          </table:table-cell>
          <table:table-cell office:value-type="string" calcext:value-type="string">
            <text:p><text:s/>steps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0.160821928041859" calcext:value-type="float">
            <text:p>0.16082192804185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3</text:p>
          </table:table-cell>
          <table:table-cell office:value-type="string" calcext:value-type="string">
            <text:p><text:s/>reward</text:p>
          </table:table-cell>
          <table:table-cell office:value-type="float" office:value="62.264" calcext:value-type="float">
            <text:p>62.264,</text:p>
          </table:table-cell>
          <table:table-cell office:value-type="string" calcext:value-type="string">
            <text:p><text:s/>steps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.160606521275195" calcext:value-type="float">
            <text:p>0.1606065212751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2</text:p>
          </table:table-cell>
          <table:table-cell office:value-type="string" calcext:value-type="string">
            <text:p><text:s/>reward</text:p>
          </table:table-cell>
          <table:table-cell office:value-type="float" office:value="62.336" calcext:value-type="float">
            <text:p>62.336,</text:p>
          </table:table-cell>
          <table:table-cell office:value-type="string" calcext:value-type="string">
            <text:p><text:s/>steps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.16042077537719" calcext:value-type="float">
            <text:p>0.1604207753771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2</text:p>
          </table:table-cell>
          <table:table-cell office:value-type="string" calcext:value-type="string">
            <text:p><text:s/>reward</text:p>
          </table:table-cell>
          <table:table-cell office:value-type="float" office:value="62.804" calcext:value-type="float">
            <text:p>62.804,</text:p>
          </table:table-cell>
          <table:table-cell office:value-type="string" calcext:value-type="string">
            <text:p><text:s/>steps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0.159226311947078" calcext:value-type="float">
            <text:p>0.1592263119470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3</text:p>
          </table:table-cell>
          <table:table-cell office:value-type="string" calcext:value-type="string">
            <text:p><text:s/>reward</text:p>
          </table:table-cell>
          <table:table-cell office:value-type="float" office:value="63.295" calcext:value-type="float">
            <text:p>63.295,</text:p>
          </table:table-cell>
          <table:table-cell office:value-type="string" calcext:value-type="string">
            <text:p><text:s/>steps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0.157990972021809" calcext:value-type="float">
            <text:p>0.15799097202180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3</text:p>
          </table:table-cell>
          <table:table-cell office:value-type="string" calcext:value-type="string">
            <text:p><text:s/>reward</text:p>
          </table:table-cell>
          <table:table-cell office:value-type="float" office:value="63.368" calcext:value-type="float">
            <text:p>63.368,</text:p>
          </table:table-cell>
          <table:table-cell office:value-type="string" calcext:value-type="string">
            <text:p><text:s/>steps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0.157808503912476" calcext:value-type="float">
            <text:p>0.1578085039124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7</text:p>
          </table:table-cell>
          <table:table-cell office:value-type="string" calcext:value-type="string">
            <text:p><text:s/>reward</text:p>
          </table:table-cell>
          <table:table-cell office:value-type="float" office:value="63.433" calcext:value-type="float">
            <text:p>63.433,</text:p>
          </table:table-cell>
          <table:table-cell office:value-type="string" calcext:value-type="string">
            <text:p><text:s/>steps</text:p>
          </table:table-cell>
          <table:table-cell office:value-type="float" office:value="176" calcext:value-type="float">
            <text:p>176</text:p>
          </table:table-cell>
          <table:table-cell table:style-name="ce1" office:value-type="float" office:value="0.157647218751737" calcext:value-type="float">
            <text:p>0.15764721875173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7</text:p>
          </table:table-cell>
          <table:table-cell office:value-type="string" calcext:value-type="string">
            <text:p><text:s/>reward</text:p>
          </table:table-cell>
          <table:table-cell office:value-type="float" office:value="63.722" calcext:value-type="float">
            <text:p>63.722,</text:p>
          </table:table-cell>
          <table:table-cell office:value-type="string" calcext:value-type="string">
            <text:p><text:s/>steps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0.156932264393603" calcext:value-type="float">
            <text:p>0.1569322643936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5</text:p>
          </table:table-cell>
          <table:table-cell office:value-type="string" calcext:value-type="string">
            <text:p><text:s/>reward</text:p>
          </table:table-cell>
          <table:table-cell office:value-type="float" office:value="63.789" calcext:value-type="float">
            <text:p>63.789,</text:p>
          </table:table-cell>
          <table:table-cell office:value-type="string" calcext:value-type="string">
            <text:p><text:s/>steps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156766307819156" calcext:value-type="float">
            <text:p>0.1567663078191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4</text:p>
          </table:table-cell>
          <table:table-cell office:value-type="string" calcext:value-type="string">
            <text:p><text:s/>reward</text:p>
          </table:table-cell>
          <table:table-cell office:value-type="float" office:value="63.84" calcext:value-type="float">
            <text:p>63.84,</text:p>
          </table:table-cell>
          <table:table-cell office:value-type="string" calcext:value-type="string">
            <text:p><text:s/>steps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0.156642528188096" calcext:value-type="float">
            <text:p>0.1566425281880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</text:p>
          </table:table-cell>
          <table:table-cell office:value-type="string" calcext:value-type="string">
            <text:p><text:s/>reward</text:p>
          </table:table-cell>
          <table:table-cell office:value-type="float" office:value="63.918" calcext:value-type="float">
            <text:p>63.918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156451384063701" calcext:value-type="float">
            <text:p>0.15645138406370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8</text:p>
          </table:table-cell>
          <table:table-cell office:value-type="string" calcext:value-type="string">
            <text:p><text:s/>reward</text:p>
          </table:table-cell>
          <table:table-cell office:value-type="float" office:value="64.352" calcext:value-type="float">
            <text:p>64.352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55394300082534" calcext:value-type="float">
            <text:p>0.1553943000825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4</text:p>
          </table:table-cell>
          <table:table-cell office:value-type="string" calcext:value-type="string">
            <text:p><text:s/>reward</text:p>
          </table:table-cell>
          <table:table-cell office:value-type="float" office:value="64.465" calcext:value-type="float">
            <text:p>64.465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155122046919995" calcext:value-type="float">
            <text:p>0.1551220469199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4</text:p>
          </table:table-cell>
          <table:table-cell office:value-type="string" calcext:value-type="string">
            <text:p><text:s/>reward</text:p>
          </table:table-cell>
          <table:table-cell office:value-type="float" office:value="64.575" calcext:value-type="float">
            <text:p>64.575,</text:p>
          </table:table-cell>
          <table:table-cell office:value-type="string" calcext:value-type="string">
            <text:p><text:s/>steps</text:p>
          </table:table-cell>
          <table:table-cell office:value-type="float" office:value="141" calcext:value-type="float">
            <text:p>141</text:p>
          </table:table-cell>
          <table:table-cell table:style-name="ce1" office:value-type="float" office:value="0.154858675800371" calcext:value-type="float">
            <text:p>0.1548586758003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7</text:p>
          </table:table-cell>
          <table:table-cell office:value-type="string" calcext:value-type="string">
            <text:p><text:s/>reward</text:p>
          </table:table-cell>
          <table:table-cell office:value-type="float" office:value="65.025" calcext:value-type="float">
            <text:p>65.025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53787343187828" calcext:value-type="float">
            <text:p>0.1537873431878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2</text:p>
          </table:table-cell>
          <table:table-cell office:value-type="string" calcext:value-type="string">
            <text:p><text:s/>reward</text:p>
          </table:table-cell>
          <table:table-cell office:value-type="float" office:value="65.033" calcext:value-type="float">
            <text:p>65.033,</text:p>
          </table:table-cell>
          <table:table-cell office:value-type="string" calcext:value-type="string">
            <text:p><text:s/>steps</text:p>
          </table:table-cell>
          <table:table-cell office:value-type="float" office:value="218" calcext:value-type="float">
            <text:p>218</text:p>
          </table:table-cell>
          <table:table-cell table:style-name="ce1" office:value-type="float" office:value="0.15376921475097" calcext:value-type="float">
            <text:p>0.1537692147509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0</text:p>
          </table:table-cell>
          <table:table-cell office:value-type="string" calcext:value-type="string">
            <text:p><text:s/>reward</text:p>
          </table:table-cell>
          <table:table-cell office:value-type="float" office:value="65.142" calcext:value-type="float">
            <text:p>65.142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53511770327421" calcext:value-type="float">
            <text:p>0.15351177032742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1</text:p>
          </table:table-cell>
          <table:table-cell office:value-type="string" calcext:value-type="string">
            <text:p><text:s/>reward</text:p>
          </table:table-cell>
          <table:table-cell office:value-type="float" office:value="65.261" calcext:value-type="float">
            <text:p>65.261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153229863550779" calcext:value-type="float">
            <text:p>0.1532298635507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7</text:p>
          </table:table-cell>
          <table:table-cell office:value-type="string" calcext:value-type="string">
            <text:p><text:s/>reward</text:p>
          </table:table-cell>
          <table:table-cell office:value-type="float" office:value="65.299" calcext:value-type="float">
            <text:p>65.299,</text:p>
          </table:table-cell>
          <table:table-cell office:value-type="string" calcext:value-type="string">
            <text:p><text:s/>steps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0.153142149451488" calcext:value-type="float">
            <text:p>0.1531421494514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8</text:p>
          </table:table-cell>
          <table:table-cell office:value-type="string" calcext:value-type="string">
            <text:p><text:s/>reward</text:p>
          </table:table-cell>
          <table:table-cell office:value-type="float" office:value="65.43" calcext:value-type="float">
            <text:p>65.43,</text:p>
          </table:table-cell>
          <table:table-cell office:value-type="string" calcext:value-type="string">
            <text:p><text:s/>steps</text:p>
          </table:table-cell>
          <table:table-cell office:value-type="float" office:value="143" calcext:value-type="float">
            <text:p>143</text:p>
          </table:table-cell>
          <table:table-cell table:style-name="ce1" office:value-type="float" office:value="0.152834642829633" calcext:value-type="float">
            <text:p>0.15283464282963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0</text:p>
          </table:table-cell>
          <table:table-cell office:value-type="string" calcext:value-type="string">
            <text:p><text:s/>reward</text:p>
          </table:table-cell>
          <table:table-cell office:value-type="float" office:value="65.535" calcext:value-type="float">
            <text:p>65.535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0.152589793673972" calcext:value-type="float">
            <text:p>0.15258979367397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6</text:p>
          </table:table-cell>
          <table:table-cell office:value-type="string" calcext:value-type="string">
            <text:p><text:s/>reward</text:p>
          </table:table-cell>
          <table:table-cell office:value-type="float" office:value="65.954" calcext:value-type="float">
            <text:p>65.954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151620008316407" calcext:value-type="float">
            <text:p>0.15162000831640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1</text:p>
          </table:table-cell>
          <table:table-cell office:value-type="string" calcext:value-type="string">
            <text:p><text:s/>reward</text:p>
          </table:table-cell>
          <table:table-cell office:value-type="float" office:value="66" calcext:value-type="float">
            <text:p>66,</text:p>
          </table:table-cell>
          <table:table-cell office:value-type="string" calcext:value-type="string">
            <text:p><text:s/>steps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0.151515116289236" calcext:value-type="float">
            <text:p>0.15151511628923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0</text:p>
          </table:table-cell>
          <table:table-cell office:value-type="string" calcext:value-type="string">
            <text:p><text:s/>reward</text:p>
          </table:table-cell>
          <table:table-cell office:value-type="float" office:value="66.07" calcext:value-type="float">
            <text:p>66.07,</text:p>
          </table:table-cell>
          <table:table-cell office:value-type="string" calcext:value-type="string">
            <text:p><text:s/>steps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151354109691608" calcext:value-type="float">
            <text:p>0.1513541096916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5</text:p>
          </table:table-cell>
          <table:table-cell office:value-type="string" calcext:value-type="string">
            <text:p><text:s/>reward</text:p>
          </table:table-cell>
          <table:table-cell office:value-type="float" office:value="66.098" calcext:value-type="float">
            <text:p>66.098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15129019382532" calcext:value-type="float">
            <text:p>0.151290193825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7</text:p>
          </table:table-cell>
          <table:table-cell office:value-type="string" calcext:value-type="string">
            <text:p><text:s/>reward</text:p>
          </table:table-cell>
          <table:table-cell office:value-type="float" office:value="66.153" calcext:value-type="float">
            <text:p>66.153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51165076453337" calcext:value-type="float">
            <text:p>0.15116507645333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3</text:p>
          </table:table-cell>
          <table:table-cell office:value-type="string" calcext:value-type="string">
            <text:p><text:s/>reward</text:p>
          </table:table-cell>
          <table:table-cell office:value-type="float" office:value="66.334" calcext:value-type="float">
            <text:p>66.334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150752418497575" calcext:value-type="float">
            <text:p>0.1507524184975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0</text:p>
          </table:table-cell>
          <table:table-cell office:value-type="string" calcext:value-type="string">
            <text:p><text:s/>reward</text:p>
          </table:table-cell>
          <table:table-cell office:value-type="float" office:value="66.652" calcext:value-type="float">
            <text:p>66.652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150034002679291" calcext:value-type="float">
            <text:p>0.15003400267929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5</text:p>
          </table:table-cell>
          <table:table-cell office:value-type="string" calcext:value-type="string">
            <text:p><text:s/>reward</text:p>
          </table:table-cell>
          <table:table-cell office:value-type="float" office:value="66.97" calcext:value-type="float">
            <text:p>66.97,</text:p>
          </table:table-cell>
          <table:table-cell office:value-type="string" calcext:value-type="string">
            <text:p><text:s/>steps</text:p>
          </table:table-cell>
          <table:table-cell office:value-type="float" office:value="223" calcext:value-type="float">
            <text:p>223</text:p>
          </table:table-cell>
          <table:table-cell table:style-name="ce1" office:value-type="float" office:value="0.149320152597268" calcext:value-type="float">
            <text:p>0.1493201525972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3</text:p>
          </table:table-cell>
          <table:table-cell office:value-type="string" calcext:value-type="string">
            <text:p><text:s/>reward</text:p>
          </table:table-cell>
          <table:table-cell office:value-type="float" office:value="67.039" calcext:value-type="float">
            <text:p>67.039,</text:p>
          </table:table-cell>
          <table:table-cell office:value-type="string" calcext:value-type="string">
            <text:p><text:s/>steps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0.149167590337775" calcext:value-type="float">
            <text:p>0.1491675903377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6</text:p>
          </table:table-cell>
          <table:table-cell office:value-type="string" calcext:value-type="string">
            <text:p><text:s/>reward</text:p>
          </table:table-cell>
          <table:table-cell office:value-type="float" office:value="67.306" calcext:value-type="float">
            <text:p>67.306,</text:p>
          </table:table-cell>
          <table:table-cell office:value-type="string" calcext:value-type="string">
            <text:p><text:s/>steps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0.14857437383875" calcext:value-type="float">
            <text:p>0.148574373838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4</text:p>
          </table:table-cell>
          <table:table-cell office:value-type="string" calcext:value-type="string">
            <text:p><text:s/>reward</text:p>
          </table:table-cell>
          <table:table-cell office:value-type="float" office:value="67.499" calcext:value-type="float">
            <text:p>67.499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48149399604653" calcext:value-type="float">
            <text:p>0.14814939960465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5</text:p>
          </table:table-cell>
          <table:table-cell office:value-type="string" calcext:value-type="string">
            <text:p><text:s/>reward</text:p>
          </table:table-cell>
          <table:table-cell office:value-type="float" office:value="67.603" calcext:value-type="float">
            <text:p>67.603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47922527069531" calcext:value-type="float">
            <text:p>0.14792252706953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4</text:p>
          </table:table-cell>
          <table:table-cell office:value-type="string" calcext:value-type="string">
            <text:p><text:s/>reward</text:p>
          </table:table-cell>
          <table:table-cell office:value-type="float" office:value="67.686" calcext:value-type="float">
            <text:p>67.686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14774017044795" calcext:value-type="float">
            <text:p>0.1477401704479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</text:p>
          </table:table-cell>
          <table:table-cell office:value-type="string" calcext:value-type="string">
            <text:p><text:s/>reward</text:p>
          </table:table-cell>
          <table:table-cell office:value-type="float" office:value="67.733" calcext:value-type="float">
            <text:p>67.733,</text:p>
          </table:table-cell>
          <table:table-cell office:value-type="string" calcext:value-type="string">
            <text:p><text:s/>steps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0.147638746534202" calcext:value-type="float">
            <text:p>0.1476387465342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8</text:p>
          </table:table-cell>
          <table:table-cell office:value-type="string" calcext:value-type="string">
            <text:p><text:s/>reward</text:p>
          </table:table-cell>
          <table:table-cell office:value-type="float" office:value="67.753" calcext:value-type="float">
            <text:p>67.753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47594490420042" calcext:value-type="float">
            <text:p>0.14759449042004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9</text:p>
          </table:table-cell>
          <table:table-cell office:value-type="string" calcext:value-type="string">
            <text:p><text:s/>reward</text:p>
          </table:table-cell>
          <table:table-cell office:value-type="float" office:value="67.952" calcext:value-type="float">
            <text:p>67.952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147162488468799" calcext:value-type="float">
            <text:p>0.1471624884687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9</text:p>
          </table:table-cell>
          <table:table-cell office:value-type="string" calcext:value-type="string">
            <text:p><text:s/>reward</text:p>
          </table:table-cell>
          <table:table-cell office:value-type="float" office:value="68.214" calcext:value-type="float">
            <text:p>68.214,</text:p>
          </table:table-cell>
          <table:table-cell office:value-type="string" calcext:value-type="string">
            <text:p><text:s/>steps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0.14659767191759" calcext:value-type="float">
            <text:p>0.1465976719175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</text:p>
          </table:table-cell>
          <table:table-cell office:value-type="string" calcext:value-type="string">
            <text:p><text:s/>reward</text:p>
          </table:table-cell>
          <table:table-cell office:value-type="float" office:value="68.233" calcext:value-type="float">
            <text:p>68.233,</text:p>
          </table:table-cell>
          <table:table-cell office:value-type="string" calcext:value-type="string">
            <text:p><text:s/>steps</text:p>
          </table:table-cell>
          <table:table-cell office:value-type="float" office:value="197" calcext:value-type="float">
            <text:p>197</text:p>
          </table:table-cell>
          <table:table-cell table:style-name="ce1" office:value-type="float" office:value="0.146557220145054" calcext:value-type="float">
            <text:p>0.14655722014505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4</text:p>
          </table:table-cell>
          <table:table-cell office:value-type="string" calcext:value-type="string">
            <text:p><text:s/>reward</text:p>
          </table:table-cell>
          <table:table-cell office:value-type="float" office:value="68.597" calcext:value-type="float">
            <text:p>68.597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45779295744877" calcext:value-type="float">
            <text:p>0.1457792957448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2</text:p>
          </table:table-cell>
          <table:table-cell office:value-type="string" calcext:value-type="string">
            <text:p><text:s/>reward</text:p>
          </table:table-cell>
          <table:table-cell office:value-type="float" office:value="68.798" calcext:value-type="float">
            <text:p>68.798,</text:p>
          </table:table-cell>
          <table:table-cell office:value-type="string" calcext:value-type="string">
            <text:p><text:s/>steps</text:p>
          </table:table-cell>
          <table:table-cell office:value-type="float" office:value="171" calcext:value-type="float">
            <text:p>171</text:p>
          </table:table-cell>
          <table:table-cell table:style-name="ce1" office:value-type="float" office:value="0.145352194578248" calcext:value-type="float">
            <text:p>0.1453521945782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6</text:p>
          </table:table-cell>
          <table:table-cell office:value-type="string" calcext:value-type="string">
            <text:p><text:s/>reward</text:p>
          </table:table-cell>
          <table:table-cell office:value-type="float" office:value="69.094" calcext:value-type="float">
            <text:p>69.094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144731048767541" calcext:value-type="float">
            <text:p>0.14473104876754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5</text:p>
          </table:table-cell>
          <table:table-cell office:value-type="string" calcext:value-type="string">
            <text:p><text:s/>reward</text:p>
          </table:table-cell>
          <table:table-cell office:value-type="float" office:value="69.146" calcext:value-type="float">
            <text:p>69.146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44621159141947" calcext:value-type="float">
            <text:p>0.14462115914194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5</text:p>
          </table:table-cell>
          <table:table-cell office:value-type="string" calcext:value-type="string">
            <text:p><text:s/>reward</text:p>
          </table:table-cell>
          <table:table-cell office:value-type="float" office:value="69.167" calcext:value-type="float">
            <text:p>69.167,</text:p>
          </table:table-cell>
          <table:table-cell office:value-type="string" calcext:value-type="string">
            <text:p><text:s/>steps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0.144577061353823" calcext:value-type="float">
            <text:p>0.14457706135382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2</text:p>
          </table:table-cell>
          <table:table-cell office:value-type="string" calcext:value-type="string">
            <text:p><text:s/>reward</text:p>
          </table:table-cell>
          <table:table-cell office:value-type="float" office:value="69.279" calcext:value-type="float">
            <text:p>69.279,</text:p>
          </table:table-cell>
          <table:table-cell office:value-type="string" calcext:value-type="string">
            <text:p><text:s/>steps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0.144343129072109" calcext:value-type="float">
            <text:p>0.14434312907210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3</text:p>
          </table:table-cell>
          <table:table-cell office:value-type="string" calcext:value-type="string">
            <text:p><text:s/>reward</text:p>
          </table:table-cell>
          <table:table-cell office:value-type="float" office:value="69.953" calcext:value-type="float">
            <text:p>69.953,</text:p>
          </table:table-cell>
          <table:table-cell office:value-type="string" calcext:value-type="string">
            <text:p><text:s/>steps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0.142953035753264" calcext:value-type="float">
            <text:p>0.1429530357532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2</text:p>
          </table:table-cell>
          <table:table-cell office:value-type="string" calcext:value-type="string">
            <text:p><text:s/>reward</text:p>
          </table:table-cell>
          <table:table-cell office:value-type="float" office:value="70.347" calcext:value-type="float">
            <text:p>70.347,</text:p>
          </table:table-cell>
          <table:table-cell office:value-type="string" calcext:value-type="string">
            <text:p><text:s/>steps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142151475488124" calcext:value-type="float">
            <text:p>0.14215147548812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5</text:p>
          </table:table-cell>
          <table:table-cell office:value-type="string" calcext:value-type="string">
            <text:p><text:s/>reward</text:p>
          </table:table-cell>
          <table:table-cell office:value-type="float" office:value="70.446" calcext:value-type="float">
            <text:p>70.446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41952245694092" calcext:value-type="float">
            <text:p>0.14195224569409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</text:p>
          </table:table-cell>
          <table:table-cell office:value-type="string" calcext:value-type="string">
            <text:p><text:s/>reward</text:p>
          </table:table-cell>
          <table:table-cell office:value-type="float" office:value="70.761" calcext:value-type="float">
            <text:p>70.761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41321373997814" calcext:value-type="float">
            <text:p>0.1413213739978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9</text:p>
          </table:table-cell>
          <table:table-cell office:value-type="string" calcext:value-type="string">
            <text:p><text:s/>reward</text:p>
          </table:table-cell>
          <table:table-cell office:value-type="float" office:value="70.766" calcext:value-type="float">
            <text:p>70.766,</text:p>
          </table:table-cell>
          <table:table-cell office:value-type="string" calcext:value-type="string">
            <text:p><text:s/>steps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0.141311793266539" calcext:value-type="float">
            <text:p>0.14131179326653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</text:p>
          </table:table-cell>
          <table:table-cell office:value-type="string" calcext:value-type="string">
            <text:p><text:s/>reward</text:p>
          </table:table-cell>
          <table:table-cell office:value-type="float" office:value="71.466" calcext:value-type="float">
            <text:p>71.466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139926704893965" calcext:value-type="float">
            <text:p>0.1399267048939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7</text:p>
          </table:table-cell>
          <table:table-cell office:value-type="string" calcext:value-type="string">
            <text:p><text:s/>reward</text:p>
          </table:table-cell>
          <table:table-cell office:value-type="float" office:value="71.822" calcext:value-type="float">
            <text:p>71.822,</text:p>
          </table:table-cell>
          <table:table-cell office:value-type="string" calcext:value-type="string">
            <text:p><text:s/>steps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0.139232564061027" calcext:value-type="float">
            <text:p>0.1392325640610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2</text:p>
          </table:table-cell>
          <table:table-cell office:value-type="string" calcext:value-type="string">
            <text:p><text:s/>reward</text:p>
          </table:table-cell>
          <table:table-cell office:value-type="float" office:value="71.957" calcext:value-type="float">
            <text:p>71.957,</text:p>
          </table:table-cell>
          <table:table-cell office:value-type="string" calcext:value-type="string">
            <text:p><text:s/>steps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0.138971192270096" calcext:value-type="float">
            <text:p>0.1389711922700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9</text:p>
          </table:table-cell>
          <table:table-cell office:value-type="string" calcext:value-type="string">
            <text:p><text:s/>reward</text:p>
          </table:table-cell>
          <table:table-cell office:value-type="float" office:value="72.308" calcext:value-type="float">
            <text:p>72.308,</text:p>
          </table:table-cell>
          <table:table-cell office:value-type="string" calcext:value-type="string">
            <text:p><text:s/>steps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0.138296519375727" calcext:value-type="float">
            <text:p>0.1382965193757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2</text:p>
          </table:table-cell>
          <table:table-cell office:value-type="string" calcext:value-type="string">
            <text:p><text:s/>reward</text:p>
          </table:table-cell>
          <table:table-cell office:value-type="float" office:value="72.321" calcext:value-type="float">
            <text:p>72.321,</text:p>
          </table:table-cell>
          <table:table-cell office:value-type="string" calcext:value-type="string">
            <text:p><text:s/>steps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0.138271818657776" calcext:value-type="float">
            <text:p>0.1382718186577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</text:p>
          </table:table-cell>
          <table:table-cell office:value-type="string" calcext:value-type="string">
            <text:p><text:s/>reward</text:p>
          </table:table-cell>
          <table:table-cell office:value-type="float" office:value="72.369" calcext:value-type="float">
            <text:p>72.369,</text:p>
          </table:table-cell>
          <table:table-cell office:value-type="string" calcext:value-type="string">
            <text:p><text:s/>steps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0.138180712550504" calcext:value-type="float">
            <text:p>0.1381807125505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</text:p>
          </table:table-cell>
          <table:table-cell office:value-type="string" calcext:value-type="string">
            <text:p><text:s/>reward</text:p>
          </table:table-cell>
          <table:table-cell office:value-type="float" office:value="73.189" calcext:value-type="float">
            <text:p>73.189,</text:p>
          </table:table-cell>
          <table:table-cell office:value-type="string" calcext:value-type="string">
            <text:p><text:s/>steps</text:p>
          </table:table-cell>
          <table:table-cell office:value-type="float" office:value="171" calcext:value-type="float">
            <text:p>171</text:p>
          </table:table-cell>
          <table:table-cell table:style-name="ce1" office:value-type="float" office:value="0.136632952833962" calcext:value-type="float">
            <text:p>0.13663295283396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6</text:p>
          </table:table-cell>
          <table:table-cell office:value-type="string" calcext:value-type="string">
            <text:p><text:s/>reward</text:p>
          </table:table-cell>
          <table:table-cell office:value-type="float" office:value="73.884" calcext:value-type="float">
            <text:p>73.884,</text:p>
          </table:table-cell>
          <table:table-cell office:value-type="string" calcext:value-type="string">
            <text:p><text:s/>steps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0.135348153576151" calcext:value-type="float">
            <text:p>0.1353481535761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7</text:p>
          </table:table-cell>
          <table:table-cell office:value-type="string" calcext:value-type="string">
            <text:p><text:s/>reward</text:p>
          </table:table-cell>
          <table:table-cell office:value-type="float" office:value="74.214" calcext:value-type="float">
            <text:p>74.214,</text:p>
          </table:table-cell>
          <table:table-cell office:value-type="string" calcext:value-type="string">
            <text:p><text:s/>steps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0.134745692020735" calcext:value-type="float">
            <text:p>0.1347456920207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4</text:p>
          </table:table-cell>
          <table:table-cell office:value-type="string" calcext:value-type="string">
            <text:p><text:s/>reward</text:p>
          </table:table-cell>
          <table:table-cell office:value-type="float" office:value="74.229" calcext:value-type="float">
            <text:p>74.229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34718522996069" calcext:value-type="float">
            <text:p>0.13471852299606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2</text:p>
          </table:table-cell>
          <table:table-cell office:value-type="string" calcext:value-type="string">
            <text:p><text:s/>reward</text:p>
          </table:table-cell>
          <table:table-cell office:value-type="float" office:value="74.529" calcext:value-type="float">
            <text:p>74.529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134175973117197" calcext:value-type="float">
            <text:p>0.13417597311719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</text:p>
          </table:table-cell>
          <table:table-cell office:value-type="string" calcext:value-type="string">
            <text:p><text:s/>reward</text:p>
          </table:table-cell>
          <table:table-cell office:value-type="float" office:value="74.834" calcext:value-type="float">
            <text:p>74.834,</text:p>
          </table:table-cell>
          <table:table-cell office:value-type="string" calcext:value-type="string">
            <text:p><text:s/>steps</text:p>
          </table:table-cell>
          <table:table-cell office:value-type="float" office:value="187" calcext:value-type="float">
            <text:p>187</text:p>
          </table:table-cell>
          <table:table-cell table:style-name="ce1" office:value-type="float" office:value="0.133629326416802" calcext:value-type="float">
            <text:p>0.13362932641680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3</text:p>
          </table:table-cell>
          <table:table-cell office:value-type="string" calcext:value-type="string">
            <text:p><text:s/>reward</text:p>
          </table:table-cell>
          <table:table-cell office:value-type="float" office:value="75.509" calcext:value-type="float">
            <text:p>75.509,</text:p>
          </table:table-cell>
          <table:table-cell office:value-type="string" calcext:value-type="string">
            <text:p><text:s/>steps</text:p>
          </table:table-cell>
          <table:table-cell office:value-type="float" office:value="178" calcext:value-type="float">
            <text:p>178</text:p>
          </table:table-cell>
          <table:table-cell table:style-name="ce1" office:value-type="float" office:value="0.132434930572405" calcext:value-type="float">
            <text:p>0.13243493057240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3</text:p>
          </table:table-cell>
          <table:table-cell office:value-type="string" calcext:value-type="string">
            <text:p><text:s/>reward</text:p>
          </table:table-cell>
          <table:table-cell office:value-type="float" office:value="76.005" calcext:value-type="float">
            <text:p>76.005,</text:p>
          </table:table-cell>
          <table:table-cell office:value-type="string" calcext:value-type="string">
            <text:p><text:s/>steps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0.131570432490422" calcext:value-type="float">
            <text:p>0.13157043249042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23</text:p>
          </table:table-cell>
          <table:table-cell office:value-type="string" calcext:value-type="string">
            <text:p><text:s/>reward</text:p>
          </table:table-cell>
          <table:table-cell office:value-type="float" office:value="76.045" calcext:value-type="float">
            <text:p>76.045,</text:p>
          </table:table-cell>
          <table:table-cell office:value-type="string" calcext:value-type="string">
            <text:p><text:s/>steps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0.13150180495261" calcext:value-type="float">
            <text:p>0.1315018049526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1</text:p>
          </table:table-cell>
          <table:table-cell office:value-type="string" calcext:value-type="string">
            <text:p><text:s/>reward</text:p>
          </table:table-cell>
          <table:table-cell office:value-type="float" office:value="76.6" calcext:value-type="float">
            <text:p>76.6,</text:p>
          </table:table-cell>
          <table:table-cell office:value-type="string" calcext:value-type="string">
            <text:p><text:s/>steps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0.130548562030723" calcext:value-type="float">
            <text:p>0.13054856203072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9</text:p>
          </table:table-cell>
          <table:table-cell office:value-type="string" calcext:value-type="string">
            <text:p><text:s/>reward</text:p>
          </table:table-cell>
          <table:table-cell office:value-type="float" office:value="76.865" calcext:value-type="float">
            <text:p>76.865,</text:p>
          </table:table-cell>
          <table:table-cell office:value-type="string" calcext:value-type="string">
            <text:p><text:s/>steps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0.130098422185627" calcext:value-type="float">
            <text:p>0.1300984221856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22</text:p>
          </table:table-cell>
          <table:table-cell office:value-type="string" calcext:value-type="string">
            <text:p><text:s/>reward</text:p>
          </table:table-cell>
          <table:table-cell office:value-type="float" office:value="77.293" calcext:value-type="float">
            <text:p>77.293,</text:p>
          </table:table-cell>
          <table:table-cell office:value-type="string" calcext:value-type="string">
            <text:p><text:s/>steps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0.129377050180777" calcext:value-type="float">
            <text:p>0.1293770501807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</text:p>
          </table:table-cell>
          <table:table-cell office:value-type="string" calcext:value-type="string">
            <text:p><text:s/>reward</text:p>
          </table:table-cell>
          <table:table-cell office:value-type="float" office:value="77.394" calcext:value-type="float">
            <text:p>77.394,</text:p>
          </table:table-cell>
          <table:table-cell office:value-type="string" calcext:value-type="string">
            <text:p><text:s/>steps</text:p>
          </table:table-cell>
          <table:table-cell office:value-type="float" office:value="141" calcext:value-type="float">
            <text:p>141</text:p>
          </table:table-cell>
          <table:table-cell table:style-name="ce1" office:value-type="float" office:value="0.129209499670671" calcext:value-type="float">
            <text:p>0.1292094996706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5</text:p>
          </table:table-cell>
          <table:table-cell office:value-type="string" calcext:value-type="string">
            <text:p><text:s/>reward</text:p>
          </table:table-cell>
          <table:table-cell office:value-type="float" office:value="77.409" calcext:value-type="float">
            <text:p>77.409,</text:p>
          </table:table-cell>
          <table:table-cell office:value-type="string" calcext:value-type="string">
            <text:p><text:s/>steps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0.129183689032883" calcext:value-type="float">
            <text:p>0.1291836890328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0</text:p>
          </table:table-cell>
          <table:table-cell office:value-type="string" calcext:value-type="string">
            <text:p><text:s/>reward</text:p>
          </table:table-cell>
          <table:table-cell office:value-type="float" office:value="77.94" calcext:value-type="float">
            <text:p>77.94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128303020152574" calcext:value-type="float">
            <text:p>0.12830302015257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1</text:p>
          </table:table-cell>
          <table:table-cell office:value-type="string" calcext:value-type="string">
            <text:p><text:s/>reward</text:p>
          </table:table-cell>
          <table:table-cell office:value-type="float" office:value="78.321" calcext:value-type="float">
            <text:p>78.321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127679169690174" calcext:value-type="float">
            <text:p>0.12767916969017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4</text:p>
          </table:table-cell>
          <table:table-cell office:value-type="string" calcext:value-type="string">
            <text:p><text:s/>reward</text:p>
          </table:table-cell>
          <table:table-cell office:value-type="float" office:value="78.589" calcext:value-type="float">
            <text:p>78.589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127243882788344" calcext:value-type="float">
            <text:p>0.12724388278834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3</text:p>
          </table:table-cell>
          <table:table-cell office:value-type="string" calcext:value-type="string">
            <text:p><text:s/>reward</text:p>
          </table:table-cell>
          <table:table-cell office:value-type="float" office:value="78.71" calcext:value-type="float">
            <text:p>78.71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127048991388801" calcext:value-type="float">
            <text:p>0.12704899138880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</text:p>
          </table:table-cell>
          <table:table-cell office:value-type="string" calcext:value-type="string">
            <text:p><text:s/>reward</text:p>
          </table:table-cell>
          <table:table-cell office:value-type="float" office:value="78.771" calcext:value-type="float">
            <text:p>78.771,</text:p>
          </table:table-cell>
          <table:table-cell office:value-type="string" calcext:value-type="string">
            <text:p><text:s/>steps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126950991485888" calcext:value-type="float">
            <text:p>0.12695099148588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3</text:p>
          </table:table-cell>
          <table:table-cell office:value-type="string" calcext:value-type="string">
            <text:p><text:s/>reward</text:p>
          </table:table-cell>
          <table:table-cell office:value-type="float" office:value="79.469" calcext:value-type="float">
            <text:p>79.469,</text:p>
          </table:table-cell>
          <table:table-cell office:value-type="string" calcext:value-type="string">
            <text:p><text:s/>steps</text:p>
          </table:table-cell>
          <table:table-cell office:value-type="float" office:value="231" calcext:value-type="float">
            <text:p>231</text:p>
          </table:table-cell>
          <table:table-cell table:style-name="ce1" office:value-type="float" office:value="0.1258349286993" calcext:value-type="float">
            <text:p>0.125834928699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8</text:p>
          </table:table-cell>
          <table:table-cell office:value-type="string" calcext:value-type="string">
            <text:p><text:s/>reward</text:p>
          </table:table-cell>
          <table:table-cell office:value-type="float" office:value="79.784" calcext:value-type="float">
            <text:p>79.784,</text:p>
          </table:table-cell>
          <table:table-cell office:value-type="string" calcext:value-type="string">
            <text:p><text:s/>steps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0.125339148037664" calcext:value-type="float">
            <text:p>0.1253391480376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7</text:p>
          </table:table-cell>
          <table:table-cell office:value-type="string" calcext:value-type="string">
            <text:p><text:s/>reward</text:p>
          </table:table-cell>
          <table:table-cell office:value-type="float" office:value="80.496" calcext:value-type="float">
            <text:p>80.496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2422999369913" calcext:value-type="float">
            <text:p>0.124229993699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5</text:p>
          </table:table-cell>
          <table:table-cell office:value-type="string" calcext:value-type="string">
            <text:p><text:s/>reward</text:p>
          </table:table-cell>
          <table:table-cell office:value-type="float" office:value="80.685" calcext:value-type="float">
            <text:p>80.685,</text:p>
          </table:table-cell>
          <table:table-cell office:value-type="string" calcext:value-type="string">
            <text:p><text:s/>steps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0.123939395104493" calcext:value-type="float">
            <text:p>0.12393939510449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9</text:p>
          </table:table-cell>
          <table:table-cell office:value-type="string" calcext:value-type="string">
            <text:p><text:s/>reward</text:p>
          </table:table-cell>
          <table:table-cell office:value-type="float" office:value="80.712" calcext:value-type="float">
            <text:p>80.712,</text:p>
          </table:table-cell>
          <table:table-cell office:value-type="string" calcext:value-type="string">
            <text:p><text:s/>steps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0.123897682984282" calcext:value-type="float">
            <text:p>0.12389768298428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5</text:p>
          </table:table-cell>
          <table:table-cell office:value-type="string" calcext:value-type="string">
            <text:p><text:s/>reward</text:p>
          </table:table-cell>
          <table:table-cell office:value-type="float" office:value="80.845" calcext:value-type="float">
            <text:p>80.845,</text:p>
          </table:table-cell>
          <table:table-cell office:value-type="string" calcext:value-type="string">
            <text:p><text:s/>steps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0.123693170811867" calcext:value-type="float">
            <text:p>0.1236931708118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7</text:p>
          </table:table-cell>
          <table:table-cell office:value-type="string" calcext:value-type="string">
            <text:p><text:s/>reward</text:p>
          </table:table-cell>
          <table:table-cell office:value-type="float" office:value="81.322" calcext:value-type="float">
            <text:p>81.322,</text:p>
          </table:table-cell>
          <table:table-cell office:value-type="string" calcext:value-type="string">
            <text:p><text:s/>steps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0.122968044324283" calcext:value-type="float">
            <text:p>0.1229680443242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0</text:p>
          </table:table-cell>
          <table:table-cell office:value-type="string" calcext:value-type="string">
            <text:p><text:s/>reward</text:p>
          </table:table-cell>
          <table:table-cell office:value-type="float" office:value="81.466" calcext:value-type="float">
            <text:p>81.466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122751095335403" calcext:value-type="float">
            <text:p>0.1227510953354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0</text:p>
          </table:table-cell>
          <table:table-cell office:value-type="string" calcext:value-type="string">
            <text:p><text:s/>reward</text:p>
          </table:table-cell>
          <table:table-cell office:value-type="float" office:value="84.494" calcext:value-type="float">
            <text:p>84.494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11835091710239" calcext:value-type="float">
            <text:p>0.1183509171023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1</text:p>
          </table:table-cell>
          <table:table-cell office:value-type="string" calcext:value-type="string">
            <text:p><text:s/>reward</text:p>
          </table:table-cell>
          <table:table-cell office:value-type="float" office:value="84.507" calcext:value-type="float">
            <text:p>84.507,</text:p>
          </table:table-cell>
          <table:table-cell office:value-type="string" calcext:value-type="string">
            <text:p><text:s/>steps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0.118333696155553" calcext:value-type="float">
            <text:p>0.11833369615555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43</text:p>
          </table:table-cell>
          <table:table-cell office:value-type="string" calcext:value-type="string">
            <text:p><text:s/>reward</text:p>
          </table:table-cell>
          <table:table-cell office:value-type="float" office:value="84.538" calcext:value-type="float">
            <text:p>84.538,</text:p>
          </table:table-cell>
          <table:table-cell office:value-type="string" calcext:value-type="string">
            <text:p><text:s/>steps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118290671630046" calcext:value-type="float">
            <text:p>0.11829067163004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3</text:p>
          </table:table-cell>
          <table:table-cell office:value-type="string" calcext:value-type="string">
            <text:p><text:s/>reward</text:p>
          </table:table-cell>
          <table:table-cell office:value-type="float" office:value="84.716" calcext:value-type="float">
            <text:p>84.716,</text:p>
          </table:table-cell>
          <table:table-cell office:value-type="string" calcext:value-type="string">
            <text:p><text:s/>steps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0.118041314751469" calcext:value-type="float">
            <text:p>0.11804131475146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4</text:p>
          </table:table-cell>
          <table:table-cell office:value-type="string" calcext:value-type="string">
            <text:p><text:s/>reward</text:p>
          </table:table-cell>
          <table:table-cell office:value-type="float" office:value="85.468" calcext:value-type="float">
            <text:p>85.468,</text:p>
          </table:table-cell>
          <table:table-cell office:value-type="string" calcext:value-type="string">
            <text:p><text:s/>steps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0.117003141361165" calcext:value-type="float">
            <text:p>0.1170031413611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0</text:p>
          </table:table-cell>
          <table:table-cell office:value-type="string" calcext:value-type="string">
            <text:p><text:s/>reward</text:p>
          </table:table-cell>
          <table:table-cell office:value-type="float" office:value="85.493" calcext:value-type="float">
            <text:p>85.493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16969284277371" calcext:value-type="float">
            <text:p>0.11696928427737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2</text:p>
          </table:table-cell>
          <table:table-cell office:value-type="string" calcext:value-type="string">
            <text:p><text:s/>reward</text:p>
          </table:table-cell>
          <table:table-cell office:value-type="float" office:value="85.496" calcext:value-type="float">
            <text:p>85.496,</text:p>
          </table:table-cell>
          <table:table-cell office:value-type="string" calcext:value-type="string">
            <text:p><text:s/>steps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0.116964344461472" calcext:value-type="float">
            <text:p>0.11696434446147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3</text:p>
          </table:table-cell>
          <table:table-cell office:value-type="string" calcext:value-type="string">
            <text:p><text:s/>reward</text:p>
          </table:table-cell>
          <table:table-cell office:value-type="float" office:value="86.002" calcext:value-type="float">
            <text:p>86.002,</text:p>
          </table:table-cell>
          <table:table-cell office:value-type="string" calcext:value-type="string">
            <text:p><text:s/>steps</text:p>
          </table:table-cell>
          <table:table-cell office:value-type="float" office:value="195" calcext:value-type="float">
            <text:p>195</text:p>
          </table:table-cell>
          <table:table-cell table:style-name="ce1" office:value-type="float" office:value="0.116275832309434" calcext:value-type="float">
            <text:p>0.11627583230943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00</text:p>
          </table:table-cell>
          <table:table-cell office:value-type="string" calcext:value-type="string">
            <text:p><text:s/>reward</text:p>
          </table:table-cell>
          <table:table-cell office:value-type="float" office:value="86.233" calcext:value-type="float">
            <text:p>86.233,</text:p>
          </table:table-cell>
          <table:table-cell office:value-type="string" calcext:value-type="string">
            <text:p><text:s/>steps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115964736285576" calcext:value-type="float">
            <text:p>0.11596473628557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6</text:p>
          </table:table-cell>
          <table:table-cell office:value-type="string" calcext:value-type="string">
            <text:p><text:s/>reward</text:p>
          </table:table-cell>
          <table:table-cell office:value-type="float" office:value="86.84" calcext:value-type="float">
            <text:p>86.84,</text:p>
          </table:table-cell>
          <table:table-cell office:value-type="string" calcext:value-type="string">
            <text:p><text:s/>steps</text:p>
          </table:table-cell>
          <table:table-cell office:value-type="float" office:value="188" calcext:value-type="float">
            <text:p>188</text:p>
          </table:table-cell>
          <table:table-cell table:style-name="ce1" office:value-type="float" office:value="0.115154131953714" calcext:value-type="float">
            <text:p>0.11515413195371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30</text:p>
          </table:table-cell>
          <table:table-cell office:value-type="string" calcext:value-type="string">
            <text:p><text:s/>reward</text:p>
          </table:table-cell>
          <table:table-cell office:value-type="float" office:value="87.565" calcext:value-type="float">
            <text:p>87.565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114201454103799" calcext:value-type="float">
            <text:p>0.1142014541037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1</text:p>
          </table:table-cell>
          <table:table-cell office:value-type="string" calcext:value-type="string">
            <text:p><text:s/>reward</text:p>
          </table:table-cell>
          <table:table-cell office:value-type="float" office:value="87.927" calcext:value-type="float">
            <text:p>87.927,</text:p>
          </table:table-cell>
          <table:table-cell office:value-type="string" calcext:value-type="string">
            <text:p><text:s/>steps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0.113730349977077" calcext:value-type="float">
            <text:p>0.1137303499770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8</text:p>
          </table:table-cell>
          <table:table-cell office:value-type="string" calcext:value-type="string">
            <text:p><text:s/>reward</text:p>
          </table:table-cell>
          <table:table-cell office:value-type="float" office:value="88.068" calcext:value-type="float">
            <text:p>88.068,</text:p>
          </table:table-cell>
          <table:table-cell office:value-type="string" calcext:value-type="string">
            <text:p><text:s/>steps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0.113549206052257" calcext:value-type="float">
            <text:p>0.1135492060522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5</text:p>
          </table:table-cell>
          <table:table-cell office:value-type="string" calcext:value-type="string">
            <text:p><text:s/>reward</text:p>
          </table:table-cell>
          <table:table-cell office:value-type="float" office:value="89.329" calcext:value-type="float">
            <text:p>89.329,</text:p>
          </table:table-cell>
          <table:table-cell office:value-type="string" calcext:value-type="string">
            <text:p><text:s/>steps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11194554627199" calcext:value-type="float">
            <text:p>0.1119455462719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0</text:p>
          </table:table-cell>
          <table:table-cell office:value-type="string" calcext:value-type="string">
            <text:p><text:s/>reward</text:p>
          </table:table-cell>
          <table:table-cell office:value-type="float" office:value="90.199" calcext:value-type="float">
            <text:p>90.199,</text:p>
          </table:table-cell>
          <table:table-cell office:value-type="string" calcext:value-type="string">
            <text:p><text:s/>steps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0.110866230004696" calcext:value-type="float">
            <text:p>0.11086623000469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03</text:p>
          </table:table-cell>
          <table:table-cell office:value-type="string" calcext:value-type="string">
            <text:p><text:s/>reward</text:p>
          </table:table-cell>
          <table:table-cell office:value-type="float" office:value="92.963" calcext:value-type="float">
            <text:p>92.963,</text:p>
          </table:table-cell>
          <table:table-cell office:value-type="string" calcext:value-type="string">
            <text:p><text:s/>steps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0.107569165060433" calcext:value-type="float">
            <text:p>0.10756916506043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8</text:p>
          </table:table-cell>
          <table:table-cell office:value-type="string" calcext:value-type="string">
            <text:p><text:s/>reward</text:p>
          </table:table-cell>
          <table:table-cell office:value-type="float" office:value="93.384" calcext:value-type="float">
            <text:p>93.384,</text:p>
          </table:table-cell>
          <table:table-cell office:value-type="string" calcext:value-type="string">
            <text:p><text:s/>steps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107084842885294" calcext:value-type="float">
            <text:p>0.1070848428852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58</text:p>
          </table:table-cell>
          <table:table-cell office:value-type="string" calcext:value-type="string">
            <text:p><text:s/>reward</text:p>
          </table:table-cell>
          <table:table-cell office:value-type="float" office:value="93.676" calcext:value-type="float">
            <text:p>93.676,</text:p>
          </table:table-cell>
          <table:table-cell office:value-type="string" calcext:value-type="string">
            <text:p><text:s/>steps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0.106751419625635" calcext:value-type="float">
            <text:p>0.1067514196256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3</text:p>
          </table:table-cell>
          <table:table-cell office:value-type="string" calcext:value-type="string">
            <text:p><text:s/>reward</text:p>
          </table:table-cell>
          <table:table-cell office:value-type="float" office:value="95.155" calcext:value-type="float">
            <text:p>95.155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105091962004398" calcext:value-type="float">
            <text:p>0.10509196200439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1</text:p>
          </table:table-cell>
          <table:table-cell office:value-type="string" calcext:value-type="string">
            <text:p><text:s/>reward</text:p>
          </table:table-cell>
          <table:table-cell office:value-type="float" office:value="96.552" calcext:value-type="float">
            <text:p>96.552,</text:p>
          </table:table-cell>
          <table:table-cell office:value-type="string" calcext:value-type="string">
            <text:p><text:s/>steps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0.10357121482186" calcext:value-type="float">
            <text:p>0.1035712148218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0</text:p>
          </table:table-cell>
          <table:table-cell office:value-type="string" calcext:value-type="string">
            <text:p><text:s/>reward</text:p>
          </table:table-cell>
          <table:table-cell office:value-type="float" office:value="96.656" calcext:value-type="float">
            <text:p>96.656,</text:p>
          </table:table-cell>
          <table:table-cell office:value-type="string" calcext:value-type="string">
            <text:p><text:s/>steps</text:p>
          </table:table-cell>
          <table:table-cell office:value-type="float" office:value="181" calcext:value-type="float">
            <text:p>181</text:p>
          </table:table-cell>
          <table:table-cell table:style-name="ce1" office:value-type="float" office:value="0.103459900710368" calcext:value-type="float">
            <text:p>0.10345990071036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5</text:p>
          </table:table-cell>
          <table:table-cell office:value-type="string" calcext:value-type="string">
            <text:p><text:s/>reward</text:p>
          </table:table-cell>
          <table:table-cell office:value-type="float" office:value="96.764" calcext:value-type="float">
            <text:p>96.764,</text:p>
          </table:table-cell>
          <table:table-cell office:value-type="string" calcext:value-type="string">
            <text:p><text:s/>steps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0.103344382158515" calcext:value-type="float">
            <text:p>0.10334438215851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3</text:p>
          </table:table-cell>
          <table:table-cell office:value-type="string" calcext:value-type="string">
            <text:p><text:s/>reward</text:p>
          </table:table-cell>
          <table:table-cell office:value-type="float" office:value="96.881" calcext:value-type="float">
            <text:p>96.881,</text:p>
          </table:table-cell>
          <table:table-cell office:value-type="string" calcext:value-type="string">
            <text:p><text:s/>steps</text:p>
          </table:table-cell>
          <table:table-cell office:value-type="float" office:value="186" calcext:value-type="float">
            <text:p>186</text:p>
          </table:table-cell>
          <table:table-cell table:style-name="ce1" office:value-type="float" office:value="0.103219425152643" calcext:value-type="float">
            <text:p>0.10321942515264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0</text:p>
          </table:table-cell>
          <table:table-cell office:value-type="string" calcext:value-type="string">
            <text:p><text:s/>reward</text:p>
          </table:table-cell>
          <table:table-cell office:value-type="float" office:value="98.323" calcext:value-type="float">
            <text:p>98.323,</text:p>
          </table:table-cell>
          <table:table-cell office:value-type="string" calcext:value-type="string">
            <text:p><text:s/>steps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0.101705311685931" calcext:value-type="float">
            <text:p>0.10170531168593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0</text:p>
          </table:table-cell>
          <table:table-cell office:value-type="string" calcext:value-type="string">
            <text:p><text:s/>reward</text:p>
          </table:table-cell>
          <table:table-cell office:value-type="float" office:value="98.649" calcext:value-type="float">
            <text:p>98.649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101369281529617" calcext:value-type="float">
            <text:p>0.10136928152961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5</text:p>
          </table:table-cell>
          <table:table-cell office:value-type="string" calcext:value-type="string">
            <text:p><text:s/>reward</text:p>
          </table:table-cell>
          <table:table-cell office:value-type="float" office:value="98.977" calcext:value-type="float">
            <text:p>98.977,</text:p>
          </table:table-cell>
          <table:table-cell office:value-type="string" calcext:value-type="string">
            <text:p><text:s/>steps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101033534905035" calcext:value-type="float">
            <text:p>0.10103353490503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2</text:p>
          </table:table-cell>
          <table:table-cell office:value-type="string" calcext:value-type="string">
            <text:p><text:s/>reward</text:p>
          </table:table-cell>
          <table:table-cell office:value-type="float" office:value="99.081" calcext:value-type="float">
            <text:p>99.081,</text:p>
          </table:table-cell>
          <table:table-cell office:value-type="string" calcext:value-type="string">
            <text:p><text:s/>steps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.100927899075831" calcext:value-type="float">
            <text:p>0.10092789907583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4</text:p>
          </table:table-cell>
          <table:table-cell office:value-type="string" calcext:value-type="string">
            <text:p><text:s/>reward</text:p>
          </table:table-cell>
          <table:table-cell office:value-type="float" office:value="100.257" calcext:value-type="float">
            <text:p>100.257,</text:p>
          </table:table-cell>
          <table:table-cell office:value-type="string" calcext:value-type="string">
            <text:p><text:s/>steps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0.0997434240798878" calcext:value-type="float">
            <text:p>0.09974342407988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5</text:p>
          </table:table-cell>
          <table:table-cell office:value-type="string" calcext:value-type="string">
            <text:p><text:s/>reward</text:p>
          </table:table-cell>
          <table:table-cell office:value-type="float" office:value="100.296" calcext:value-type="float">
            <text:p>100.296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099705087257087" calcext:value-type="float">
            <text:p>0.0997050872570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61</text:p>
          </table:table-cell>
          <table:table-cell office:value-type="string" calcext:value-type="string">
            <text:p><text:s/>reward</text:p>
          </table:table-cell>
          <table:table-cell office:value-type="float" office:value="100.391" calcext:value-type="float">
            <text:p>100.391,</text:p>
          </table:table-cell>
          <table:table-cell office:value-type="string" calcext:value-type="string">
            <text:p><text:s/>steps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0.0996108517624794" calcext:value-type="float">
            <text:p>0.09961085176247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1</text:p>
          </table:table-cell>
          <table:table-cell office:value-type="string" calcext:value-type="string">
            <text:p><text:s/>reward</text:p>
          </table:table-cell>
          <table:table-cell office:value-type="float" office:value="101.659" calcext:value-type="float">
            <text:p>101.659,</text:p>
          </table:table-cell>
          <table:table-cell office:value-type="string" calcext:value-type="string">
            <text:p><text:s/>steps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0.0983684236274929" calcext:value-type="float">
            <text:p>0.09836842362749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6</text:p>
          </table:table-cell>
          <table:table-cell office:value-type="string" calcext:value-type="string">
            <text:p><text:s/>reward</text:p>
          </table:table-cell>
          <table:table-cell office:value-type="float" office:value="103.609" calcext:value-type="float">
            <text:p>103.609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0965166022010777" calcext:value-type="float">
            <text:p>0.09651660220107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5</text:p>
          </table:table-cell>
          <table:table-cell office:value-type="string" calcext:value-type="string">
            <text:p><text:s/>reward</text:p>
          </table:table-cell>
          <table:table-cell office:value-type="float" office:value="104.402" calcext:value-type="float">
            <text:p>104.402,</text:p>
          </table:table-cell>
          <table:table-cell office:value-type="string" calcext:value-type="string">
            <text:p><text:s/>steps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0.0957833250401219" calcext:value-type="float">
            <text:p>0.095783325040121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37</text:p>
          </table:table-cell>
          <table:table-cell office:value-type="string" calcext:value-type="string">
            <text:p><text:s/>reward</text:p>
          </table:table-cell>
          <table:table-cell office:value-type="float" office:value="104.726" calcext:value-type="float">
            <text:p>104.726,</text:p>
          </table:table-cell>
          <table:table-cell office:value-type="string" calcext:value-type="string">
            <text:p><text:s/>steps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0.0954871033701732" calcext:value-type="float">
            <text:p>0.095487103370173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2</text:p>
          </table:table-cell>
          <table:table-cell office:value-type="string" calcext:value-type="string">
            <text:p><text:s/>reward</text:p>
          </table:table-cell>
          <table:table-cell office:value-type="float" office:value="104.929" calcext:value-type="float">
            <text:p>104.929,</text:p>
          </table:table-cell>
          <table:table-cell office:value-type="string" calcext:value-type="string">
            <text:p><text:s/>steps</text:p>
          </table:table-cell>
          <table:table-cell office:value-type="float" office:value="274" calcext:value-type="float">
            <text:p>274</text:p>
          </table:table-cell>
          <table:table-cell table:style-name="ce1" office:value-type="float" office:value="0.095302512510429" calcext:value-type="float">
            <text:p>0.09530251251042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</text:p>
          </table:table-cell>
          <table:table-cell office:value-type="string" calcext:value-type="string">
            <text:p><text:s/>reward</text:p>
          </table:table-cell>
          <table:table-cell office:value-type="float" office:value="105.247" calcext:value-type="float">
            <text:p>105.247,</text:p>
          </table:table-cell>
          <table:table-cell office:value-type="string" calcext:value-type="string">
            <text:p><text:s/>steps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0.0950147439935823" calcext:value-type="float">
            <text:p>0.095014743993582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</text:p>
          </table:table-cell>
          <table:table-cell office:value-type="string" calcext:value-type="string">
            <text:p><text:s/>reward</text:p>
          </table:table-cell>
          <table:table-cell office:value-type="float" office:value="106.003" calcext:value-type="float">
            <text:p>106.003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0943368852883264" calcext:value-type="float">
            <text:p>0.09433688528832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5</text:p>
          </table:table-cell>
          <table:table-cell office:value-type="string" calcext:value-type="string">
            <text:p><text:s/>reward</text:p>
          </table:table-cell>
          <table:table-cell office:value-type="float" office:value="106.008" calcext:value-type="float">
            <text:p>106.008,</text:p>
          </table:table-cell>
          <table:table-cell office:value-type="string" calcext:value-type="string">
            <text:p><text:s/>steps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0943321447939294" calcext:value-type="float">
            <text:p>0.094332144793929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11</text:p>
          </table:table-cell>
          <table:table-cell office:value-type="string" calcext:value-type="string">
            <text:p><text:s/>reward</text:p>
          </table:table-cell>
          <table:table-cell office:value-type="float" office:value="106.834" calcext:value-type="float">
            <text:p>106.834,</text:p>
          </table:table-cell>
          <table:table-cell office:value-type="string" calcext:value-type="string">
            <text:p><text:s/>steps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0.0936034521264606" calcext:value-type="float">
            <text:p>0.09360345212646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</text:p>
          </table:table-cell>
          <table:table-cell office:value-type="string" calcext:value-type="string">
            <text:p><text:s/>reward</text:p>
          </table:table-cell>
          <table:table-cell office:value-type="float" office:value="107.177" calcext:value-type="float">
            <text:p>107.177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0933040234203375" calcext:value-type="float">
            <text:p>0.09330402342033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5</text:p>
          </table:table-cell>
          <table:table-cell office:value-type="string" calcext:value-type="string">
            <text:p><text:s/>reward</text:p>
          </table:table-cell>
          <table:table-cell office:value-type="float" office:value="107.207" calcext:value-type="float">
            <text:p>107.207,</text:p>
          </table:table-cell>
          <table:table-cell office:value-type="string" calcext:value-type="string">
            <text:p><text:s/>steps</text:p>
          </table:table-cell>
          <table:table-cell office:value-type="float" office:value="322" calcext:value-type="float">
            <text:p>322</text:p>
          </table:table-cell>
          <table:table-cell table:style-name="ce1" office:value-type="float" office:value="0.0932774457785879" calcext:value-type="float">
            <text:p>0.09327744577858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9</text:p>
          </table:table-cell>
          <table:table-cell office:value-type="string" calcext:value-type="string">
            <text:p><text:s/>reward</text:p>
          </table:table-cell>
          <table:table-cell office:value-type="float" office:value="107.581" calcext:value-type="float">
            <text:p>107.581,</text:p>
          </table:table-cell>
          <table:table-cell office:value-type="string" calcext:value-type="string">
            <text:p><text:s/>steps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0.0929534376661056" calcext:value-type="float">
            <text:p>0.09295343766610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6</text:p>
          </table:table-cell>
          <table:table-cell office:value-type="string" calcext:value-type="string">
            <text:p><text:s/>reward</text:p>
          </table:table-cell>
          <table:table-cell office:value-type="float" office:value="109.233" calcext:value-type="float">
            <text:p>109.233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0915473908420506" calcext:value-type="float">
            <text:p>0.09154739084205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</text:p>
          </table:table-cell>
          <table:table-cell office:value-type="string" calcext:value-type="string">
            <text:p><text:s/>reward</text:p>
          </table:table-cell>
          <table:table-cell office:value-type="float" office:value="111.096" calcext:value-type="float">
            <text:p>111.096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090012316289485" calcext:value-type="float">
            <text:p>0.09001231628948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47</text:p>
          </table:table-cell>
          <table:table-cell office:value-type="string" calcext:value-type="string">
            <text:p><text:s/>reward</text:p>
          </table:table-cell>
          <table:table-cell office:value-type="float" office:value="111.129" calcext:value-type="float">
            <text:p>111.129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0899859066901509" calcext:value-type="float">
            <text:p>0.089985906690150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16</text:p>
          </table:table-cell>
          <table:table-cell office:value-type="string" calcext:value-type="string">
            <text:p><text:s/>reward</text:p>
          </table:table-cell>
          <table:table-cell office:value-type="float" office:value="115.024" calcext:value-type="float">
            <text:p>115.024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0869381310268924" calcext:value-type="float">
            <text:p>0.086938131026892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10</text:p>
          </table:table-cell>
          <table:table-cell office:value-type="string" calcext:value-type="string">
            <text:p><text:s/>reward</text:p>
          </table:table-cell>
          <table:table-cell office:value-type="float" office:value="115.025" calcext:value-type="float">
            <text:p>115.025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0869372693216342" calcext:value-type="float">
            <text:p>0.086937269321634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6</text:p>
          </table:table-cell>
          <table:table-cell office:value-type="string" calcext:value-type="string">
            <text:p><text:s/>reward</text:p>
          </table:table-cell>
          <table:table-cell office:value-type="float" office:value="115.503" calcext:value-type="float">
            <text:p>115.503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0865780678399108" calcext:value-type="float">
            <text:p>0.086578067839910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85</text:p>
          </table:table-cell>
          <table:table-cell office:value-type="string" calcext:value-type="string">
            <text:p><text:s/>reward</text:p>
          </table:table-cell>
          <table:table-cell office:value-type="float" office:value="116.217" calcext:value-type="float">
            <text:p>116.217,</text:p>
          </table:table-cell>
          <table:table-cell office:value-type="string" calcext:value-type="string">
            <text:p><text:s/>steps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0.0860457342449283" calcext:value-type="float">
            <text:p>0.086045734244928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2</text:p>
          </table:table-cell>
          <table:table-cell office:value-type="string" calcext:value-type="string">
            <text:p><text:s/>reward</text:p>
          </table:table-cell>
          <table:table-cell office:value-type="float" office:value="117.039" calcext:value-type="float">
            <text:p>117.039,</text:p>
          </table:table-cell>
          <table:table-cell office:value-type="string" calcext:value-type="string">
            <text:p><text:s/>steps</text:p>
          </table:table-cell>
          <table:table-cell office:value-type="float" office:value="197" calcext:value-type="float">
            <text:p>197</text:p>
          </table:table-cell>
          <table:table-cell table:style-name="ce1" office:value-type="float" office:value="0.0854419123947103" calcext:value-type="float">
            <text:p>0.085441912394710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7</text:p>
          </table:table-cell>
          <table:table-cell office:value-type="string" calcext:value-type="string">
            <text:p><text:s/>reward</text:p>
          </table:table-cell>
          <table:table-cell office:value-type="float" office:value="119.782" calcext:value-type="float">
            <text:p>119.782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0834851501766743" calcext:value-type="float">
            <text:p>0.083485150176674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1</text:p>
          </table:table-cell>
          <table:table-cell office:value-type="string" calcext:value-type="string">
            <text:p><text:s/>reward</text:p>
          </table:table-cell>
          <table:table-cell office:value-type="float" office:value="124.003" calcext:value-type="float">
            <text:p>124.003,</text:p>
          </table:table-cell>
          <table:table-cell office:value-type="string" calcext:value-type="string">
            <text:p><text:s/>steps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.0806434682773016" calcext:value-type="float">
            <text:p>0.080643468277301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8</text:p>
          </table:table-cell>
          <table:table-cell office:value-type="string" calcext:value-type="string">
            <text:p><text:s/>reward</text:p>
          </table:table-cell>
          <table:table-cell office:value-type="float" office:value="126.08" calcext:value-type="float">
            <text:p>126.08,</text:p>
          </table:table-cell>
          <table:table-cell office:value-type="string" calcext:value-type="string">
            <text:p><text:s/>steps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.079314758072" calcext:value-type="float">
            <text:p>0.07931475807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2</text:p>
          </table:table-cell>
          <table:table-cell office:value-type="string" calcext:value-type="string">
            <text:p><text:s/>reward</text:p>
          </table:table-cell>
          <table:table-cell office:value-type="float" office:value="126.237" calcext:value-type="float">
            <text:p>126.237,</text:p>
          </table:table-cell>
          <table:table-cell office:value-type="string" calcext:value-type="string">
            <text:p><text:s/>steps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0.0792159602135456" calcext:value-type="float">
            <text:p>0.079215960213545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38</text:p>
          </table:table-cell>
          <table:table-cell office:value-type="string" calcext:value-type="string">
            <text:p><text:s/>reward</text:p>
          </table:table-cell>
          <table:table-cell office:value-type="float" office:value="128.747" calcext:value-type="float">
            <text:p>128.747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0776714312210647" calcext:value-type="float">
            <text:p>0.077671431221064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32</text:p>
          </table:table-cell>
          <table:table-cell office:value-type="string" calcext:value-type="string">
            <text:p><text:s/>reward</text:p>
          </table:table-cell>
          <table:table-cell office:value-type="float" office:value="130.426" calcext:value-type="float">
            <text:p>130.426,</text:p>
          </table:table-cell>
          <table:table-cell office:value-type="string" calcext:value-type="string">
            <text:p><text:s/>steps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0.0766719616622957" calcext:value-type="float">
            <text:p>0.07667196166229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0</text:p>
          </table:table-cell>
          <table:table-cell office:value-type="string" calcext:value-type="string">
            <text:p><text:s/>reward</text:p>
          </table:table-cell>
          <table:table-cell office:value-type="float" office:value="131.752" calcext:value-type="float">
            <text:p>131.752,</text:p>
          </table:table-cell>
          <table:table-cell office:value-type="string" calcext:value-type="string">
            <text:p><text:s/>steps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0.0759002055697078" calcext:value-type="float">
            <text:p>0.075900205569707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7</text:p>
          </table:table-cell>
          <table:table-cell office:value-type="string" calcext:value-type="string">
            <text:p><text:s/>reward</text:p>
          </table:table-cell>
          <table:table-cell office:value-type="float" office:value="134.903" calcext:value-type="float">
            <text:p>134.903,</text:p>
          </table:table-cell>
          <table:table-cell office:value-type="string" calcext:value-type="string">
            <text:p><text:s/>steps</text:p>
          </table:table-cell>
          <table:table-cell office:value-type="float" office:value="138" calcext:value-type="float">
            <text:p>138</text:p>
          </table:table-cell>
          <table:table-cell table:style-name="ce1" office:value-type="float" office:value="0.0741272809229887" calcext:value-type="float">
            <text:p>0.07412728092298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2</text:p>
          </table:table-cell>
          <table:table-cell office:value-type="string" calcext:value-type="string">
            <text:p><text:s/>reward</text:p>
          </table:table-cell>
          <table:table-cell office:value-type="float" office:value="141.609" calcext:value-type="float">
            <text:p>141.609,</text:p>
          </table:table-cell>
          <table:table-cell office:value-type="string" calcext:value-type="string">
            <text:p><text:s/>steps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0.0706167701522187" calcext:value-type="float">
            <text:p>0.07061677015221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4</text:p>
          </table:table-cell>
          <table:table-cell office:value-type="string" calcext:value-type="string">
            <text:p><text:s/>reward</text:p>
          </table:table-cell>
          <table:table-cell office:value-type="float" office:value="141.755" calcext:value-type="float">
            <text:p>141.755,</text:p>
          </table:table-cell>
          <table:table-cell office:value-type="string" calcext:value-type="string">
            <text:p><text:s/>steps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0.0705442962182179" calcext:value-type="float">
            <text:p>0.07054429621821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6</text:p>
          </table:table-cell>
          <table:table-cell office:value-type="string" calcext:value-type="string">
            <text:p><text:s/>reward</text:p>
          </table:table-cell>
          <table:table-cell office:value-type="float" office:value="143.048" calcext:value-type="float">
            <text:p>143.048,</text:p>
          </table:table-cell>
          <table:table-cell office:value-type="string" calcext:value-type="string">
            <text:p><text:s/>steps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0.0699066912011848" calcext:value-type="float">
            <text:p>0.069906691201184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5</text:p>
          </table:table-cell>
          <table:table-cell office:value-type="string" calcext:value-type="string">
            <text:p><text:s/>reward</text:p>
          </table:table-cell>
          <table:table-cell office:value-type="float" office:value="144.281" calcext:value-type="float">
            <text:p>144.281,</text:p>
          </table:table-cell>
          <table:table-cell office:value-type="string" calcext:value-type="string">
            <text:p><text:s/>steps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0.0693091270996327" calcext:value-type="float">
            <text:p>0.069309127099632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78</text:p>
          </table:table-cell>
          <table:table-cell office:value-type="string" calcext:value-type="string">
            <text:p><text:s/>reward</text:p>
          </table:table-cell>
          <table:table-cell office:value-type="float" office:value="144.97" calcext:value-type="float">
            <text:p>144.97,</text:p>
          </table:table-cell>
          <table:table-cell office:value-type="string" calcext:value-type="string">
            <text:p><text:s/>steps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0689798101307204" calcext:value-type="float">
            <text:p>0.06897981013072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71</text:p>
          </table:table-cell>
          <table:table-cell office:value-type="string" calcext:value-type="string">
            <text:p><text:s/>reward</text:p>
          </table:table-cell>
          <table:table-cell office:value-type="float" office:value="147.74" calcext:value-type="float">
            <text:p>147.74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0676863789562177" calcext:value-type="float">
            <text:p>0.067686378956217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56</text:p>
          </table:table-cell>
          <table:table-cell office:value-type="string" calcext:value-type="string">
            <text:p><text:s/>reward</text:p>
          </table:table-cell>
          <table:table-cell office:value-type="float" office:value="147.792" calcext:value-type="float">
            <text:p>147.792,</text:p>
          </table:table-cell>
          <table:table-cell office:value-type="string" calcext:value-type="string">
            <text:p><text:s/>steps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0.0676625328695657" calcext:value-type="float">
            <text:p>0.06766253286956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99</text:p>
          </table:table-cell>
          <table:table-cell office:value-type="string" calcext:value-type="string">
            <text:p><text:s/>reward</text:p>
          </table:table-cell>
          <table:table-cell office:value-type="float" office:value="147.854" calcext:value-type="float">
            <text:p>147.854,</text:p>
          </table:table-cell>
          <table:table-cell office:value-type="string" calcext:value-type="string">
            <text:p><text:s/>steps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676344252151484" calcext:value-type="float">
            <text:p>0.06763442521514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75</text:p>
          </table:table-cell>
          <table:table-cell office:value-type="string" calcext:value-type="string">
            <text:p><text:s/>reward</text:p>
          </table:table-cell>
          <table:table-cell office:value-type="float" office:value="154.885" calcext:value-type="float">
            <text:p>154.885,</text:p>
          </table:table-cell>
          <table:table-cell office:value-type="string" calcext:value-type="string">
            <text:p><text:s/>steps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0645642169849037" calcext:value-type="float">
            <text:p>0.064564216984903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3</text:p>
          </table:table-cell>
          <table:table-cell office:value-type="string" calcext:value-type="string">
            <text:p><text:s/>reward</text:p>
          </table:table-cell>
          <table:table-cell office:value-type="float" office:value="162.677" calcext:value-type="float">
            <text:p>162.677,</text:p>
          </table:table-cell>
          <table:table-cell office:value-type="string" calcext:value-type="string">
            <text:p><text:s/>steps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0.0614715975440472" calcext:value-type="float">
            <text:p>0.061471597544047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94</text:p>
          </table:table-cell>
          <table:table-cell office:value-type="string" calcext:value-type="string">
            <text:p><text:s/>reward</text:p>
          </table:table-cell>
          <table:table-cell office:value-type="float" office:value="166.444" calcext:value-type="float">
            <text:p>166.444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060080202646331" calcext:value-type="float">
            <text:p>0.06008020264633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</text:p>
          </table:table-cell>
          <table:table-cell office:value-type="string" calcext:value-type="string">
            <text:p><text:s/>reward</text:p>
          </table:table-cell>
          <table:table-cell office:value-type="float" office:value="168.585" calcext:value-type="float">
            <text:p>168.585,</text:p>
          </table:table-cell>
          <table:table-cell office:value-type="string" calcext:value-type="string">
            <text:p><text:s/>steps</text:p>
          </table:table-cell>
          <table:table-cell office:value-type="float" office:value="298" calcext:value-type="float">
            <text:p>298</text:p>
          </table:table-cell>
          <table:table-cell table:style-name="ce1" office:value-type="float" office:value="0.0593172368192985" calcext:value-type="float">
            <text:p>0.059317236819298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01</text:p>
          </table:table-cell>
          <table:table-cell office:value-type="string" calcext:value-type="string">
            <text:p><text:s/>reward</text:p>
          </table:table-cell>
          <table:table-cell office:value-type="float" office:value="172.925" calcext:value-type="float">
            <text:p>172.925,</text:p>
          </table:table-cell>
          <table:table-cell office:value-type="string" calcext:value-type="string">
            <text:p><text:s/>steps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578286908169457" calcext:value-type="float">
            <text:p>0.057828690816945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8</text:p>
          </table:table-cell>
          <table:table-cell office:value-type="string" calcext:value-type="string">
            <text:p><text:s/>reward</text:p>
          </table:table-cell>
          <table:table-cell office:value-type="float" office:value="173.219" calcext:value-type="float">
            <text:p>173.219,</text:p>
          </table:table-cell>
          <table:table-cell office:value-type="string" calcext:value-type="string">
            <text:p><text:s/>steps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0.0577302251712553" calcext:value-type="float">
            <text:p>0.057730225171255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41</text:p>
          </table:table-cell>
          <table:table-cell office:value-type="string" calcext:value-type="string">
            <text:p><text:s/>reward</text:p>
          </table:table-cell>
          <table:table-cell office:value-type="float" office:value="174.457" calcext:value-type="float">
            <text:p>174.457,</text:p>
          </table:table-cell>
          <table:table-cell office:value-type="string" calcext:value-type="string">
            <text:p><text:s/>steps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0.0573207263713016" calcext:value-type="float">
            <text:p>0.057320726371301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12</text:p>
          </table:table-cell>
          <table:table-cell office:value-type="string" calcext:value-type="string">
            <text:p><text:s/>reward</text:p>
          </table:table-cell>
          <table:table-cell office:value-type="float" office:value="180.939" calcext:value-type="float">
            <text:p>180.939,</text:p>
          </table:table-cell>
          <table:table-cell office:value-type="string" calcext:value-type="string">
            <text:p><text:s/>steps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0.0552673002716642" calcext:value-type="float">
            <text:p>0.055267300271664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68</text:p>
          </table:table-cell>
          <table:table-cell office:value-type="string" calcext:value-type="string">
            <text:p><text:s/>reward</text:p>
          </table:table-cell>
          <table:table-cell office:value-type="float" office:value="185.499" calcext:value-type="float">
            <text:p>185.499,</text:p>
          </table:table-cell>
          <table:table-cell office:value-type="string" calcext:value-type="string">
            <text:p><text:s/>steps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0.0539087725080023" calcext:value-type="float">
            <text:p>0.053908772508002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00</text:p>
          </table:table-cell>
          <table:table-cell office:value-type="string" calcext:value-type="string">
            <text:p><text:s/>reward</text:p>
          </table:table-cell>
          <table:table-cell office:value-type="float" office:value="191.595" calcext:value-type="float">
            <text:p>191.595,</text:p>
          </table:table-cell>
          <table:table-cell office:value-type="string" calcext:value-type="string">
            <text:p><text:s/>steps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0.0521933024142651" calcext:value-type="float">
            <text:p>0.05219330241426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4</text:p>
          </table:table-cell>
          <table:table-cell office:value-type="string" calcext:value-type="string">
            <text:p><text:s/>reward</text:p>
          </table:table-cell>
          <table:table-cell office:value-type="float" office:value="194.221" calcext:value-type="float">
            <text:p>194.221,</text:p>
          </table:table-cell>
          <table:table-cell office:value-type="string" calcext:value-type="string">
            <text:p><text:s/>steps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0.0514877768868516" calcext:value-type="float">
            <text:p>0.051487776886851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57</text:p>
          </table:table-cell>
          <table:table-cell office:value-type="string" calcext:value-type="string">
            <text:p><text:s/>reward</text:p>
          </table:table-cell>
          <table:table-cell office:value-type="float" office:value="194.361" calcext:value-type="float">
            <text:p>194.361,</text:p>
          </table:table-cell>
          <table:table-cell office:value-type="string" calcext:value-type="string">
            <text:p><text:s/>steps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0.0514506454764252" calcext:value-type="float">
            <text:p>0.051450645476425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81</text:p>
          </table:table-cell>
          <table:table-cell office:value-type="string" calcext:value-type="string">
            <text:p><text:s/>reward</text:p>
          </table:table-cell>
          <table:table-cell office:value-type="float" office:value="197.573" calcext:value-type="float">
            <text:p>197.573,</text:p>
          </table:table-cell>
          <table:table-cell office:value-type="string" calcext:value-type="string">
            <text:p><text:s/>steps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0.0506142066636706" calcext:value-type="float">
            <text:p>0.050614206663670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202" calcext:value-type="float">
            <text:p>202</text:p>
          </table:table-cell>
          <table:table-cell table:style-name="ce1" office:value-type="float" office:value="0.0097643807607728" calcext:value-type="float">
            <text:p>0.0097643807607728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6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0.0231233640454587" calcext:value-type="float">
            <text:p>0.023123364045458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45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0.0334598319364865" calcext:value-type="float">
            <text:p>0.033459831936486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81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0.0331709712974604" calcext:value-type="float">
            <text:p>0.033170971297460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49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23" calcext:value-type="float">
            <text:p>123</text:p>
          </table:table-cell>
          <table:table-cell table:style-name="ce1" office:value-type="float" office:value="0.038899889713333" calcext:value-type="float">
            <text:p>0.03889988971333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89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041079468907963" calcext:value-type="float">
            <text:p>0.04107946890796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190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0.0473038930765846" calcext:value-type="float">
            <text:p>0.0473038930765846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58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.029697209792845" calcext:value-type="float">
            <text:p>0.02969720979284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60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0432660135965079" calcext:value-type="float">
            <text:p>0.0432660135965079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299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0.0104508277580973" calcext:value-type="float">
            <text:p>0.010450827758097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25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36" calcext:value-type="float">
            <text:p>136</text:p>
          </table:table-cell>
          <table:table-cell table:style-name="ce1" office:value-type="float" office:value="0.0227187539072293" calcext:value-type="float">
            <text:p>0.022718753907229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69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0439855318592564" calcext:value-type="float">
            <text:p>0.043985531859256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70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368" calcext:value-type="float">
            <text:p>368</text:p>
          </table:table-cell>
          <table:table-cell table:style-name="ce1" office:value-type="float" office:value="0.0412083132164742" calcext:value-type="float">
            <text:p>0.041208313216474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84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0.0428860229773775" calcext:value-type="float">
            <text:p>0.0428860229773775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4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0.0375804961552451" calcext:value-type="float">
            <text:p>0.037580496155245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sode 396</text:p>
          </table:table-cell>
          <table:table-cell office:value-type="string" calcext:value-type="string">
            <text:p><text:s/>reward</text:p>
          </table:table-cell>
          <table:table-cell office:value-type="float" office:value="200" calcext:value-type="float">
            <text:p>200,</text:p>
          </table:table-cell>
          <table:table-cell office:value-type="string" calcext:value-type="string">
            <text:p><text:s/>steps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0.0425757335895849" calcext:value-type="float">
            <text:p>0.0425757335895849,</text:p>
          </table:table-cell>
          <table:table-cell table:number-columns-repeated="3"/>
        </table:table-row>
        <table:table-row table:style-name="ro1" table:number-rows-repeated="10480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est_behavior_cloning_using_exp2.A1:test_behavior_cloning_using_exp2.F5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7:34:11.703466522</meta:creation-date>
    <dc:date>2018-07-11T17:42:31.860795951</dc:date>
    <meta:editing-duration>PT8M18S</meta:editing-duration>
    <meta:editing-cycles>4</meta:editing-cycles>
    <meta:generator>LibreOffice/5.1.6.2$Linux_X86_64 LibreOffice_project/10m0$Build-2</meta:generator>
    <meta:document-statistic meta:table-count="1" meta:cell-count="3004" meta:object-count="0"/>
  </office:meta>
</office:document-meta>
</file>